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65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875cm"/>
    </style:style>
    <style:style style:name="co4" style:family="table-column">
      <style:table-column-properties fo:break-before="auto" style:column-width="3.593cm"/>
    </style:style>
    <style:style style:name="co5" style:family="table-column">
      <style:table-column-properties fo:break-before="auto" style:column-width="2.54cm"/>
    </style:style>
    <style:style style:name="co6" style:family="table-column">
      <style:table-column-properties fo:break-before="auto" style:column-width="2.649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number:text-style style:name="N100">
      <number:text-content/>
    </number:text-style>
    <style:style style:name="ce13" style:family="table-cell" style:parent-style-name="Default">
      <style:table-cell-properties fo:background-color="#333333"/>
      <style:text-properties fo:color="#ffffff" fo:font-size="11pt" fo:font-weight="normal" style:font-size-asian="11pt" style:font-weight-asian="normal" style:font-size-complex="11pt" style:font-weight-complex="normal"/>
    </style:style>
    <style:style style:name="ce16" style:family="table-cell" style:parent-style-name="Default">
      <style:table-cell-properties fo:background-color="#cccccc"/>
      <style:text-properties fo:font-size="10pt" style:font-size-asian="10pt" style:font-size-complex="10pt"/>
    </style:style>
    <style:style style:name="ce17" style:family="table-cell" style:parent-style-name="Default">
      <style:table-cell-properties fo:background-color="#333333" style:text-align-source="fix" style:repeat-content="false"/>
      <style:paragraph-properties fo:text-align="end" fo:margin-left="0cm"/>
      <style:text-properties fo:color="#ffffff" fo:font-size="10pt" style:font-size-asian="10pt" style:font-size-complex="10pt"/>
    </style:style>
    <style:style style:name="ce18" style:family="table-cell" style:parent-style-name="Default" style:data-style-name="N10121"/>
    <style:style style:name="ce3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333333"/>
      <style:text-properties fo:color="#ffffff" fo:font-size="11pt" fo:font-weight="normal" style:font-size-asian="11pt" style:font-weight-asian="normal" style:font-size-complex="11pt" style:font-weight-complex="normal"/>
    </style:style>
    <style:style style:name="ce7" style:family="table-cell" style:parent-style-name="Default">
      <style:table-cell-properties fo:background-color="#cccccc"/>
      <style:text-properties fo:font-size="10pt" style:font-size-asian="10pt" style:font-size-complex="10pt"/>
    </style:style>
    <style:style style:name="ce8" style:family="table-cell" style:parent-style-name="Default">
      <style:table-cell-properties fo:background-color="#333333" style:text-align-source="fix" style:repeat-content="false"/>
      <style:paragraph-properties fo:text-align="end" fo:margin-left="0cm"/>
      <style:text-properties fo:color="#ffffff" fo:font-size="10pt" style:font-size-asian="10pt" style:font-size-complex="10pt"/>
    </style:style>
    <style:style style:name="ce9" style:family="table-cell" style:parent-style-name="Default" style:data-style-name="N10121"/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100">
      <style:table-cell-properties fo:background-color="#666666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ffffff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style:rotation-align="none"/>
    </style:style>
    <style:style style:name="ce19" style:family="table-cell" style:parent-style-name="Default">
      <style:table-cell-properties fo:border-bottom="none" fo:background-color="#b2b2b2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" style:family="table-cell" style:parent-style-name="Default">
      <style:table-cell-properties fo:border-bottom="none" fo:background-color="#b2b2b2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36" style:family="table-cell" style:parent-style-name="Default">
      <style:table-cell-properties fo:border-bottom="0.74pt solid #000000" fo:background-color="#b2b2b2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4" style:family="table-cell" style:parent-style-name="Default" style:data-style-name="N114">
      <style:text-properties fo:font-size="8pt" style:font-size-asian="8pt" style:font-size-complex="8pt"/>
      <style:map style:condition="cell-content()&lt;=5%" style:apply-style-name="Untitled1" style:base-cell-address="Porcentagem.B2"/>
      <style:map style:condition="cell-content()&lt;=10%" style:apply-style-name="AlmostThere" style:base-cell-address="Porcentagem.B2"/>
      <style:map style:condition="cell-content()&lt;=&lt;15%" style:apply-style-name="Untitled2" style:base-cell-address="Porcentagem.B2"/>
      <style:map style:condition="cell-content()&gt;15%" style:apply-style-name="Cold" style:base-cell-address="Porcentagem.B2"/>
    </style:style>
    <style:style style:name="ce20" style:family="table-cell" style:parent-style-name="Default" style:data-style-name="N11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 style:data-style-name="N11">
      <style:table-cell-properties style:rotation-align="non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2" style:family="table-cell" style:parent-style-name="Default">
      <style:table-cell-properties fo:border-bottom="none" fo:background-color="#b2b2b2" fo:border-left="none" fo:border-right="none" fo:border-top="0.74pt solid #000000"/>
      <style:text-properties fo:color="#000000"/>
    </style:style>
    <style:style style:name="ce23" style:family="table-cell" style:parent-style-name="Default">
      <style:table-cell-properties fo:background-color="#b2b2b2"/>
      <style:text-properties fo:color="#000000"/>
    </style:style>
    <style:style style:name="ce25" style:family="table-cell" style:parent-style-name="Default">
      <style:table-cell-properties fo:border-bottom="0.74pt solid #000000" fo:background-color="#b2b2b2" fo:border-left="none" fo:border-right="none" fo:border-top="none"/>
      <style:text-properties fo:color="#000000"/>
    </style:style>
    <style:style style:name="ce26" style:family="table-cell" style:parent-style-name="Default">
      <style:table-cell-properties fo:background-color="#33333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" style:family="table-cell" style:parent-style-name="Default" style:data-style-name="N114">
      <style:table-cell-properties style:rotation-align="none"/>
      <style:text-properties fo:color="#000000"/>
    </style:style>
    <style:style style:name="ce48" style:family="table-cell" style:parent-style-name="Default" style:data-style-name="N114">
      <style:table-cell-properties style:rotation-align="none"/>
      <style:text-properties fo:color="#000000" fo:font-weight="normal" style:font-weight-asian="normal" style:font-weight-complex="normal"/>
    </style:style>
    <style:style style:name="ce28" style:family="table-cell" style:parent-style-name="Default" style:data-style-name="N114">
      <style:table-cell-properties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7" style:family="table-cell" style:parent-style-name="Default" style:data-style-name="N114">
      <style:table-cell-properties style:rotation-align="none"/>
    </style:style>
    <style:style style:name="ce29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</style:style>
    <style:style style:name="ce52" style:family="table-cell" style:parent-style-name="Default" style:data-style-name="N100">
      <style:table-cell-properties fo:background-color="#666666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ffffff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3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Default" style:data-style-name="N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</style:style>
    <style:style style:name="ce32" style:family="table-cell" style:parent-style-name="Default">
      <style:table-cell-properties fo:border-bottom="none" fo:background-color="#b2b2b2" fo:border-left="none" fo:border-right="0.74pt solid #000000" fo:border-top="0.74pt solid #000000"/>
      <style:text-properties fo:color="#000000"/>
    </style:style>
    <style:style style:name="ce33" style:family="table-cell" style:parent-style-name="Default">
      <style:table-cell-properties fo:border-bottom="none" fo:background-color="#b2b2b2" fo:border-left="none" fo:border-right="0.74pt solid #000000" fo:border-top="none"/>
      <style:text-properties fo:color="#000000"/>
    </style:style>
    <style:style style:name="ce34" style:family="table-cell" style:parent-style-name="Default">
      <style:table-cell-properties fo:border-bottom="0.74pt solid #000000" fo:background-color="#b2b2b2" fo:border-left="none" fo:border-right="0.74pt solid #000000" fo:border-top="none"/>
      <style:text-properties fo:color="#000000"/>
    </style:style>
    <style:style style:name="ce84" style:family="table-cell" style:parent-style-name="Default">
      <style:table-cell-properties fo:background-color="transparent"/>
    </style:style>
    <style:style style:name="ce53" style:family="table-cell" style:parent-style-name="Default" style:data-style-name="N11">
      <style:table-cell-properties fo:background-color="transparent"/>
    </style:style>
    <style:style style:name="T1" style:family="text">
      <style:text-properties fo:color="#000000" style:font-name="Arial" fo:font-size="8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8pt" style:font-size-complex="8pt" style:font-weight-asian="normal" style:font-weight-complex="normal" style:font-style-asian="normal" style:font-style-complex="normal"/>
    </style:style>
    <style:style style:name="T2" style:family="text">
      <style:text-properties fo:color="#000000" style:font-name="Arial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weight-asian="normal" style:font-weight-complex="normal" style:font-style-asian="normal" style:font-style-complex="normal" fo:font-size="9pt"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Registrado" table:style-name="ta1">
        <table:table-column table:style-name="co1" table:default-cell-style-name="ce7"/>
        <table:table-column table:style-name="co2" table:number-columns-repeated="18" table:default-cell-style-name="ce9"/>
        <table:table-row table:style-name="ro1">
          <table:table-cell table:style-name="ce6" office:value-type="string" calcext:value-type="string">
            <text:p>Registrado (mil ton.)</text:p>
          </table:table-cell>
          <table:table-cell table:style-name="ce8" office:value-type="string" calcext:value-type="string">
            <text:p>2019-01</text:p>
          </table:table-cell>
          <table:table-cell table:style-name="ce8" office:value-type="string" calcext:value-type="string">
            <text:p>2019-02</text:p>
          </table:table-cell>
          <table:table-cell table:style-name="ce8" office:value-type="string" calcext:value-type="string">
            <text:p>2019-03</text:p>
          </table:table-cell>
          <table:table-cell table:style-name="ce8" office:value-type="string" calcext:value-type="string">
            <text:p>2019-04</text:p>
          </table:table-cell>
          <table:table-cell table:style-name="ce8" office:value-type="string" calcext:value-type="string">
            <text:p>2019-05</text:p>
          </table:table-cell>
          <table:table-cell table:style-name="ce8" office:value-type="string" calcext:value-type="string">
            <text:p>2019-06</text:p>
          </table:table-cell>
          <table:table-cell table:style-name="ce8" office:value-type="string" calcext:value-type="string">
            <text:p>2019-07</text:p>
          </table:table-cell>
          <table:table-cell table:style-name="ce8" office:value-type="string" calcext:value-type="string">
            <text:p>2019-08</text:p>
          </table:table-cell>
          <table:table-cell table:style-name="ce8" office:value-type="string" calcext:value-type="string">
            <text:p>2019-09</text:p>
          </table:table-cell>
          <table:table-cell table:style-name="ce8" office:value-type="string" calcext:value-type="string">
            <text:p>2019-10</text:p>
          </table:table-cell>
          <table:table-cell table:style-name="ce8" office:value-type="string" calcext:value-type="string">
            <text:p>2019-11</text:p>
          </table:table-cell>
          <table:table-cell table:style-name="ce8" office:value-type="string" calcext:value-type="string">
            <text:p>2019-12</text:p>
          </table:table-cell>
          <table:table-cell table:style-name="Default" table:number-columns-repeated="6"/>
        </table:table-row>
        <table:table-row table:style-name="ro2">
          <table:table-cell office:value-type="string" calcext:value-type="string">
            <text:p>Acre</text:p>
          </table:table-cell>
          <table:table-cell office:value-type="float" office:value="11.188" calcext:value-type="float">
            <text:p>11.188</text:p>
          </table:table-cell>
          <table:table-cell office:value-type="float" office:value="10.381" calcext:value-type="float">
            <text:p>10.381</text:p>
          </table:table-cell>
          <table:table-cell office:value-type="float" office:value="8.08" calcext:value-type="float">
            <text:p>8.080</text:p>
          </table:table-cell>
          <table:table-cell office:value-type="float" office:value="11.154" calcext:value-type="float">
            <text:p>11.154</text:p>
          </table:table-cell>
          <table:table-cell office:value-type="float" office:value="12.508" calcext:value-type="float">
            <text:p>12.508</text:p>
          </table:table-cell>
          <table:table-cell office:value-type="float" office:value="12.126" calcext:value-type="float">
            <text:p>12.126</text:p>
          </table:table-cell>
          <table:table-cell office:value-type="float" office:value="14.496" calcext:value-type="float">
            <text:p>14.496</text:p>
          </table:table-cell>
          <table:table-cell office:value-type="float" office:value="16.723" calcext:value-type="float">
            <text:p>16.723</text:p>
          </table:table-cell>
          <table:table-cell office:value-type="float" office:value="15.253" calcext:value-type="float">
            <text:p>15.253</text:p>
          </table:table-cell>
          <table:table-cell office:value-type="float" office:value="16.531" calcext:value-type="float">
            <text:p>16.531</text:p>
          </table:table-cell>
          <table:table-cell office:value-type="float" office:value="15.206" calcext:value-type="float">
            <text:p>15.206</text:p>
          </table:table-cell>
          <table:table-cell office:value-type="float" office:value="10.16" calcext:value-type="float">
            <text:p>10.160</text:p>
          </table:table-cell>
          <table:table-cell table:style-name="Default" table:number-columns-repeated="6"/>
        </table:table-row>
        <table:table-row table:style-name="ro2">
          <table:table-cell office:value-type="string" calcext:value-type="string">
            <text:p>Alagoas</text:p>
          </table:table-cell>
          <table:table-cell office:value-type="float" office:value="32.388" calcext:value-type="float">
            <text:p>32.388</text:p>
          </table:table-cell>
          <table:table-cell office:value-type="float" office:value="30.378" calcext:value-type="float">
            <text:p>30.378</text:p>
          </table:table-cell>
          <table:table-cell office:value-type="float" office:value="30.641" calcext:value-type="float">
            <text:p>30.641</text:p>
          </table:table-cell>
          <table:table-cell office:value-type="float" office:value="32.337" calcext:value-type="float">
            <text:p>32.337</text:p>
          </table:table-cell>
          <table:table-cell office:value-type="float" office:value="36.405" calcext:value-type="float">
            <text:p>36.405</text:p>
          </table:table-cell>
          <table:table-cell office:value-type="float" office:value="22.499" calcext:value-type="float">
            <text:p>22.499</text:p>
          </table:table-cell>
          <table:table-cell office:value-type="float" office:value="27.961" calcext:value-type="float">
            <text:p>27.961</text:p>
          </table:table-cell>
          <table:table-cell office:value-type="float" office:value="32.378" calcext:value-type="float">
            <text:p>32.378</text:p>
          </table:table-cell>
          <table:table-cell office:value-type="float" office:value="32.582" calcext:value-type="float">
            <text:p>32.582</text:p>
          </table:table-cell>
          <table:table-cell office:value-type="float" office:value="42.703" calcext:value-type="float">
            <text:p>42.703</text:p>
          </table:table-cell>
          <table:table-cell office:value-type="float" office:value="38.584" calcext:value-type="float">
            <text:p>38.584</text:p>
          </table:table-cell>
          <table:table-cell office:value-type="float" office:value="36.503" calcext:value-type="float">
            <text:p>36.503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mapá</text:p>
          </table:table-cell>
          <table:table-cell office:value-type="float" office:value="9.691" calcext:value-type="float">
            <text:p>9.691</text:p>
          </table:table-cell>
          <table:table-cell office:value-type="float" office:value="7.378" calcext:value-type="float">
            <text:p>7.378</text:p>
          </table:table-cell>
          <table:table-cell office:value-type="float" office:value="6.97" calcext:value-type="float">
            <text:p>6.970</text:p>
          </table:table-cell>
          <table:table-cell office:value-type="float" office:value="7.612" calcext:value-type="float">
            <text:p>7.612</text:p>
          </table:table-cell>
          <table:table-cell office:value-type="float" office:value="8.442" calcext:value-type="float">
            <text:p>8.442</text:p>
          </table:table-cell>
          <table:table-cell office:value-type="float" office:value="8.835" calcext:value-type="float">
            <text:p>8.835</text:p>
          </table:table-cell>
          <table:table-cell office:value-type="float" office:value="11.251" calcext:value-type="float">
            <text:p>11.251</text:p>
          </table:table-cell>
          <table:table-cell office:value-type="float" office:value="11.342" calcext:value-type="float">
            <text:p>11.342</text:p>
          </table:table-cell>
          <table:table-cell office:value-type="float" office:value="13.11" calcext:value-type="float">
            <text:p>13.110</text:p>
          </table:table-cell>
          <table:table-cell office:value-type="float" office:value="13.195" calcext:value-type="float">
            <text:p>13.195</text:p>
          </table:table-cell>
          <table:table-cell office:value-type="float" office:value="10.053" calcext:value-type="float">
            <text:p>10.053</text:p>
          </table:table-cell>
          <table:table-cell office:value-type="float" office:value="12.274" calcext:value-type="float">
            <text:p>12.274</text:p>
          </table:table-cell>
          <table:table-cell table:style-name="Default" table:number-columns-repeated="4"/>
          <table:table-cell table:number-columns-repeated="2"/>
        </table:table-row>
        <table:table-row table:style-name="ro2">
          <table:table-cell office:value-type="string" calcext:value-type="string">
            <text:p>Amazonas</text:p>
          </table:table-cell>
          <table:table-cell office:value-type="float" office:value="42.731" calcext:value-type="float">
            <text:p>42.731</text:p>
          </table:table-cell>
          <table:table-cell office:value-type="float" office:value="36.026" calcext:value-type="float">
            <text:p>36.026</text:p>
          </table:table-cell>
          <table:table-cell office:value-type="float" office:value="34.609" calcext:value-type="float">
            <text:p>34.609</text:p>
          </table:table-cell>
          <table:table-cell office:value-type="float" office:value="40.787" calcext:value-type="float">
            <text:p>40.787</text:p>
          </table:table-cell>
          <table:table-cell office:value-type="float" office:value="39.823" calcext:value-type="float">
            <text:p>39.823</text:p>
          </table:table-cell>
          <table:table-cell office:value-type="float" office:value="39.957" calcext:value-type="float">
            <text:p>39.957</text:p>
          </table:table-cell>
          <table:table-cell office:value-type="float" office:value="52.048" calcext:value-type="float">
            <text:p>52.048</text:p>
          </table:table-cell>
          <table:table-cell office:value-type="float" office:value="53.567" calcext:value-type="float">
            <text:p>53.567</text:p>
          </table:table-cell>
          <table:table-cell office:value-type="float" office:value="46.239" calcext:value-type="float">
            <text:p>46.239</text:p>
          </table:table-cell>
          <table:table-cell office:value-type="float" office:value="51.066" calcext:value-type="float">
            <text:p>51.066</text:p>
          </table:table-cell>
          <table:table-cell office:value-type="float" office:value="51.684" calcext:value-type="float">
            <text:p>51.684</text:p>
          </table:table-cell>
          <table:table-cell office:value-type="float" office:value="44.907" calcext:value-type="float">
            <text:p>44.907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Bahia</text:p>
          </table:table-cell>
          <table:table-cell office:value-type="float" office:value="291.428" calcext:value-type="float">
            <text:p>291.428</text:p>
          </table:table-cell>
          <table:table-cell office:value-type="float" office:value="249.43" calcext:value-type="float">
            <text:p>249.430</text:p>
          </table:table-cell>
          <table:table-cell office:value-type="float" office:value="241.612" calcext:value-type="float">
            <text:p>241.612</text:p>
          </table:table-cell>
          <table:table-cell office:value-type="float" office:value="252.303" calcext:value-type="float">
            <text:p>252.303</text:p>
          </table:table-cell>
          <table:table-cell office:value-type="float" office:value="281.912" calcext:value-type="float">
            <text:p>281.912</text:p>
          </table:table-cell>
          <table:table-cell office:value-type="float" office:value="200.213" calcext:value-type="float">
            <text:p>200.213</text:p>
          </table:table-cell>
          <table:table-cell office:value-type="float" office:value="270.511" calcext:value-type="float">
            <text:p>270.511</text:p>
          </table:table-cell>
          <table:table-cell office:value-type="float" office:value="281.466" calcext:value-type="float">
            <text:p>281.466</text:p>
          </table:table-cell>
          <table:table-cell office:value-type="float" office:value="285.535" calcext:value-type="float">
            <text:p>285.535</text:p>
          </table:table-cell>
          <table:table-cell office:value-type="float" office:value="328.259" calcext:value-type="float">
            <text:p>328.259</text:p>
          </table:table-cell>
          <table:table-cell office:value-type="float" office:value="298.078" calcext:value-type="float">
            <text:p>298.078</text:p>
          </table:table-cell>
          <table:table-cell office:value-type="float" office:value="264.838" calcext:value-type="float">
            <text:p>264.838</text:p>
          </table:table-cell>
          <table:table-cell table:style-name="Default" table:number-columns-repeated="6"/>
        </table:table-row>
        <table:table-row table:style-name="ro2">
          <table:table-cell office:value-type="string" calcext:value-type="string">
            <text:p>Ceara</text:p>
          </table:table-cell>
          <table:table-cell office:value-type="float" office:value="151.601" calcext:value-type="float">
            <text:p>151.601</text:p>
          </table:table-cell>
          <table:table-cell office:value-type="float" office:value="129.537" calcext:value-type="float">
            <text:p>129.537</text:p>
          </table:table-cell>
          <table:table-cell office:value-type="float" office:value="105.236" calcext:value-type="float">
            <text:p>105.236</text:p>
          </table:table-cell>
          <table:table-cell office:value-type="float" office:value="110.835" calcext:value-type="float">
            <text:p>110.835</text:p>
          </table:table-cell>
          <table:table-cell office:value-type="float" office:value="127.925" calcext:value-type="float">
            <text:p>127.925</text:p>
          </table:table-cell>
          <table:table-cell office:value-type="float" office:value="127.138" calcext:value-type="float">
            <text:p>127.138</text:p>
          </table:table-cell>
          <table:table-cell office:value-type="float" office:value="157.128" calcext:value-type="float">
            <text:p>157.128</text:p>
          </table:table-cell>
          <table:table-cell office:value-type="float" office:value="164.44" calcext:value-type="float">
            <text:p>164.440</text:p>
          </table:table-cell>
          <table:table-cell office:value-type="float" office:value="140.298" calcext:value-type="float">
            <text:p>140.298</text:p>
          </table:table-cell>
          <table:table-cell office:value-type="float" office:value="168.407" calcext:value-type="float">
            <text:p>168.407</text:p>
          </table:table-cell>
          <table:table-cell office:value-type="float" office:value="163.615" calcext:value-type="float">
            <text:p>163.615</text:p>
          </table:table-cell>
          <table:table-cell office:value-type="float" office:value="155.07" calcext:value-type="float">
            <text:p>155.070</text:p>
          </table:table-cell>
          <table:table-cell table:style-name="Default" table:number-columns-repeated="6"/>
        </table:table-row>
        <table:table-row table:style-name="ro2">
          <table:table-cell office:value-type="string" calcext:value-type="string">
            <text:p>Distrito Federal</text:p>
          </table:table-cell>
          <table:table-cell office:value-type="float" office:value="48.99" calcext:value-type="float">
            <text:p>48.990</text:p>
          </table:table-cell>
          <table:table-cell office:value-type="float" office:value="44.726" calcext:value-type="float">
            <text:p>44.726</text:p>
          </table:table-cell>
          <table:table-cell office:value-type="float" office:value="44.491" calcext:value-type="float">
            <text:p>44.491</text:p>
          </table:table-cell>
          <table:table-cell office:value-type="float" office:value="43.901" calcext:value-type="float">
            <text:p>43.901</text:p>
          </table:table-cell>
          <table:table-cell office:value-type="float" office:value="55.019" calcext:value-type="float">
            <text:p>55.019</text:p>
          </table:table-cell>
          <table:table-cell office:value-type="float" office:value="50.942" calcext:value-type="float">
            <text:p>50.942</text:p>
          </table:table-cell>
          <table:table-cell office:value-type="float" office:value="63.992" calcext:value-type="float">
            <text:p>63.992</text:p>
          </table:table-cell>
          <table:table-cell office:value-type="float" office:value="64.127" calcext:value-type="float">
            <text:p>64.127</text:p>
          </table:table-cell>
          <table:table-cell office:value-type="float" office:value="60.822" calcext:value-type="float">
            <text:p>60.822</text:p>
          </table:table-cell>
          <table:table-cell office:value-type="float" office:value="65.182" calcext:value-type="float">
            <text:p>65.182</text:p>
          </table:table-cell>
          <table:table-cell office:value-type="float" office:value="51.282" calcext:value-type="float">
            <text:p>51.282</text:p>
          </table:table-cell>
          <table:table-cell office:value-type="float" office:value="43.554" calcext:value-type="float">
            <text:p>43.554</text:p>
          </table:table-cell>
          <table:table-cell table:style-name="Default" table:number-columns-repeated="6"/>
        </table:table-row>
        <table:table-row table:style-name="ro2">
          <table:table-cell office:value-type="string" calcext:value-type="string">
            <text:p>Espirito Santo</text:p>
          </table:table-cell>
          <table:table-cell office:value-type="float" office:value="111.377" calcext:value-type="float">
            <text:p>111.377</text:p>
          </table:table-cell>
          <table:table-cell office:value-type="float" office:value="98.614" calcext:value-type="float">
            <text:p>98.614</text:p>
          </table:table-cell>
          <table:table-cell office:value-type="float" office:value="94.022" calcext:value-type="float">
            <text:p>94.022</text:p>
          </table:table-cell>
          <table:table-cell office:value-type="float" office:value="91.546" calcext:value-type="float">
            <text:p>91.546</text:p>
          </table:table-cell>
          <table:table-cell office:value-type="float" office:value="95.674" calcext:value-type="float">
            <text:p>95.674</text:p>
          </table:table-cell>
          <table:table-cell office:value-type="float" office:value="88.927" calcext:value-type="float">
            <text:p>88.927</text:p>
          </table:table-cell>
          <table:table-cell office:value-type="float" office:value="105.688" calcext:value-type="float">
            <text:p>105.688</text:p>
          </table:table-cell>
          <table:table-cell office:value-type="float" office:value="104.711" calcext:value-type="float">
            <text:p>104.711</text:p>
          </table:table-cell>
          <table:table-cell office:value-type="float" office:value="97.53" calcext:value-type="float">
            <text:p>97.530</text:p>
          </table:table-cell>
          <table:table-cell office:value-type="float" office:value="99.651" calcext:value-type="float">
            <text:p>99.651</text:p>
          </table:table-cell>
          <table:table-cell office:value-type="float" office:value="76.71" calcext:value-type="float">
            <text:p>76.710</text:p>
          </table:table-cell>
          <table:table-cell office:value-type="float" office:value="75.456" calcext:value-type="float">
            <text:p>75.456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Goiais</text:p>
          </table:table-cell>
          <table:table-cell office:value-type="float" office:value="178.918" calcext:value-type="float">
            <text:p>178.918</text:p>
          </table:table-cell>
          <table:table-cell office:value-type="float" office:value="161.936" calcext:value-type="float">
            <text:p>161.936</text:p>
          </table:table-cell>
          <table:table-cell office:value-type="float" office:value="173.792" calcext:value-type="float">
            <text:p>173.792</text:p>
          </table:table-cell>
          <table:table-cell office:value-type="float" office:value="176.627" calcext:value-type="float">
            <text:p>176.627</text:p>
          </table:table-cell>
          <table:table-cell office:value-type="float" office:value="207.991" calcext:value-type="float">
            <text:p>207.991</text:p>
          </table:table-cell>
          <table:table-cell office:value-type="float" office:value="185.784" calcext:value-type="float">
            <text:p>185.784</text:p>
          </table:table-cell>
          <table:table-cell office:value-type="float" office:value="234.176" calcext:value-type="float">
            <text:p>234.176</text:p>
          </table:table-cell>
          <table:table-cell office:value-type="float" office:value="226.996" calcext:value-type="float">
            <text:p>226.996</text:p>
          </table:table-cell>
          <table:table-cell office:value-type="float" office:value="218.141" calcext:value-type="float">
            <text:p>218.141</text:p>
          </table:table-cell>
          <table:table-cell office:value-type="float" office:value="234.939" calcext:value-type="float">
            <text:p>234.939</text:p>
          </table:table-cell>
          <table:table-cell office:value-type="float" office:value="199.619" calcext:value-type="float">
            <text:p>199.619</text:p>
          </table:table-cell>
          <table:table-cell office:value-type="float" office:value="168.797" calcext:value-type="float">
            <text:p>168.797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Maranhão</text:p>
          </table:table-cell>
          <table:table-cell office:value-type="float" office:value="70.66" calcext:value-type="float">
            <text:p>70.660</text:p>
          </table:table-cell>
          <table:table-cell office:value-type="float" office:value="50.796" calcext:value-type="float">
            <text:p>50.796</text:p>
          </table:table-cell>
          <table:table-cell office:value-type="float" office:value="47.834" calcext:value-type="float">
            <text:p>47.834</text:p>
          </table:table-cell>
          <table:table-cell office:value-type="float" office:value="45.327" calcext:value-type="float">
            <text:p>45.327</text:p>
          </table:table-cell>
          <table:table-cell office:value-type="float" office:value="54.032" calcext:value-type="float">
            <text:p>54.032</text:p>
          </table:table-cell>
          <table:table-cell office:value-type="float" office:value="60.657" calcext:value-type="float">
            <text:p>60.657</text:p>
          </table:table-cell>
          <table:table-cell office:value-type="float" office:value="67.25" calcext:value-type="float">
            <text:p>67.250</text:p>
          </table:table-cell>
          <table:table-cell office:value-type="float" office:value="70.773" calcext:value-type="float">
            <text:p>70.773</text:p>
          </table:table-cell>
          <table:table-cell office:value-type="float" office:value="67.01" calcext:value-type="float">
            <text:p>67.010</text:p>
          </table:table-cell>
          <table:table-cell office:value-type="float" office:value="81.128" calcext:value-type="float">
            <text:p>81.128</text:p>
          </table:table-cell>
          <table:table-cell office:value-type="float" office:value="81.737" calcext:value-type="float">
            <text:p>81.737</text:p>
          </table:table-cell>
          <table:table-cell office:value-type="float" office:value="76.841" calcext:value-type="float">
            <text:p>76.84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Mato Grosso</text:p>
          </table:table-cell>
          <table:table-cell office:value-type="float" office:value="102.685" calcext:value-type="float">
            <text:p>102.685</text:p>
          </table:table-cell>
          <table:table-cell office:value-type="float" office:value="96.144" calcext:value-type="float">
            <text:p>96.144</text:p>
          </table:table-cell>
          <table:table-cell office:value-type="float" office:value="102.197" calcext:value-type="float">
            <text:p>102.197</text:p>
          </table:table-cell>
          <table:table-cell office:value-type="float" office:value="106.712" calcext:value-type="float">
            <text:p>106.712</text:p>
          </table:table-cell>
          <table:table-cell office:value-type="float" office:value="124.057" calcext:value-type="float">
            <text:p>124.057</text:p>
          </table:table-cell>
          <table:table-cell office:value-type="float" office:value="124.625" calcext:value-type="float">
            <text:p>124.625</text:p>
          </table:table-cell>
          <table:table-cell office:value-type="float" office:value="133.116" calcext:value-type="float">
            <text:p>133.116</text:p>
          </table:table-cell>
          <table:table-cell office:value-type="float" office:value="144.31" calcext:value-type="float">
            <text:p>144.310</text:p>
          </table:table-cell>
          <table:table-cell office:value-type="float" office:value="140.357" calcext:value-type="float">
            <text:p>140.357</text:p>
          </table:table-cell>
          <table:table-cell office:value-type="float" office:value="152.769" calcext:value-type="float">
            <text:p>152.769</text:p>
          </table:table-cell>
          <table:table-cell office:value-type="float" office:value="124.038" calcext:value-type="float">
            <text:p>124.038</text:p>
          </table:table-cell>
          <table:table-cell office:value-type="float" office:value="95.054" calcext:value-type="float">
            <text:p>95.05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Mato Grosso do Sul</text:p>
          </table:table-cell>
          <table:table-cell office:value-type="float" office:value="77.048" calcext:value-type="float">
            <text:p>77.048</text:p>
          </table:table-cell>
          <table:table-cell office:value-type="float" office:value="65.66" calcext:value-type="float">
            <text:p>65.660</text:p>
          </table:table-cell>
          <table:table-cell office:value-type="float" office:value="65.445" calcext:value-type="float">
            <text:p>65.445</text:p>
          </table:table-cell>
          <table:table-cell office:value-type="float" office:value="78.095" calcext:value-type="float">
            <text:p>78.095</text:p>
          </table:table-cell>
          <table:table-cell office:value-type="float" office:value="80.998" calcext:value-type="float">
            <text:p>80.998</text:p>
          </table:table-cell>
          <table:table-cell office:value-type="float" office:value="69.415" calcext:value-type="float">
            <text:p>69.415</text:p>
          </table:table-cell>
          <table:table-cell office:value-type="float" office:value="87.346" calcext:value-type="float">
            <text:p>87.346</text:p>
          </table:table-cell>
          <table:table-cell office:value-type="float" office:value="82.888" calcext:value-type="float">
            <text:p>82.888</text:p>
          </table:table-cell>
          <table:table-cell office:value-type="float" office:value="79.287" calcext:value-type="float">
            <text:p>79.287</text:p>
          </table:table-cell>
          <table:table-cell office:value-type="float" office:value="81.855" calcext:value-type="float">
            <text:p>81.855</text:p>
          </table:table-cell>
          <table:table-cell office:value-type="float" office:value="77.495" calcext:value-type="float">
            <text:p>77.495</text:p>
          </table:table-cell>
          <table:table-cell office:value-type="float" office:value="56.612" calcext:value-type="float">
            <text:p>56.61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Minas Gerais</text:p>
          </table:table-cell>
          <table:table-cell office:value-type="float" office:value="501.489" calcext:value-type="float">
            <text:p>501.489</text:p>
          </table:table-cell>
          <table:table-cell office:value-type="float" office:value="460.699" calcext:value-type="float">
            <text:p>460.699</text:p>
          </table:table-cell>
          <table:table-cell office:value-type="float" office:value="445.583" calcext:value-type="float">
            <text:p>445.583</text:p>
          </table:table-cell>
          <table:table-cell office:value-type="float" office:value="509.271" calcext:value-type="float">
            <text:p>509.271</text:p>
          </table:table-cell>
          <table:table-cell office:value-type="float" office:value="532.602" calcext:value-type="float">
            <text:p>532.602</text:p>
          </table:table-cell>
          <table:table-cell office:value-type="float" office:value="500.905" calcext:value-type="float">
            <text:p>500.905</text:p>
          </table:table-cell>
          <table:table-cell office:value-type="float" office:value="588.495" calcext:value-type="float">
            <text:p>588.495</text:p>
          </table:table-cell>
          <table:table-cell office:value-type="float" office:value="589.349" calcext:value-type="float">
            <text:p>589.349</text:p>
          </table:table-cell>
          <table:table-cell office:value-type="float" office:value="543.982" calcext:value-type="float">
            <text:p>543.982</text:p>
          </table:table-cell>
          <table:table-cell office:value-type="float" office:value="614.074" calcext:value-type="float">
            <text:p>614.074</text:p>
          </table:table-cell>
          <table:table-cell office:value-type="float" office:value="557.419" calcext:value-type="float">
            <text:p>557.419</text:p>
          </table:table-cell>
          <table:table-cell office:value-type="float" office:value="412.582" calcext:value-type="float">
            <text:p>412.58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ará</text:p>
          </table:table-cell>
          <table:table-cell office:value-type="float" office:value="110.704" calcext:value-type="float">
            <text:p>110.704</text:p>
          </table:table-cell>
          <table:table-cell office:value-type="float" office:value="91.638" calcext:value-type="float">
            <text:p>91.638</text:p>
          </table:table-cell>
          <table:table-cell office:value-type="float" office:value="90.744" calcext:value-type="float">
            <text:p>90.744</text:p>
          </table:table-cell>
          <table:table-cell office:value-type="float" office:value="82.108" calcext:value-type="float">
            <text:p>82.108</text:p>
          </table:table-cell>
          <table:table-cell office:value-type="float" office:value="97.49" calcext:value-type="float">
            <text:p>97.490</text:p>
          </table:table-cell>
          <table:table-cell office:value-type="float" office:value="96.803" calcext:value-type="float">
            <text:p>96.803</text:p>
          </table:table-cell>
          <table:table-cell office:value-type="float" office:value="118.687" calcext:value-type="float">
            <text:p>118.687</text:p>
          </table:table-cell>
          <table:table-cell office:value-type="float" office:value="109.761" calcext:value-type="float">
            <text:p>109.761</text:p>
          </table:table-cell>
          <table:table-cell office:value-type="float" office:value="120.188" calcext:value-type="float">
            <text:p>120.188</text:p>
          </table:table-cell>
          <table:table-cell office:value-type="float" office:value="131.62" calcext:value-type="float">
            <text:p>131.620</text:p>
          </table:table-cell>
          <table:table-cell office:value-type="float" office:value="125.374" calcext:value-type="float">
            <text:p>125.374</text:p>
          </table:table-cell>
          <table:table-cell office:value-type="float" office:value="115.811" calcext:value-type="float">
            <text:p>115.81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araíba</text:p>
          </table:table-cell>
          <table:table-cell office:value-type="float" office:value="68.053" calcext:value-type="float">
            <text:p>68.053</text:p>
          </table:table-cell>
          <table:table-cell office:value-type="float" office:value="55.231" calcext:value-type="float">
            <text:p>55.231</text:p>
          </table:table-cell>
          <table:table-cell office:value-type="float" office:value="53.723" calcext:value-type="float">
            <text:p>53.723</text:p>
          </table:table-cell>
          <table:table-cell office:value-type="float" office:value="57.457" calcext:value-type="float">
            <text:p>57.457</text:p>
          </table:table-cell>
          <table:table-cell office:value-type="float" office:value="62.755" calcext:value-type="float">
            <text:p>62.755</text:p>
          </table:table-cell>
          <table:table-cell office:value-type="float" office:value="48.148" calcext:value-type="float">
            <text:p>48.148</text:p>
          </table:table-cell>
          <table:table-cell office:value-type="float" office:value="62.19" calcext:value-type="float">
            <text:p>62.190</text:p>
          </table:table-cell>
          <table:table-cell office:value-type="float" office:value="62.219" calcext:value-type="float">
            <text:p>62.219</text:p>
          </table:table-cell>
          <table:table-cell office:value-type="float" office:value="61.329" calcext:value-type="float">
            <text:p>61.329</text:p>
          </table:table-cell>
          <table:table-cell office:value-type="float" office:value="81.988" calcext:value-type="float">
            <text:p>81.988</text:p>
          </table:table-cell>
          <table:table-cell office:value-type="float" office:value="79.341" calcext:value-type="float">
            <text:p>79.341</text:p>
          </table:table-cell>
          <table:table-cell office:value-type="float" office:value="76.646" calcext:value-type="float">
            <text:p>76.646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araná</text:p>
          </table:table-cell>
          <table:table-cell office:value-type="float" office:value="323.005" calcext:value-type="float">
            <text:p>323.005</text:p>
          </table:table-cell>
          <table:table-cell office:value-type="float" office:value="291.453" calcext:value-type="float">
            <text:p>291.453</text:p>
          </table:table-cell>
          <table:table-cell office:value-type="float" office:value="300.203" calcext:value-type="float">
            <text:p>300.203</text:p>
          </table:table-cell>
          <table:table-cell office:value-type="float" office:value="317.058" calcext:value-type="float">
            <text:p>317.058</text:p>
          </table:table-cell>
          <table:table-cell office:value-type="float" office:value="314.142" calcext:value-type="float">
            <text:p>314.142</text:p>
          </table:table-cell>
          <table:table-cell office:value-type="float" office:value="301.878" calcext:value-type="float">
            <text:p>301.878</text:p>
          </table:table-cell>
          <table:table-cell office:value-type="float" office:value="358.797" calcext:value-type="float">
            <text:p>358.797</text:p>
          </table:table-cell>
          <table:table-cell office:value-type="float" office:value="356.169" calcext:value-type="float">
            <text:p>356.169</text:p>
          </table:table-cell>
          <table:table-cell office:value-type="float" office:value="316.188" calcext:value-type="float">
            <text:p>316.188</text:p>
          </table:table-cell>
          <table:table-cell office:value-type="float" office:value="346.214" calcext:value-type="float">
            <text:p>346.214</text:p>
          </table:table-cell>
          <table:table-cell office:value-type="float" office:value="323.401" calcext:value-type="float">
            <text:p>323.401</text:p>
          </table:table-cell>
          <table:table-cell office:value-type="float" office:value="238.466" calcext:value-type="float">
            <text:p>238.466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ernambuco</text:p>
          </table:table-cell>
          <table:table-cell office:value-type="float" office:value="149.983" calcext:value-type="float">
            <text:p>149.983</text:p>
          </table:table-cell>
          <table:table-cell office:value-type="float" office:value="123.483" calcext:value-type="float">
            <text:p>123.483</text:p>
          </table:table-cell>
          <table:table-cell office:value-type="float" office:value="125.104" calcext:value-type="float">
            <text:p>125.104</text:p>
          </table:table-cell>
          <table:table-cell office:value-type="float" office:value="129.633" calcext:value-type="float">
            <text:p>129.633</text:p>
          </table:table-cell>
          <table:table-cell office:value-type="float" office:value="138.233" calcext:value-type="float">
            <text:p>138.233</text:p>
          </table:table-cell>
          <table:table-cell office:value-type="float" office:value="109.657" calcext:value-type="float">
            <text:p>109.657</text:p>
          </table:table-cell>
          <table:table-cell office:value-type="float" office:value="128.809" calcext:value-type="float">
            <text:p>128.809</text:p>
          </table:table-cell>
          <table:table-cell office:value-type="float" office:value="140.408" calcext:value-type="float">
            <text:p>140.408</text:p>
          </table:table-cell>
          <table:table-cell office:value-type="float" office:value="134.634" calcext:value-type="float">
            <text:p>134.634</text:p>
          </table:table-cell>
          <table:table-cell office:value-type="float" office:value="189.04" calcext:value-type="float">
            <text:p>189.040</text:p>
          </table:table-cell>
          <table:table-cell office:value-type="float" office:value="166.406" calcext:value-type="float">
            <text:p>166.406</text:p>
          </table:table-cell>
          <table:table-cell office:value-type="float" office:value="155.456" calcext:value-type="float">
            <text:p>155.456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iauí</text:p>
          </table:table-cell>
          <table:table-cell office:value-type="float" office:value="57.142" calcext:value-type="float">
            <text:p>57.142</text:p>
          </table:table-cell>
          <table:table-cell office:value-type="float" office:value="46.283" calcext:value-type="float">
            <text:p>46.283</text:p>
          </table:table-cell>
          <table:table-cell office:value-type="float" office:value="43.39" calcext:value-type="float">
            <text:p>43.390</text:p>
          </table:table-cell>
          <table:table-cell office:value-type="float" office:value="40.824" calcext:value-type="float">
            <text:p>40.824</text:p>
          </table:table-cell>
          <table:table-cell office:value-type="float" office:value="55.063" calcext:value-type="float">
            <text:p>55.063</text:p>
          </table:table-cell>
          <table:table-cell office:value-type="float" office:value="56.474" calcext:value-type="float">
            <text:p>56.474</text:p>
          </table:table-cell>
          <table:table-cell office:value-type="float" office:value="68.133" calcext:value-type="float">
            <text:p>68.133</text:p>
          </table:table-cell>
          <table:table-cell office:value-type="float" office:value="68.642" calcext:value-type="float">
            <text:p>68.642</text:p>
          </table:table-cell>
          <table:table-cell office:value-type="float" office:value="64.741" calcext:value-type="float">
            <text:p>64.741</text:p>
          </table:table-cell>
          <table:table-cell office:value-type="float" office:value="71.269" calcext:value-type="float">
            <text:p>71.269</text:p>
          </table:table-cell>
          <table:table-cell office:value-type="float" office:value="67.631" calcext:value-type="float">
            <text:p>67.631</text:p>
          </table:table-cell>
          <table:table-cell office:value-type="float" office:value="62.845" calcext:value-type="float">
            <text:p>62.84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Rio Grande do Sul</text:p>
          </table:table-cell>
          <table:table-cell office:value-type="float" office:value="226.547" calcext:value-type="float">
            <text:p>226.547</text:p>
          </table:table-cell>
          <table:table-cell office:value-type="float" office:value="228.5" calcext:value-type="float">
            <text:p>228.500</text:p>
          </table:table-cell>
          <table:table-cell office:value-type="float" office:value="223.896" calcext:value-type="float">
            <text:p>223.896</text:p>
          </table:table-cell>
          <table:table-cell office:value-type="float" office:value="234.132" calcext:value-type="float">
            <text:p>234.132</text:p>
          </table:table-cell>
          <table:table-cell office:value-type="float" office:value="207.586" calcext:value-type="float">
            <text:p>207.586</text:p>
          </table:table-cell>
          <table:table-cell office:value-type="float" office:value="228.583" calcext:value-type="float">
            <text:p>228.583</text:p>
          </table:table-cell>
          <table:table-cell office:value-type="float" office:value="234.565" calcext:value-type="float">
            <text:p>234.565</text:p>
          </table:table-cell>
          <table:table-cell office:value-type="float" office:value="249.519" calcext:value-type="float">
            <text:p>249.519</text:p>
          </table:table-cell>
          <table:table-cell office:value-type="float" office:value="230.086" calcext:value-type="float">
            <text:p>230.086</text:p>
          </table:table-cell>
          <table:table-cell office:value-type="float" office:value="233.136" calcext:value-type="float">
            <text:p>233.136</text:p>
          </table:table-cell>
          <table:table-cell office:value-type="float" office:value="233.8" calcext:value-type="float">
            <text:p>233.800</text:p>
          </table:table-cell>
          <table:table-cell office:value-type="float" office:value="223.214" calcext:value-type="float">
            <text:p>223.21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Rio de Janeiro</text:p>
          </table:table-cell>
          <table:table-cell office:value-type="float" office:value="232.609" calcext:value-type="float">
            <text:p>232.609</text:p>
          </table:table-cell>
          <table:table-cell office:value-type="float" office:value="195.364" calcext:value-type="float">
            <text:p>195.364</text:p>
          </table:table-cell>
          <table:table-cell office:value-type="float" office:value="205.69" calcext:value-type="float">
            <text:p>205.690</text:p>
          </table:table-cell>
          <table:table-cell office:value-type="float" office:value="231.354" calcext:value-type="float">
            <text:p>231.354</text:p>
          </table:table-cell>
          <table:table-cell office:value-type="float" office:value="236.711" calcext:value-type="float">
            <text:p>236.711</text:p>
          </table:table-cell>
          <table:table-cell office:value-type="float" office:value="215.36" calcext:value-type="float">
            <text:p>215.360</text:p>
          </table:table-cell>
          <table:table-cell office:value-type="float" office:value="258.015" calcext:value-type="float">
            <text:p>258.015</text:p>
          </table:table-cell>
          <table:table-cell office:value-type="float" office:value="244.87" calcext:value-type="float">
            <text:p>244.870</text:p>
          </table:table-cell>
          <table:table-cell office:value-type="float" office:value="225.41" calcext:value-type="float">
            <text:p>225.410</text:p>
          </table:table-cell>
          <table:table-cell office:value-type="float" office:value="252.849" calcext:value-type="float">
            <text:p>252.849</text:p>
          </table:table-cell>
          <table:table-cell office:value-type="float" office:value="226.618" calcext:value-type="float">
            <text:p>226.618</text:p>
          </table:table-cell>
          <table:table-cell office:value-type="float" office:value="190.993" calcext:value-type="float">
            <text:p>190.993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Rio Grande do Norte</text:p>
          </table:table-cell>
          <table:table-cell office:value-type="float" office:value="46.081" calcext:value-type="float">
            <text:p>46.081</text:p>
          </table:table-cell>
          <table:table-cell office:value-type="float" office:value="38.703" calcext:value-type="float">
            <text:p>38.703</text:p>
          </table:table-cell>
          <table:table-cell office:value-type="float" office:value="36.037" calcext:value-type="float">
            <text:p>36.037</text:p>
          </table:table-cell>
          <table:table-cell office:value-type="float" office:value="38.43" calcext:value-type="float">
            <text:p>38.430</text:p>
          </table:table-cell>
          <table:table-cell office:value-type="float" office:value="44.471" calcext:value-type="float">
            <text:p>44.471</text:p>
          </table:table-cell>
          <table:table-cell office:value-type="float" office:value="37.884" calcext:value-type="float">
            <text:p>37.884</text:p>
          </table:table-cell>
          <table:table-cell office:value-type="float" office:value="51.585" calcext:value-type="float">
            <text:p>51.585</text:p>
          </table:table-cell>
          <table:table-cell office:value-type="float" office:value="54.306" calcext:value-type="float">
            <text:p>54.306</text:p>
          </table:table-cell>
          <table:table-cell office:value-type="float" office:value="52.511" calcext:value-type="float">
            <text:p>52.511</text:p>
          </table:table-cell>
          <table:table-cell office:value-type="float" office:value="59.472" calcext:value-type="float">
            <text:p>59.472</text:p>
          </table:table-cell>
          <table:table-cell office:value-type="float" office:value="54.022" calcext:value-type="float">
            <text:p>54.022</text:p>
          </table:table-cell>
          <table:table-cell office:value-type="float" office:value="49.791" calcext:value-type="float">
            <text:p>49.79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Rondônia</text:p>
          </table:table-cell>
          <table:table-cell office:value-type="float" office:value="32.559" calcext:value-type="float">
            <text:p>32.559</text:p>
          </table:table-cell>
          <table:table-cell office:value-type="float" office:value="24.91" calcext:value-type="float">
            <text:p>24.910</text:p>
          </table:table-cell>
          <table:table-cell office:value-type="float" office:value="28.713" calcext:value-type="float">
            <text:p>28.713</text:p>
          </table:table-cell>
          <table:table-cell office:value-type="float" office:value="32.66" calcext:value-type="float">
            <text:p>32.660</text:p>
          </table:table-cell>
          <table:table-cell office:value-type="float" office:value="31.635" calcext:value-type="float">
            <text:p>31.635</text:p>
          </table:table-cell>
          <table:table-cell office:value-type="float" office:value="35.142" calcext:value-type="float">
            <text:p>35.142</text:p>
          </table:table-cell>
          <table:table-cell office:value-type="float" office:value="36.419" calcext:value-type="float">
            <text:p>36.419</text:p>
          </table:table-cell>
          <table:table-cell office:value-type="float" office:value="40.3" calcext:value-type="float">
            <text:p>40.300</text:p>
          </table:table-cell>
          <table:table-cell office:value-type="float" office:value="35.493" calcext:value-type="float">
            <text:p>35.493</text:p>
          </table:table-cell>
          <table:table-cell office:value-type="float" office:value="38.489" calcext:value-type="float">
            <text:p>38.489</text:p>
          </table:table-cell>
          <table:table-cell office:value-type="float" office:value="35.591" calcext:value-type="float">
            <text:p>35.591</text:p>
          </table:table-cell>
          <table:table-cell office:value-type="float" office:value="27.53" calcext:value-type="float">
            <text:p>27.53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Roraima</text:p>
          </table:table-cell>
          <table:table-cell office:value-type="float" office:value="9.908" calcext:value-type="float">
            <text:p>9.908</text:p>
          </table:table-cell>
          <table:table-cell office:value-type="float" office:value="10.723" calcext:value-type="float">
            <text:p>10.723</text:p>
          </table:table-cell>
          <table:table-cell office:value-type="float" office:value="10.625" calcext:value-type="float">
            <text:p>10.625</text:p>
          </table:table-cell>
          <table:table-cell office:value-type="float" office:value="10.593" calcext:value-type="float">
            <text:p>10.593</text:p>
          </table:table-cell>
          <table:table-cell office:value-type="float" office:value="10.681" calcext:value-type="float">
            <text:p>10.681</text:p>
          </table:table-cell>
          <table:table-cell office:value-type="float" office:value="7.887" calcext:value-type="float">
            <text:p>7.887</text:p>
          </table:table-cell>
          <table:table-cell office:value-type="float" office:value="9.751" calcext:value-type="float">
            <text:p>9.751</text:p>
          </table:table-cell>
          <table:table-cell office:value-type="float" office:value="9.654" calcext:value-type="float">
            <text:p>9.654</text:p>
          </table:table-cell>
          <table:table-cell office:value-type="float" office:value="9.422" calcext:value-type="float">
            <text:p>9.422</text:p>
          </table:table-cell>
          <table:table-cell office:value-type="float" office:value="11.16" calcext:value-type="float">
            <text:p>11.160</text:p>
          </table:table-cell>
          <table:table-cell office:value-type="float" office:value="10.491" calcext:value-type="float">
            <text:p>10.491</text:p>
          </table:table-cell>
          <table:table-cell office:value-type="float" office:value="10.225" calcext:value-type="float">
            <text:p>10.22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anta Catarina</text:p>
          </table:table-cell>
          <table:table-cell office:value-type="float" office:value="252.7" calcext:value-type="float">
            <text:p>252.700</text:p>
          </table:table-cell>
          <table:table-cell office:value-type="float" office:value="246.146" calcext:value-type="float">
            <text:p>246.146</text:p>
          </table:table-cell>
          <table:table-cell office:value-type="float" office:value="255.873" calcext:value-type="float">
            <text:p>255.873</text:p>
          </table:table-cell>
          <table:table-cell office:value-type="float" office:value="273.299" calcext:value-type="float">
            <text:p>273.299</text:p>
          </table:table-cell>
          <table:table-cell office:value-type="float" office:value="270.918" calcext:value-type="float">
            <text:p>270.918</text:p>
          </table:table-cell>
          <table:table-cell office:value-type="float" office:value="256.605" calcext:value-type="float">
            <text:p>256.605</text:p>
          </table:table-cell>
          <table:table-cell office:value-type="float" office:value="303.526" calcext:value-type="float">
            <text:p>303.526</text:p>
          </table:table-cell>
          <table:table-cell office:value-type="float" office:value="299.284" calcext:value-type="float">
            <text:p>299.284</text:p>
          </table:table-cell>
          <table:table-cell office:value-type="float" office:value="284.55" calcext:value-type="float">
            <text:p>284.550</text:p>
          </table:table-cell>
          <table:table-cell office:value-type="float" office:value="307.576" calcext:value-type="float">
            <text:p>307.576</text:p>
          </table:table-cell>
          <table:table-cell office:value-type="float" office:value="281.317" calcext:value-type="float">
            <text:p>281.317</text:p>
          </table:table-cell>
          <table:table-cell office:value-type="float" office:value="226.233" calcext:value-type="float">
            <text:p>226.233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ão Paulo</text:p>
          </table:table-cell>
          <table:table-cell office:value-type="float" office:value="860.232" calcext:value-type="float">
            <text:p>860.232</text:p>
          </table:table-cell>
          <table:table-cell office:value-type="float" office:value="773.607" calcext:value-type="float">
            <text:p>773.607</text:p>
          </table:table-cell>
          <table:table-cell office:value-type="float" office:value="790.146" calcext:value-type="float">
            <text:p>790.146</text:p>
          </table:table-cell>
          <table:table-cell office:value-type="float" office:value="886.929" calcext:value-type="float">
            <text:p>886.929</text:p>
          </table:table-cell>
          <table:table-cell office:value-type="float" office:value="941.6" calcext:value-type="float">
            <text:p>941.600</text:p>
          </table:table-cell>
          <table:table-cell office:value-type="float" office:value="817.301" calcext:value-type="float">
            <text:p>817.301</text:p>
          </table:table-cell>
          <table:table-cell office:value-type="float" office:value="957.289" calcext:value-type="float">
            <text:p>957.289</text:p>
          </table:table-cell>
          <table:table-cell office:value-type="float" office:value="978.99" calcext:value-type="float">
            <text:p>978.990</text:p>
          </table:table-cell>
          <table:table-cell office:value-type="float" office:value="906.956" calcext:value-type="float">
            <text:p>906.956</text:p>
          </table:table-cell>
          <table:table-cell office:value-type="float" office:value="980.948" calcext:value-type="float">
            <text:p>980.948</text:p>
          </table:table-cell>
          <table:table-cell office:value-type="float" office:value="872.046" calcext:value-type="float">
            <text:p>872.046</text:p>
          </table:table-cell>
          <table:table-cell office:value-type="float" office:value="692.232" calcext:value-type="float">
            <text:p>692.23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ergipe</text:p>
          </table:table-cell>
          <table:table-cell office:value-type="float" office:value="36.567" calcext:value-type="float">
            <text:p>36.567</text:p>
          </table:table-cell>
          <table:table-cell office:value-type="float" office:value="30.849" calcext:value-type="float">
            <text:p>30.849</text:p>
          </table:table-cell>
          <table:table-cell office:value-type="float" office:value="31.021" calcext:value-type="float">
            <text:p>31.021</text:p>
          </table:table-cell>
          <table:table-cell office:value-type="float" office:value="31.437" calcext:value-type="float">
            <text:p>31.437</text:p>
          </table:table-cell>
          <table:table-cell office:value-type="float" office:value="31.533" calcext:value-type="float">
            <text:p>31.533</text:p>
          </table:table-cell>
          <table:table-cell office:value-type="float" office:value="26.431" calcext:value-type="float">
            <text:p>26.431</text:p>
          </table:table-cell>
          <table:table-cell office:value-type="float" office:value="25.978" calcext:value-type="float">
            <text:p>25.978</text:p>
          </table:table-cell>
          <table:table-cell office:value-type="float" office:value="29.86" calcext:value-type="float">
            <text:p>29.860</text:p>
          </table:table-cell>
          <table:table-cell office:value-type="float" office:value="39.045" calcext:value-type="float">
            <text:p>39.045</text:p>
          </table:table-cell>
          <table:table-cell office:value-type="float" office:value="45.213" calcext:value-type="float">
            <text:p>45.213</text:p>
          </table:table-cell>
          <table:table-cell office:value-type="float" office:value="42.237" calcext:value-type="float">
            <text:p>42.237</text:p>
          </table:table-cell>
          <table:table-cell office:value-type="float" office:value="39.732" calcext:value-type="float">
            <text:p>39.73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ocantins</text:p>
          </table:table-cell>
          <table:table-cell office:value-type="float" office:value="31.615" calcext:value-type="float">
            <text:p>31.615</text:p>
          </table:table-cell>
          <table:table-cell office:value-type="float" office:value="30.275" calcext:value-type="float">
            <text:p>30.275</text:p>
          </table:table-cell>
          <table:table-cell office:value-type="float" office:value="29.568" calcext:value-type="float">
            <text:p>29.568</text:p>
          </table:table-cell>
          <table:table-cell office:value-type="float" office:value="26.94" calcext:value-type="float">
            <text:p>26.940</text:p>
          </table:table-cell>
          <table:table-cell office:value-type="float" office:value="35.91" calcext:value-type="float">
            <text:p>35.910</text:p>
          </table:table-cell>
          <table:table-cell office:value-type="float" office:value="33.954" calcext:value-type="float">
            <text:p>33.954</text:p>
          </table:table-cell>
          <table:table-cell office:value-type="float" office:value="37.983" calcext:value-type="float">
            <text:p>37.983</text:p>
          </table:table-cell>
          <table:table-cell office:value-type="float" office:value="40.046" calcext:value-type="float">
            <text:p>40.046</text:p>
          </table:table-cell>
          <table:table-cell office:value-type="float" office:value="32.647" calcext:value-type="float">
            <text:p>32.647</text:p>
          </table:table-cell>
          <table:table-cell office:value-type="float" office:value="39.065" calcext:value-type="float">
            <text:p>39.065</text:p>
          </table:table-cell>
          <table:table-cell office:value-type="float" office:value="36.18" calcext:value-type="float">
            <text:p>36.180</text:p>
          </table:table-cell>
          <table:table-cell office:value-type="float" office:value="28.749" calcext:value-type="float">
            <text:p>28.749</text:p>
          </table:table-cell>
          <table:table-cell table:number-columns-repeated="6"/>
        </table:table-row>
        <table:table-row table:style-name="ro2" table:number-rows-repeated="7">
          <table:table-cell table:style-name="Default"/>
          <table:table-cell table:number-columns-repeated="18"/>
        </table:table-row>
        <table:table-row table:style-name="ro2" table:number-rows-repeated="2">
          <table:table-cell table:style-name="Default"/>
          <table:table-cell table:number-columns-repeated="12"/>
          <table:table-cell table:style-name="Default" table:number-columns-repeated="6"/>
        </table:table-row>
        <table:table-row table:style-name="ro2">
          <table:table-cell table:style-name="Default"/>
          <table:table-cell table:number-columns-repeated="12"/>
          <table:table-cell table:style-name="Default" table:number-columns-repeated="6"/>
        </table:table-row>
      </table:table>
      <table:table table:name="Previsto" table:style-name="ta1">
        <table:table-column table:style-name="co3" table:default-cell-style-name="ce7"/>
        <table:table-column table:style-name="co2" table:number-columns-repeated="12" table:default-cell-style-name="ce11"/>
        <table:table-column table:style-name="co2" table:number-columns-repeated="18" table:default-cell-style-name="Default"/>
        <table:table-row table:style-name="ro1">
          <table:table-cell table:style-name="ce6" office:value-type="string" calcext:value-type="string">
            <text:p>Previsto (mil ton.)</text:p>
          </table:table-cell>
          <table:table-cell table:style-name="ce8" office:value-type="string" calcext:value-type="string">
            <text:p>2019-01</text:p>
          </table:table-cell>
          <table:table-cell table:style-name="ce8" office:value-type="string" calcext:value-type="string">
            <text:p>2019-02</text:p>
          </table:table-cell>
          <table:table-cell table:style-name="ce8" office:value-type="string" calcext:value-type="string">
            <text:p>2019-03</text:p>
          </table:table-cell>
          <table:table-cell table:style-name="ce8" office:value-type="string" calcext:value-type="string">
            <text:p>2019-04</text:p>
          </table:table-cell>
          <table:table-cell table:style-name="ce8" office:value-type="string" calcext:value-type="string">
            <text:p>2019-05</text:p>
          </table:table-cell>
          <table:table-cell table:style-name="ce8" office:value-type="string" calcext:value-type="string">
            <text:p>2019-06</text:p>
          </table:table-cell>
          <table:table-cell table:style-name="ce8" office:value-type="string" calcext:value-type="string">
            <text:p>2019-07</text:p>
          </table:table-cell>
          <table:table-cell table:style-name="ce8" office:value-type="string" calcext:value-type="string">
            <text:p>2019-08</text:p>
          </table:table-cell>
          <table:table-cell table:style-name="ce8" office:value-type="string" calcext:value-type="string">
            <text:p>2019-09</text:p>
          </table:table-cell>
          <table:table-cell table:style-name="ce8" office:value-type="string" calcext:value-type="string">
            <text:p>2019-10</text:p>
          </table:table-cell>
          <table:table-cell table:style-name="ce8" office:value-type="string" calcext:value-type="string">
            <text:p>2019-11</text:p>
          </table:table-cell>
          <table:table-cell table:style-name="ce8" office:value-type="string" calcext:value-type="string">
            <text:p>2019-12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Acre</text:p>
          </table:table-cell>
          <table:table-cell office:value-type="float" office:value="9.965322" calcext:value-type="float">
            <text:p>9,965322</text:p>
          </table:table-cell>
          <table:table-cell office:value-type="float" office:value="9.401869" calcext:value-type="float">
            <text:p>9,401869</text:p>
          </table:table-cell>
          <table:table-cell office:value-type="float" office:value="9.238652" calcext:value-type="float">
            <text:p>9,238652</text:p>
          </table:table-cell>
          <table:table-cell office:value-type="float" office:value="10.371523" calcext:value-type="float">
            <text:p>10,371523</text:p>
          </table:table-cell>
          <table:table-cell office:value-type="float" office:value="11.178068" calcext:value-type="float">
            <text:p>11,178068</text:p>
          </table:table-cell>
          <table:table-cell office:value-type="float" office:value="11.490921" calcext:value-type="float">
            <text:p>11,490921</text:p>
          </table:table-cell>
          <table:table-cell office:value-type="float" office:value="11.564381" calcext:value-type="float">
            <text:p>11,564381</text:p>
          </table:table-cell>
          <table:table-cell office:value-type="float" office:value="11.779588" calcext:value-type="float">
            <text:p>11,779588</text:p>
          </table:table-cell>
          <table:table-cell office:value-type="float" office:value="12.063978" calcext:value-type="float">
            <text:p>12,063978</text:p>
          </table:table-cell>
          <table:table-cell office:value-type="float" office:value="11.852197" calcext:value-type="float">
            <text:p>11,852197</text:p>
          </table:table-cell>
          <table:table-cell office:value-type="float" office:value="11.622442" calcext:value-type="float">
            <text:p>11,622442</text:p>
          </table:table-cell>
          <table:table-cell office:value-type="float" office:value="11.164636" calcext:value-type="float">
            <text:p>11,164636</text:p>
          </table:table-cell>
          <table:table-cell table:style-name="ce9" table:number-columns-repeated="3"/>
          <table:table-cell table:number-columns-repeated="15"/>
        </table:table-row>
        <table:table-row table:style-name="ro2">
          <table:table-cell office:value-type="string" calcext:value-type="string">
            <text:p>Alagoas</text:p>
          </table:table-cell>
          <table:table-cell office:value-type="float" office:value="28.022175" calcext:value-type="float">
            <text:p>28,022175</text:p>
          </table:table-cell>
          <table:table-cell office:value-type="float" office:value="29.108173" calcext:value-type="float">
            <text:p>29,108173</text:p>
          </table:table-cell>
          <table:table-cell office:value-type="float" office:value="28.738781" calcext:value-type="float">
            <text:p>28,738781</text:p>
          </table:table-cell>
          <table:table-cell office:value-type="float" office:value="28.355597" calcext:value-type="float">
            <text:p>28,355597</text:p>
          </table:table-cell>
          <table:table-cell office:value-type="float" office:value="27.497522" calcext:value-type="float">
            <text:p>27,497522</text:p>
          </table:table-cell>
          <table:table-cell office:value-type="float" office:value="27.625402" calcext:value-type="float">
            <text:p>27,625402</text:p>
          </table:table-cell>
          <table:table-cell office:value-type="float" office:value="28.393085" calcext:value-type="float">
            <text:p>28,393085</text:p>
          </table:table-cell>
          <table:table-cell office:value-type="float" office:value="29.104832" calcext:value-type="float">
            <text:p>29,104832</text:p>
          </table:table-cell>
          <table:table-cell office:value-type="float" office:value="34.390011" calcext:value-type="float">
            <text:p>34,390011</text:p>
          </table:table-cell>
          <table:table-cell office:value-type="float" office:value="34.292507" calcext:value-type="float">
            <text:p>34,292507</text:p>
          </table:table-cell>
          <table:table-cell office:value-type="float" office:value="33.724266" calcext:value-type="float">
            <text:p>33,724266</text:p>
          </table:table-cell>
          <table:table-cell office:value-type="float" office:value="32.954849" calcext:value-type="float">
            <text:p>32,954849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Amapá</text:p>
          </table:table-cell>
          <table:table-cell office:value-type="float" office:value="10.510574" calcext:value-type="float">
            <text:p>10,510574</text:p>
          </table:table-cell>
          <table:table-cell office:value-type="float" office:value="9.31443" calcext:value-type="float">
            <text:p>9,31443</text:p>
          </table:table-cell>
          <table:table-cell office:value-type="float" office:value="9.245779" calcext:value-type="float">
            <text:p>9,245779</text:p>
          </table:table-cell>
          <table:table-cell office:value-type="float" office:value="9.422216" calcext:value-type="float">
            <text:p>9,422216</text:p>
          </table:table-cell>
          <table:table-cell office:value-type="float" office:value="10.129442" calcext:value-type="float">
            <text:p>10,129442</text:p>
          </table:table-cell>
          <table:table-cell office:value-type="float" office:value="11.195783" calcext:value-type="float">
            <text:p>11,195783</text:p>
          </table:table-cell>
          <table:table-cell office:value-type="float" office:value="12.041863" calcext:value-type="float">
            <text:p>12,041863</text:p>
          </table:table-cell>
          <table:table-cell office:value-type="float" office:value="13.221583" calcext:value-type="float">
            <text:p>13,221583</text:p>
          </table:table-cell>
          <table:table-cell office:value-type="float" office:value="13.966028" calcext:value-type="float">
            <text:p>13,966028</text:p>
          </table:table-cell>
          <table:table-cell office:value-type="float" office:value="15.351657" calcext:value-type="float">
            <text:p>15,351657</text:p>
          </table:table-cell>
          <table:table-cell office:value-type="float" office:value="16.605755" calcext:value-type="float">
            <text:p>16,605755</text:p>
          </table:table-cell>
          <table:table-cell office:value-type="float" office:value="16.415886" calcext:value-type="float">
            <text:p>16,415886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Amazonas</text:p>
          </table:table-cell>
          <table:table-cell office:value-type="float" office:value="37.4272" calcext:value-type="float">
            <text:p>37,4272</text:p>
          </table:table-cell>
          <table:table-cell office:value-type="float" office:value="34.934746" calcext:value-type="float">
            <text:p>34,934746</text:p>
          </table:table-cell>
          <table:table-cell office:value-type="float" office:value="34.576851" calcext:value-type="float">
            <text:p>34,576851</text:p>
          </table:table-cell>
          <table:table-cell office:value-type="float" office:value="34.946239" calcext:value-type="float">
            <text:p>34,946239</text:p>
          </table:table-cell>
          <table:table-cell office:value-type="float" office:value="35.786209" calcext:value-type="float">
            <text:p>35,786209</text:p>
          </table:table-cell>
          <table:table-cell office:value-type="float" office:value="36.851616" calcext:value-type="float">
            <text:p>36,851616</text:p>
          </table:table-cell>
          <table:table-cell office:value-type="float" office:value="39.121929" calcext:value-type="float">
            <text:p>39,121929</text:p>
          </table:table-cell>
          <table:table-cell office:value-type="float" office:value="39.661758" calcext:value-type="float">
            <text:p>39,661758</text:p>
          </table:table-cell>
          <table:table-cell office:value-type="float" office:value="42.883011" calcext:value-type="float">
            <text:p>42,883011</text:p>
          </table:table-cell>
          <table:table-cell office:value-type="float" office:value="41.521587" calcext:value-type="float">
            <text:p>41,521587</text:p>
          </table:table-cell>
          <table:table-cell office:value-type="float" office:value="44.452454" calcext:value-type="float">
            <text:p>44,452454</text:p>
          </table:table-cell>
          <table:table-cell office:value-type="float" office:value="40.099438" calcext:value-type="float">
            <text:p>40,099438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Bahia</text:p>
          </table:table-cell>
          <table:table-cell office:value-type="float" office:value="257.158142" calcext:value-type="float">
            <text:p>257,158142</text:p>
          </table:table-cell>
          <table:table-cell office:value-type="float" office:value="237.604614" calcext:value-type="float">
            <text:p>237,604614</text:p>
          </table:table-cell>
          <table:table-cell office:value-type="float" office:value="248.910767" calcext:value-type="float">
            <text:p>248,910767</text:p>
          </table:table-cell>
          <table:table-cell office:value-type="float" office:value="251.026566" calcext:value-type="float">
            <text:p>251,026566</text:p>
          </table:table-cell>
          <table:table-cell office:value-type="float" office:value="249.647003" calcext:value-type="float">
            <text:p>249,647003</text:p>
          </table:table-cell>
          <table:table-cell office:value-type="float" office:value="245.846512" calcext:value-type="float">
            <text:p>245,846512</text:p>
          </table:table-cell>
          <table:table-cell office:value-type="float" office:value="259.318573" calcext:value-type="float">
            <text:p>259,318573</text:p>
          </table:table-cell>
          <table:table-cell office:value-type="float" office:value="262.794128" calcext:value-type="float">
            <text:p>262,794128</text:p>
          </table:table-cell>
          <table:table-cell office:value-type="float" office:value="266.018494" calcext:value-type="float">
            <text:p>266,018494</text:p>
          </table:table-cell>
          <table:table-cell office:value-type="float" office:value="272.64856" calcext:value-type="float">
            <text:p>272,64856</text:p>
          </table:table-cell>
          <table:table-cell office:value-type="float" office:value="257.402588" calcext:value-type="float">
            <text:p>257,402588</text:p>
          </table:table-cell>
          <table:table-cell office:value-type="float" office:value="260.614014" calcext:value-type="float">
            <text:p>260,614014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Ceara</text:p>
          </table:table-cell>
          <table:table-cell office:value-type="float" office:value="169.419113" calcext:value-type="float">
            <text:p>169,419113</text:p>
          </table:table-cell>
          <table:table-cell office:value-type="float" office:value="141.289215" calcext:value-type="float">
            <text:p>141,289215</text:p>
          </table:table-cell>
          <table:table-cell office:value-type="float" office:value="138.988541" calcext:value-type="float">
            <text:p>138,988541</text:p>
          </table:table-cell>
          <table:table-cell office:value-type="float" office:value="139.961945" calcext:value-type="float">
            <text:p>139,961945</text:p>
          </table:table-cell>
          <table:table-cell office:value-type="float" office:value="156.533051" calcext:value-type="float">
            <text:p>156,533051</text:p>
          </table:table-cell>
          <table:table-cell office:value-type="float" office:value="172.032776" calcext:value-type="float">
            <text:p>172,032776</text:p>
          </table:table-cell>
          <table:table-cell office:value-type="float" office:value="184.64621" calcext:value-type="float">
            <text:p>184,64621</text:p>
          </table:table-cell>
          <table:table-cell office:value-type="float" office:value="190.442337" calcext:value-type="float">
            <text:p>190,442337</text:p>
          </table:table-cell>
          <table:table-cell office:value-type="float" office:value="197.386566" calcext:value-type="float">
            <text:p>197,386566</text:p>
          </table:table-cell>
          <table:table-cell office:value-type="float" office:value="196.345184" calcext:value-type="float">
            <text:p>196,345184</text:p>
          </table:table-cell>
          <table:table-cell office:value-type="float" office:value="189.316956" calcext:value-type="float">
            <text:p>189,316956</text:p>
          </table:table-cell>
          <table:table-cell office:value-type="float" office:value="191.80043" calcext:value-type="float">
            <text:p>191,80043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Distrito Federal</text:p>
          </table:table-cell>
          <table:table-cell office:value-type="float" office:value="43.084301" calcext:value-type="float">
            <text:p>43,084301</text:p>
          </table:table-cell>
          <table:table-cell office:value-type="float" office:value="41.249916" calcext:value-type="float">
            <text:p>41,249916</text:p>
          </table:table-cell>
          <table:table-cell office:value-type="float" office:value="42.884674" calcext:value-type="float">
            <text:p>42,884674</text:p>
          </table:table-cell>
          <table:table-cell office:value-type="float" office:value="46.26255" calcext:value-type="float">
            <text:p>46,26255</text:p>
          </table:table-cell>
          <table:table-cell office:value-type="float" office:value="45.242527" calcext:value-type="float">
            <text:p>45,242527</text:p>
          </table:table-cell>
          <table:table-cell office:value-type="float" office:value="45.663242" calcext:value-type="float">
            <text:p>45,663242</text:p>
          </table:table-cell>
          <table:table-cell office:value-type="float" office:value="50.629784" calcext:value-type="float">
            <text:p>50,629784</text:p>
          </table:table-cell>
          <table:table-cell office:value-type="float" office:value="54.026325" calcext:value-type="float">
            <text:p>54,026325</text:p>
          </table:table-cell>
          <table:table-cell office:value-type="float" office:value="50.901031" calcext:value-type="float">
            <text:p>50,901031</text:p>
          </table:table-cell>
          <table:table-cell office:value-type="float" office:value="51.563313" calcext:value-type="float">
            <text:p>51,563313</text:p>
          </table:table-cell>
          <table:table-cell office:value-type="float" office:value="49.80719" calcext:value-type="float">
            <text:p>49,80719</text:p>
          </table:table-cell>
          <table:table-cell office:value-type="float" office:value="50.733238" calcext:value-type="float">
            <text:p>50,733238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Espirito Santo</text:p>
          </table:table-cell>
          <table:table-cell office:value-type="float" office:value="96.071182" calcext:value-type="float">
            <text:p>96,071182</text:p>
          </table:table-cell>
          <table:table-cell office:value-type="float" office:value="95.852623" calcext:value-type="float">
            <text:p>95,852623</text:p>
          </table:table-cell>
          <table:table-cell office:value-type="float" office:value="99.670052" calcext:value-type="float">
            <text:p>99,670052</text:p>
          </table:table-cell>
          <table:table-cell office:value-type="float" office:value="104.050865" calcext:value-type="float">
            <text:p>104,050865</text:p>
          </table:table-cell>
          <table:table-cell office:value-type="float" office:value="103.464622" calcext:value-type="float">
            <text:p>103,464622</text:p>
          </table:table-cell>
          <table:table-cell office:value-type="float" office:value="103.441696" calcext:value-type="float">
            <text:p>103,441696</text:p>
          </table:table-cell>
          <table:table-cell office:value-type="float" office:value="107.926926" calcext:value-type="float">
            <text:p>107,926926</text:p>
          </table:table-cell>
          <table:table-cell office:value-type="float" office:value="109.703773" calcext:value-type="float">
            <text:p>109,703773</text:p>
          </table:table-cell>
          <table:table-cell office:value-type="float" office:value="110.681595" calcext:value-type="float">
            <text:p>110,681595</text:p>
          </table:table-cell>
          <table:table-cell office:value-type="float" office:value="109.632301" calcext:value-type="float">
            <text:p>109,632301</text:p>
          </table:table-cell>
          <table:table-cell office:value-type="float" office:value="104.926414" calcext:value-type="float">
            <text:p>104,926414</text:p>
          </table:table-cell>
          <table:table-cell office:value-type="float" office:value="104.39402" calcext:value-type="float">
            <text:p>104,39402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Goiais</text:p>
          </table:table-cell>
          <table:table-cell office:value-type="float" office:value="163.526047" calcext:value-type="float">
            <text:p>163,526047</text:p>
          </table:table-cell>
          <table:table-cell office:value-type="float" office:value="162.339279" calcext:value-type="float">
            <text:p>162,339279</text:p>
          </table:table-cell>
          <table:table-cell office:value-type="float" office:value="174.263779" calcext:value-type="float">
            <text:p>174,263779</text:p>
          </table:table-cell>
          <table:table-cell office:value-type="float" office:value="193.623032" calcext:value-type="float">
            <text:p>193,623032</text:p>
          </table:table-cell>
          <table:table-cell office:value-type="float" office:value="186.039871" calcext:value-type="float">
            <text:p>186,039871</text:p>
          </table:table-cell>
          <table:table-cell office:value-type="float" office:value="180.510986" calcext:value-type="float">
            <text:p>180,510986</text:p>
          </table:table-cell>
          <table:table-cell office:value-type="float" office:value="189.421173" calcext:value-type="float">
            <text:p>189,421173</text:p>
          </table:table-cell>
          <table:table-cell office:value-type="float" office:value="202.77179" calcext:value-type="float">
            <text:p>202,77179</text:p>
          </table:table-cell>
          <table:table-cell office:value-type="float" office:value="199.535126" calcext:value-type="float">
            <text:p>199,535126</text:p>
          </table:table-cell>
          <table:table-cell office:value-type="float" office:value="204.290863" calcext:value-type="float">
            <text:p>204,290863</text:p>
          </table:table-cell>
          <table:table-cell office:value-type="float" office:value="194.699829" calcext:value-type="float">
            <text:p>194,699829</text:p>
          </table:table-cell>
          <table:table-cell office:value-type="float" office:value="198.584854" calcext:value-type="float">
            <text:p>198,584854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Maranhão</text:p>
          </table:table-cell>
          <table:table-cell office:value-type="float" office:value="75.067528" calcext:value-type="float">
            <text:p>75,067528</text:p>
          </table:table-cell>
          <table:table-cell office:value-type="float" office:value="70.113174" calcext:value-type="float">
            <text:p>70,113174</text:p>
          </table:table-cell>
          <table:table-cell office:value-type="float" office:value="74.844116" calcext:value-type="float">
            <text:p>74,844116</text:p>
          </table:table-cell>
          <table:table-cell office:value-type="float" office:value="78.589615" calcext:value-type="float">
            <text:p>78,589615</text:p>
          </table:table-cell>
          <table:table-cell office:value-type="float" office:value="81.817757" calcext:value-type="float">
            <text:p>81,817757</text:p>
          </table:table-cell>
          <table:table-cell office:value-type="float" office:value="85.86702" calcext:value-type="float">
            <text:p>85,86702</text:p>
          </table:table-cell>
          <table:table-cell office:value-type="float" office:value="89.978531" calcext:value-type="float">
            <text:p>89,978531</text:p>
          </table:table-cell>
          <table:table-cell office:value-type="float" office:value="94.58802" calcext:value-type="float">
            <text:p>94,58802</text:p>
          </table:table-cell>
          <table:table-cell office:value-type="float" office:value="93.508057" calcext:value-type="float">
            <text:p>93,508057</text:p>
          </table:table-cell>
          <table:table-cell office:value-type="float" office:value="96.298309" calcext:value-type="float">
            <text:p>96,298309</text:p>
          </table:table-cell>
          <table:table-cell office:value-type="float" office:value="98.425041" calcext:value-type="float">
            <text:p>98,425041</text:p>
          </table:table-cell>
          <table:table-cell office:value-type="float" office:value="99.141708" calcext:value-type="float">
            <text:p>99,141708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Mato Grosso</text:p>
          </table:table-cell>
          <table:table-cell office:value-type="float" office:value="94.699791" calcext:value-type="float">
            <text:p>94,699791</text:p>
          </table:table-cell>
          <table:table-cell office:value-type="float" office:value="91.154739" calcext:value-type="float">
            <text:p>91,154739</text:p>
          </table:table-cell>
          <table:table-cell office:value-type="float" office:value="106.052467" calcext:value-type="float">
            <text:p>106,052467</text:p>
          </table:table-cell>
          <table:table-cell office:value-type="float" office:value="118.613304" calcext:value-type="float">
            <text:p>118,613304</text:p>
          </table:table-cell>
          <table:table-cell office:value-type="float" office:value="128.249756" calcext:value-type="float">
            <text:p>128,249756</text:p>
          </table:table-cell>
          <table:table-cell office:value-type="float" office:value="129.749023" calcext:value-type="float">
            <text:p>129,749023</text:p>
          </table:table-cell>
          <table:table-cell office:value-type="float" office:value="132.710281" calcext:value-type="float">
            <text:p>132,710281</text:p>
          </table:table-cell>
          <table:table-cell office:value-type="float" office:value="141.663086" calcext:value-type="float">
            <text:p>141,663086</text:p>
          </table:table-cell>
          <table:table-cell office:value-type="float" office:value="142.525238" calcext:value-type="float">
            <text:p>142,525238</text:p>
          </table:table-cell>
          <table:table-cell office:value-type="float" office:value="140.0242" calcext:value-type="float">
            <text:p>140,0242</text:p>
          </table:table-cell>
          <table:table-cell office:value-type="float" office:value="132.943527" calcext:value-type="float">
            <text:p>132,943527</text:p>
          </table:table-cell>
          <table:table-cell office:value-type="float" office:value="124.409134" calcext:value-type="float">
            <text:p>124,409134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Mato Grosso do Sul</text:p>
          </table:table-cell>
          <table:table-cell office:value-type="float" office:value="68.539627" calcext:value-type="float">
            <text:p>68,539627</text:p>
          </table:table-cell>
          <table:table-cell office:value-type="float" office:value="68.837349" calcext:value-type="float">
            <text:p>68,837349</text:p>
          </table:table-cell>
          <table:table-cell office:value-type="float" office:value="73.346062" calcext:value-type="float">
            <text:p>73,346062</text:p>
          </table:table-cell>
          <table:table-cell office:value-type="float" office:value="77.208817" calcext:value-type="float">
            <text:p>77,208817</text:p>
          </table:table-cell>
          <table:table-cell office:value-type="float" office:value="78.196304" calcext:value-type="float">
            <text:p>78,196304</text:p>
          </table:table-cell>
          <table:table-cell office:value-type="float" office:value="80.731522" calcext:value-type="float">
            <text:p>80,731522</text:p>
          </table:table-cell>
          <table:table-cell office:value-type="float" office:value="83.805954" calcext:value-type="float">
            <text:p>83,805954</text:p>
          </table:table-cell>
          <table:table-cell office:value-type="float" office:value="86.698036" calcext:value-type="float">
            <text:p>86,698036</text:p>
          </table:table-cell>
          <table:table-cell office:value-type="float" office:value="82.12574" calcext:value-type="float">
            <text:p>82,12574</text:p>
          </table:table-cell>
          <table:table-cell office:value-type="float" office:value="82.830353" calcext:value-type="float">
            <text:p>82,830353</text:p>
          </table:table-cell>
          <table:table-cell office:value-type="float" office:value="76.579071" calcext:value-type="float">
            <text:p>76,579071</text:p>
          </table:table-cell>
          <table:table-cell office:value-type="float" office:value="78.390541" calcext:value-type="float">
            <text:p>78,390541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Minas Gerais</text:p>
          </table:table-cell>
          <table:table-cell office:value-type="float" office:value="456.753235" calcext:value-type="float">
            <text:p>456,753235</text:p>
          </table:table-cell>
          <table:table-cell office:value-type="float" office:value="456.805695" calcext:value-type="float">
            <text:p>456,805695</text:p>
          </table:table-cell>
          <table:table-cell office:value-type="float" office:value="456.745636" calcext:value-type="float">
            <text:p>456,745636</text:p>
          </table:table-cell>
          <table:table-cell office:value-type="float" office:value="457.212494" calcext:value-type="float">
            <text:p>457,212494</text:p>
          </table:table-cell>
          <table:table-cell office:value-type="float" office:value="473.716736" calcext:value-type="float">
            <text:p>473,716736</text:p>
          </table:table-cell>
          <table:table-cell office:value-type="float" office:value="488.630402" calcext:value-type="float">
            <text:p>488,630402</text:p>
          </table:table-cell>
          <table:table-cell office:value-type="float" office:value="487.130066" calcext:value-type="float">
            <text:p>487,130066</text:p>
          </table:table-cell>
          <table:table-cell office:value-type="float" office:value="490.324768" calcext:value-type="float">
            <text:p>490,324768</text:p>
          </table:table-cell>
          <table:table-cell office:value-type="float" office:value="487.736877" calcext:value-type="float">
            <text:p>487,736877</text:p>
          </table:table-cell>
          <table:table-cell office:value-type="float" office:value="486.193512" calcext:value-type="float">
            <text:p>486,193512</text:p>
          </table:table-cell>
          <table:table-cell office:value-type="float" office:value="485.659607" calcext:value-type="float">
            <text:p>485,659607</text:p>
          </table:table-cell>
          <table:table-cell office:value-type="float" office:value="486.026947" calcext:value-type="float">
            <text:p>486,026947</text:p>
          </table:table-cell>
          <table:table-cell table:style-name="ce11" table:number-columns-repeated="18"/>
        </table:table-row>
        <table:table-row table:style-name="ro2">
          <table:table-cell office:value-type="string" calcext:value-type="string">
            <text:p>Pará</text:p>
          </table:table-cell>
          <table:table-cell office:value-type="float" office:value="121.488892" calcext:value-type="float">
            <text:p>121,488892</text:p>
          </table:table-cell>
          <table:table-cell office:value-type="float" office:value="112.802895" calcext:value-type="float">
            <text:p>112,802895</text:p>
          </table:table-cell>
          <table:table-cell office:value-type="float" office:value="125.201309" calcext:value-type="float">
            <text:p>125,201309</text:p>
          </table:table-cell>
          <table:table-cell office:value-type="float" office:value="142.872574" calcext:value-type="float">
            <text:p>142,872574</text:p>
          </table:table-cell>
          <table:table-cell office:value-type="float" office:value="157.013474" calcext:value-type="float">
            <text:p>157,013474</text:p>
          </table:table-cell>
          <table:table-cell office:value-type="float" office:value="167.202347" calcext:value-type="float">
            <text:p>167,202347</text:p>
          </table:table-cell>
          <table:table-cell office:value-type="float" office:value="171.416794" calcext:value-type="float">
            <text:p>171,416794</text:p>
          </table:table-cell>
          <table:table-cell office:value-type="float" office:value="186.311661" calcext:value-type="float">
            <text:p>186,311661</text:p>
          </table:table-cell>
          <table:table-cell office:value-type="float" office:value="191.303833" calcext:value-type="float">
            <text:p>191,303833</text:p>
          </table:table-cell>
          <table:table-cell office:value-type="float" office:value="192.931458" calcext:value-type="float">
            <text:p>192,931458</text:p>
          </table:table-cell>
          <table:table-cell office:value-type="float" office:value="195.586624" calcext:value-type="float">
            <text:p>195,586624</text:p>
          </table:table-cell>
          <table:table-cell office:value-type="float" office:value="195.662888" calcext:value-type="float">
            <text:p>195,662888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Paraíba</text:p>
          </table:table-cell>
          <table:table-cell office:value-type="float" office:value="59.719456" calcext:value-type="float">
            <text:p>59,719456</text:p>
          </table:table-cell>
          <table:table-cell office:value-type="float" office:value="60.067184" calcext:value-type="float">
            <text:p>60,067184</text:p>
          </table:table-cell>
          <table:table-cell office:value-type="float" office:value="60.718204" calcext:value-type="float">
            <text:p>60,718204</text:p>
          </table:table-cell>
          <table:table-cell office:value-type="float" office:value="60.07098" calcext:value-type="float">
            <text:p>60,07098</text:p>
          </table:table-cell>
          <table:table-cell office:value-type="float" office:value="58.257771" calcext:value-type="float">
            <text:p>58,257771</text:p>
          </table:table-cell>
          <table:table-cell office:value-type="float" office:value="59.474415" calcext:value-type="float">
            <text:p>59,474415</text:p>
          </table:table-cell>
          <table:table-cell office:value-type="float" office:value="63.188198" calcext:value-type="float">
            <text:p>63,188198</text:p>
          </table:table-cell>
          <table:table-cell office:value-type="float" office:value="63.655689" calcext:value-type="float">
            <text:p>63,655689</text:p>
          </table:table-cell>
          <table:table-cell office:value-type="float" office:value="63.760685" calcext:value-type="float">
            <text:p>63,760685</text:p>
          </table:table-cell>
          <table:table-cell office:value-type="float" office:value="62.421566" calcext:value-type="float">
            <text:p>62,421566</text:p>
          </table:table-cell>
          <table:table-cell office:value-type="float" office:value="58.01141" calcext:value-type="float">
            <text:p>58,01141</text:p>
          </table:table-cell>
          <table:table-cell office:value-type="float" office:value="59.072662" calcext:value-type="float">
            <text:p>59,072662</text:p>
          </table:table-cell>
          <table:table-cell table:style-name="ce11" table:number-columns-repeated="18"/>
        </table:table-row>
        <table:table-row table:style-name="ro2">
          <table:table-cell office:value-type="string" calcext:value-type="string">
            <text:p>Paraná</text:p>
          </table:table-cell>
          <table:table-cell office:value-type="float" office:value="310.636871" calcext:value-type="float">
            <text:p>310,636871</text:p>
          </table:table-cell>
          <table:table-cell office:value-type="float" office:value="301.712799" calcext:value-type="float">
            <text:p>301,712799</text:p>
          </table:table-cell>
          <table:table-cell office:value-type="float" office:value="329.107544" calcext:value-type="float">
            <text:p>329,107544</text:p>
          </table:table-cell>
          <table:table-cell office:value-type="float" office:value="326.150177" calcext:value-type="float">
            <text:p>326,150177</text:p>
          </table:table-cell>
          <table:table-cell office:value-type="float" office:value="329.591614" calcext:value-type="float">
            <text:p>329,591614</text:p>
          </table:table-cell>
          <table:table-cell office:value-type="float" office:value="334.534851" calcext:value-type="float">
            <text:p>334,534851</text:p>
          </table:table-cell>
          <table:table-cell office:value-type="float" office:value="334.659332" calcext:value-type="float">
            <text:p>334,659332</text:p>
          </table:table-cell>
          <table:table-cell office:value-type="float" office:value="357.870056" calcext:value-type="float">
            <text:p>357,870056</text:p>
          </table:table-cell>
          <table:table-cell office:value-type="float" office:value="336.195007" calcext:value-type="float">
            <text:p>336,195007</text:p>
          </table:table-cell>
          <table:table-cell office:value-type="float" office:value="334.574982" calcext:value-type="float">
            <text:p>334,574982</text:p>
          </table:table-cell>
          <table:table-cell office:value-type="float" office:value="317.238342" calcext:value-type="float">
            <text:p>317,238342</text:p>
          </table:table-cell>
          <table:table-cell office:value-type="float" office:value="327.819397" calcext:value-type="float">
            <text:p>327,819397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Pernambuco</text:p>
          </table:table-cell>
          <table:table-cell office:value-type="float" office:value="139.066666" calcext:value-type="float">
            <text:p>139,066666</text:p>
          </table:table-cell>
          <table:table-cell office:value-type="float" office:value="136.061981" calcext:value-type="float">
            <text:p>136,061981</text:p>
          </table:table-cell>
          <table:table-cell office:value-type="float" office:value="137.859283" calcext:value-type="float">
            <text:p>137,859283</text:p>
          </table:table-cell>
          <table:table-cell office:value-type="float" office:value="139.083984" calcext:value-type="float">
            <text:p>139,083984</text:p>
          </table:table-cell>
          <table:table-cell office:value-type="float" office:value="134.461166" calcext:value-type="float">
            <text:p>134,461166</text:p>
          </table:table-cell>
          <table:table-cell office:value-type="float" office:value="135.320023" calcext:value-type="float">
            <text:p>135,320023</text:p>
          </table:table-cell>
          <table:table-cell office:value-type="float" office:value="142.819092" calcext:value-type="float">
            <text:p>142,819092</text:p>
          </table:table-cell>
          <table:table-cell office:value-type="float" office:value="147.683838" calcext:value-type="float">
            <text:p>147,683838</text:p>
          </table:table-cell>
          <table:table-cell office:value-type="float" office:value="147.287872" calcext:value-type="float">
            <text:p>147,287872</text:p>
          </table:table-cell>
          <table:table-cell office:value-type="float" office:value="147.50679" calcext:value-type="float">
            <text:p>147,50679</text:p>
          </table:table-cell>
          <table:table-cell office:value-type="float" office:value="142.134308" calcext:value-type="float">
            <text:p>142,134308</text:p>
          </table:table-cell>
          <table:table-cell office:value-type="float" office:value="141.929291" calcext:value-type="float">
            <text:p>141,929291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Piauí</text:p>
          </table:table-cell>
          <table:table-cell office:value-type="float" office:value="56.605152" calcext:value-type="float">
            <text:p>56,605152</text:p>
          </table:table-cell>
          <table:table-cell office:value-type="float" office:value="55.091358" calcext:value-type="float">
            <text:p>55,091358</text:p>
          </table:table-cell>
          <table:table-cell office:value-type="float" office:value="58.500526" calcext:value-type="float">
            <text:p>58,500526</text:p>
          </table:table-cell>
          <table:table-cell office:value-type="float" office:value="62.772682" calcext:value-type="float">
            <text:p>62,772682</text:p>
          </table:table-cell>
          <table:table-cell office:value-type="float" office:value="65.887535" calcext:value-type="float">
            <text:p>65,887535</text:p>
          </table:table-cell>
          <table:table-cell office:value-type="float" office:value="68.084702" calcext:value-type="float">
            <text:p>68,084702</text:p>
          </table:table-cell>
          <table:table-cell office:value-type="float" office:value="70.817726" calcext:value-type="float">
            <text:p>70,817726</text:p>
          </table:table-cell>
          <table:table-cell office:value-type="float" office:value="72.645645" calcext:value-type="float">
            <text:p>72,645645</text:p>
          </table:table-cell>
          <table:table-cell office:value-type="float" office:value="74.415054" calcext:value-type="float">
            <text:p>74,415054</text:p>
          </table:table-cell>
          <table:table-cell office:value-type="float" office:value="73.905334" calcext:value-type="float">
            <text:p>73,905334</text:p>
          </table:table-cell>
          <table:table-cell office:value-type="float" office:value="73.619431" calcext:value-type="float">
            <text:p>73,619431</text:p>
          </table:table-cell>
          <table:table-cell office:value-type="float" office:value="73.171181" calcext:value-type="float">
            <text:p>73,171181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io Grande do Sul</text:p>
          </table:table-cell>
          <table:table-cell office:value-type="float" office:value="223.335358" calcext:value-type="float">
            <text:p>223,335358</text:p>
          </table:table-cell>
          <table:table-cell office:value-type="float" office:value="221.227386" calcext:value-type="float">
            <text:p>221,227386</text:p>
          </table:table-cell>
          <table:table-cell office:value-type="float" office:value="223.032715" calcext:value-type="float">
            <text:p>223,032715</text:p>
          </table:table-cell>
          <table:table-cell office:value-type="float" office:value="223.580002" calcext:value-type="float">
            <text:p>223,580002</text:p>
          </table:table-cell>
          <table:table-cell office:value-type="float" office:value="225.722076" calcext:value-type="float">
            <text:p>225,722076</text:p>
          </table:table-cell>
          <table:table-cell office:value-type="float" office:value="228.457397" calcext:value-type="float">
            <text:p>228,457397</text:p>
          </table:table-cell>
          <table:table-cell office:value-type="float" office:value="229.463013" calcext:value-type="float">
            <text:p>229,463013</text:p>
          </table:table-cell>
          <table:table-cell office:value-type="float" office:value="234.529587" calcext:value-type="float">
            <text:p>234,529587</text:p>
          </table:table-cell>
          <table:table-cell office:value-type="float" office:value="222.066803" calcext:value-type="float">
            <text:p>222,066803</text:p>
          </table:table-cell>
          <table:table-cell office:value-type="float" office:value="220.488037" calcext:value-type="float">
            <text:p>220,488037</text:p>
          </table:table-cell>
          <table:table-cell office:value-type="float" office:value="218.93779" calcext:value-type="float">
            <text:p>218,93779</text:p>
          </table:table-cell>
          <table:table-cell office:value-type="float" office:value="225.467575" calcext:value-type="float">
            <text:p>225,467575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io de Janeiro</text:p>
          </table:table-cell>
          <table:table-cell office:value-type="float" office:value="210.276398" calcext:value-type="float">
            <text:p>210,276398</text:p>
          </table:table-cell>
          <table:table-cell office:value-type="float" office:value="205.357574" calcext:value-type="float">
            <text:p>205,357574</text:p>
          </table:table-cell>
          <table:table-cell office:value-type="float" office:value="225.304596" calcext:value-type="float">
            <text:p>225,304596</text:p>
          </table:table-cell>
          <table:table-cell office:value-type="float" office:value="232.054535" calcext:value-type="float">
            <text:p>232,054535</text:p>
          </table:table-cell>
          <table:table-cell office:value-type="float" office:value="228.093796" calcext:value-type="float">
            <text:p>228,093796</text:p>
          </table:table-cell>
          <table:table-cell office:value-type="float" office:value="235.493896" calcext:value-type="float">
            <text:p>235,493896</text:p>
          </table:table-cell>
          <table:table-cell office:value-type="float" office:value="232.633011" calcext:value-type="float">
            <text:p>232,633011</text:p>
          </table:table-cell>
          <table:table-cell office:value-type="float" office:value="233.230667" calcext:value-type="float">
            <text:p>233,230667</text:p>
          </table:table-cell>
          <table:table-cell office:value-type="float" office:value="237.644073" calcext:value-type="float">
            <text:p>237,644073</text:p>
          </table:table-cell>
          <table:table-cell office:value-type="float" office:value="238.19902" calcext:value-type="float">
            <text:p>238,19902</text:p>
          </table:table-cell>
          <table:table-cell office:value-type="float" office:value="232.606598" calcext:value-type="float">
            <text:p>232,606598</text:p>
          </table:table-cell>
          <table:table-cell office:value-type="float" office:value="232.746872" calcext:value-type="float">
            <text:p>232,746872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io Grande do Norte</text:p>
          </table:table-cell>
          <table:table-cell office:value-type="float" office:value="40.917717" calcext:value-type="float">
            <text:p>40,917717</text:p>
          </table:table-cell>
          <table:table-cell office:value-type="float" office:value="41.125336" calcext:value-type="float">
            <text:p>41,125336</text:p>
          </table:table-cell>
          <table:table-cell office:value-type="float" office:value="41.435265" calcext:value-type="float">
            <text:p>41,435265</text:p>
          </table:table-cell>
          <table:table-cell office:value-type="float" office:value="41.650776" calcext:value-type="float">
            <text:p>41,650776</text:p>
          </table:table-cell>
          <table:table-cell office:value-type="float" office:value="40.362751" calcext:value-type="float">
            <text:p>40,362751</text:p>
          </table:table-cell>
          <table:table-cell office:value-type="float" office:value="39.764565" calcext:value-type="float">
            <text:p>39,764565</text:p>
          </table:table-cell>
          <table:table-cell office:value-type="float" office:value="40.998714" calcext:value-type="float">
            <text:p>40,998714</text:p>
          </table:table-cell>
          <table:table-cell office:value-type="float" office:value="43.791176" calcext:value-type="float">
            <text:p>43,791176</text:p>
          </table:table-cell>
          <table:table-cell office:value-type="float" office:value="43.352646" calcext:value-type="float">
            <text:p>43,352646</text:p>
          </table:table-cell>
          <table:table-cell office:value-type="float" office:value="42.932224" calcext:value-type="float">
            <text:p>42,932224</text:p>
          </table:table-cell>
          <table:table-cell office:value-type="float" office:value="42.060177" calcext:value-type="float">
            <text:p>42,060177</text:p>
          </table:table-cell>
          <table:table-cell office:value-type="float" office:value="41.712879" calcext:value-type="float">
            <text:p>41,712879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ondônia</text:p>
          </table:table-cell>
          <table:table-cell office:value-type="float" office:value="31.292349" calcext:value-type="float">
            <text:p>31,292349</text:p>
          </table:table-cell>
          <table:table-cell office:value-type="float" office:value="31.023626" calcext:value-type="float">
            <text:p>31,023626</text:p>
          </table:table-cell>
          <table:table-cell office:value-type="float" office:value="31.811789" calcext:value-type="float">
            <text:p>31,811789</text:p>
          </table:table-cell>
          <table:table-cell office:value-type="float" office:value="34.034172" calcext:value-type="float">
            <text:p>34,034172</text:p>
          </table:table-cell>
          <table:table-cell office:value-type="float" office:value="36.274406" calcext:value-type="float">
            <text:p>36,274406</text:p>
          </table:table-cell>
          <table:table-cell office:value-type="float" office:value="37.147503" calcext:value-type="float">
            <text:p>37,147503</text:p>
          </table:table-cell>
          <table:table-cell office:value-type="float" office:value="38.487091" calcext:value-type="float">
            <text:p>38,487091</text:p>
          </table:table-cell>
          <table:table-cell office:value-type="float" office:value="37.820686" calcext:value-type="float">
            <text:p>37,820686</text:p>
          </table:table-cell>
          <table:table-cell office:value-type="float" office:value="39.871845" calcext:value-type="float">
            <text:p>39,871845</text:p>
          </table:table-cell>
          <table:table-cell office:value-type="float" office:value="38.769894" calcext:value-type="float">
            <text:p>38,769894</text:p>
          </table:table-cell>
          <table:table-cell office:value-type="float" office:value="38.424015" calcext:value-type="float">
            <text:p>38,424015</text:p>
          </table:table-cell>
          <table:table-cell office:value-type="float" office:value="38.052925" calcext:value-type="float">
            <text:p>38,052925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oraima</text:p>
          </table:table-cell>
          <table:table-cell office:value-type="float" office:value="7.210617" calcext:value-type="float">
            <text:p>7,210617</text:p>
          </table:table-cell>
          <table:table-cell office:value-type="float" office:value="7.299311" calcext:value-type="float">
            <text:p>7,299311</text:p>
          </table:table-cell>
          <table:table-cell office:value-type="float" office:value="7.399745" calcext:value-type="float">
            <text:p>7,399745</text:p>
          </table:table-cell>
          <table:table-cell office:value-type="float" office:value="7.549856" calcext:value-type="float">
            <text:p>7,549856</text:p>
          </table:table-cell>
          <table:table-cell office:value-type="float" office:value="7.402041" calcext:value-type="float">
            <text:p>7,402041</text:p>
          </table:table-cell>
          <table:table-cell office:value-type="float" office:value="7.22883" calcext:value-type="float">
            <text:p>7,22883</text:p>
          </table:table-cell>
          <table:table-cell office:value-type="float" office:value="7.883653" calcext:value-type="float">
            <text:p>7,883653</text:p>
          </table:table-cell>
          <table:table-cell office:value-type="float" office:value="8.545144" calcext:value-type="float">
            <text:p>8,545144</text:p>
          </table:table-cell>
          <table:table-cell office:value-type="float" office:value="8.637756" calcext:value-type="float">
            <text:p>8,637756</text:p>
          </table:table-cell>
          <table:table-cell office:value-type="float" office:value="9.11533" calcext:value-type="float">
            <text:p>9,11533</text:p>
          </table:table-cell>
          <table:table-cell office:value-type="float" office:value="9.01393" calcext:value-type="float">
            <text:p>9,01393</text:p>
          </table:table-cell>
          <table:table-cell office:value-type="float" office:value="8.641491" calcext:value-type="float">
            <text:p>8,641491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Santa Catarina</text:p>
          </table:table-cell>
          <table:table-cell office:value-type="float" office:value="232.906769" calcext:value-type="float">
            <text:p>232,906769</text:p>
          </table:table-cell>
          <table:table-cell office:value-type="float" office:value="233.068436" calcext:value-type="float">
            <text:p>233,068436</text:p>
          </table:table-cell>
          <table:table-cell office:value-type="float" office:value="250.586151" calcext:value-type="float">
            <text:p>250,586151</text:p>
          </table:table-cell>
          <table:table-cell office:value-type="float" office:value="246.223236" calcext:value-type="float">
            <text:p>246,223236</text:p>
          </table:table-cell>
          <table:table-cell office:value-type="float" office:value="240.45224" calcext:value-type="float">
            <text:p>240,45224</text:p>
          </table:table-cell>
          <table:table-cell office:value-type="float" office:value="242.65564" calcext:value-type="float">
            <text:p>242,65564</text:p>
          </table:table-cell>
          <table:table-cell office:value-type="float" office:value="238.102951" calcext:value-type="float">
            <text:p>238,102951</text:p>
          </table:table-cell>
          <table:table-cell office:value-type="float" office:value="241.403168" calcext:value-type="float">
            <text:p>241,403168</text:p>
          </table:table-cell>
          <table:table-cell office:value-type="float" office:value="240.327606" calcext:value-type="float">
            <text:p>240,327606</text:p>
          </table:table-cell>
          <table:table-cell office:value-type="float" office:value="239.733185" calcext:value-type="float">
            <text:p>239,733185</text:p>
          </table:table-cell>
          <table:table-cell office:value-type="float" office:value="239.061691" calcext:value-type="float">
            <text:p>239,061691</text:p>
          </table:table-cell>
          <table:table-cell office:value-type="float" office:value="241.626465" calcext:value-type="float">
            <text:p>241,626465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São Paulo</text:p>
          </table:table-cell>
          <table:table-cell office:value-type="float" office:value="913.917786" calcext:value-type="float">
            <text:p>913,917786</text:p>
          </table:table-cell>
          <table:table-cell office:value-type="float" office:value="915.398438" calcext:value-type="float">
            <text:p>915,398438</text:p>
          </table:table-cell>
          <table:table-cell office:value-type="float" office:value="920.352661" calcext:value-type="float">
            <text:p>920,352661</text:p>
          </table:table-cell>
          <table:table-cell office:value-type="float" office:value="920.492981" calcext:value-type="float">
            <text:p>920,492981</text:p>
          </table:table-cell>
          <table:table-cell office:value-type="float" office:value="912.606445" calcext:value-type="float">
            <text:p>912,606445</text:p>
          </table:table-cell>
          <table:table-cell office:value-type="float" office:value="911.046082" calcext:value-type="float">
            <text:p>911,046082</text:p>
          </table:table-cell>
          <table:table-cell office:value-type="float" office:value="909.039856" calcext:value-type="float">
            <text:p>909,039856</text:p>
          </table:table-cell>
          <table:table-cell office:value-type="float" office:value="909.942871" calcext:value-type="float">
            <text:p>909,942871</text:p>
          </table:table-cell>
          <table:table-cell office:value-type="float" office:value="913.238281" calcext:value-type="float">
            <text:p>913,238281</text:p>
          </table:table-cell>
          <table:table-cell office:value-type="float" office:value="913.202148" calcext:value-type="float">
            <text:p>913,202148</text:p>
          </table:table-cell>
          <table:table-cell office:value-type="float" office:value="911.452148" calcext:value-type="float">
            <text:p>911,452148</text:p>
          </table:table-cell>
          <table:table-cell office:value-type="float" office:value="914.825012" calcext:value-type="float">
            <text:p>914,825012</text:p>
          </table:table-cell>
          <table:table-cell table:number-columns-repeated="8"/>
          <table:table-cell table:style-name="ce9"/>
          <table:table-cell table:number-columns-repeated="9"/>
        </table:table-row>
        <table:table-row table:style-name="ro2">
          <table:table-cell office:value-type="string" calcext:value-type="string">
            <text:p>Sergipe</text:p>
          </table:table-cell>
          <table:table-cell office:value-type="float" office:value="31.484152" calcext:value-type="float">
            <text:p>31,484152</text:p>
          </table:table-cell>
          <table:table-cell office:value-type="float" office:value="31.841486" calcext:value-type="float">
            <text:p>31,841486</text:p>
          </table:table-cell>
          <table:table-cell office:value-type="float" office:value="30.861835" calcext:value-type="float">
            <text:p>30,861835</text:p>
          </table:table-cell>
          <table:table-cell office:value-type="float" office:value="30.917688" calcext:value-type="float">
            <text:p>30,917688</text:p>
          </table:table-cell>
          <table:table-cell office:value-type="float" office:value="28.951004" calcext:value-type="float">
            <text:p>28,951004</text:p>
          </table:table-cell>
          <table:table-cell office:value-type="float" office:value="28.546436" calcext:value-type="float">
            <text:p>28,546436</text:p>
          </table:table-cell>
          <table:table-cell office:value-type="float" office:value="30.94603" calcext:value-type="float">
            <text:p>30,94603</text:p>
          </table:table-cell>
          <table:table-cell office:value-type="float" office:value="30.275249" calcext:value-type="float">
            <text:p>30,275249</text:p>
          </table:table-cell>
          <table:table-cell office:value-type="float" office:value="30.911663" calcext:value-type="float">
            <text:p>30,911663</text:p>
          </table:table-cell>
          <table:table-cell office:value-type="float" office:value="32.735119" calcext:value-type="float">
            <text:p>32,735119</text:p>
          </table:table-cell>
          <table:table-cell office:value-type="float" office:value="33.116844" calcext:value-type="float">
            <text:p>33,116844</text:p>
          </table:table-cell>
          <table:table-cell office:value-type="float" office:value="32.900726" calcext:value-type="float">
            <text:p>32,900726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Tocantins</text:p>
          </table:table-cell>
          <table:table-cell office:value-type="float" office:value="37.540215" calcext:value-type="float">
            <text:p>37,540215</text:p>
          </table:table-cell>
          <table:table-cell office:value-type="float" office:value="35.748211" calcext:value-type="float">
            <text:p>35,748211</text:p>
          </table:table-cell>
          <table:table-cell office:value-type="float" office:value="37.017727" calcext:value-type="float">
            <text:p>37,017727</text:p>
          </table:table-cell>
          <table:table-cell office:value-type="float" office:value="39.27375" calcext:value-type="float">
            <text:p>39,27375</text:p>
          </table:table-cell>
          <table:table-cell office:value-type="float" office:value="42.692589" calcext:value-type="float">
            <text:p>42,692589</text:p>
          </table:table-cell>
          <table:table-cell office:value-type="float" office:value="45.813046" calcext:value-type="float">
            <text:p>45,813046</text:p>
          </table:table-cell>
          <table:table-cell office:value-type="float" office:value="49.416676" calcext:value-type="float">
            <text:p>49,416676</text:p>
          </table:table-cell>
          <table:table-cell office:value-type="float" office:value="50.277225" calcext:value-type="float">
            <text:p>50,277225</text:p>
          </table:table-cell>
          <table:table-cell office:value-type="float" office:value="53.363068" calcext:value-type="float">
            <text:p>53,363068</text:p>
          </table:table-cell>
          <table:table-cell office:value-type="float" office:value="55.318928" calcext:value-type="float">
            <text:p>55,318928</text:p>
          </table:table-cell>
          <table:table-cell office:value-type="float" office:value="53.728966" calcext:value-type="float">
            <text:p>53,728966</text:p>
          </table:table-cell>
          <table:table-cell office:value-type="float" office:value="51.490875" calcext:value-type="float">
            <text:p>51,490875</text:p>
          </table:table-cell>
          <table:table-cell table:number-columns-repeated="18"/>
        </table:table-row>
        <table:table-row table:style-name="ro2" table:number-rows-repeated="9">
          <table:table-cell table:style-name="Default"/>
          <table:table-cell table:style-name="ce9" table:number-columns-repeated="12"/>
          <table:table-cell table:number-columns-repeated="18"/>
        </table:table-row>
        <table:table-row table:style-name="ro2">
          <table:table-cell table:style-name="Default"/>
          <table:table-cell table:style-name="ce9" table:number-columns-repeated="12"/>
          <table:table-cell table:number-columns-repeated="18"/>
        </table:table-row>
      </table:table>
      <table:table table:name="Porcentagem" table:style-name="ta1">
        <table:table-column table:style-name="co4" table:default-cell-style-name="ce7"/>
        <table:table-column table:style-name="co2" table:number-columns-repeated="12" table:default-cell-style-name="ce24"/>
        <table:table-column table:style-name="co2" table:default-cell-style-name="ce47"/>
        <table:table-column table:style-name="co5" table:default-cell-style-name="ce21"/>
        <table:table-column table:style-name="co6" table:default-cell-style-name="ce24"/>
        <table:table-column table:style-name="co2" table:default-cell-style-name="ce15"/>
        <table:table-column table:style-name="co2" table:number-columns-repeated="972" table:default-cell-style-name="ce84"/>
        <table:table-row table:style-name="ro1">
          <table:table-cell table:style-name="ce6" office:value-type="string" calcext:value-type="string">
            <text:p>% do Erro Absoluto</text:p>
          </table:table-cell>
          <table:table-cell table:style-name="ce8" office:value-type="string" calcext:value-type="string">
            <text:p>2019-01</text:p>
          </table:table-cell>
          <table:table-cell table:style-name="ce8" office:value-type="string" calcext:value-type="string">
            <text:p>2019-02</text:p>
          </table:table-cell>
          <table:table-cell table:style-name="ce8" office:value-type="string" calcext:value-type="string">
            <text:p>2019-03</text:p>
          </table:table-cell>
          <table:table-cell table:style-name="ce8" office:value-type="string" calcext:value-type="string">
            <text:p>2019-04</text:p>
          </table:table-cell>
          <table:table-cell table:style-name="ce8" office:value-type="string" calcext:value-type="string">
            <text:p>2019-05</text:p>
          </table:table-cell>
          <table:table-cell table:style-name="ce8" office:value-type="string" calcext:value-type="string">
            <text:p>2019-06</text:p>
          </table:table-cell>
          <table:table-cell table:style-name="ce8" office:value-type="string" calcext:value-type="string">
            <text:p>2019-07</text:p>
          </table:table-cell>
          <table:table-cell table:style-name="ce8" office:value-type="string" calcext:value-type="string">
            <text:p>2019-08</text:p>
          </table:table-cell>
          <table:table-cell table:style-name="ce8" office:value-type="string" calcext:value-type="string">
            <text:p>2019-09</text:p>
          </table:table-cell>
          <table:table-cell table:style-name="ce8" office:value-type="string" calcext:value-type="string">
            <text:p>2019-10</text:p>
          </table:table-cell>
          <table:table-cell table:style-name="ce8" office:value-type="string" calcext:value-type="string">
            <text:p>2019-11</text:p>
          </table:table-cell>
          <table:table-cell table:style-name="ce8" office:value-type="string" calcext:value-type="string">
            <text:p>2019-12</text:p>
          </table:table-cell>
          <table:table-cell table:style-name="ce26" office:value-type="string" calcext:value-type="string">
            <text:p>MAPE</text:p>
          </table:table-cell>
          <table:table-cell table:style-name="ce26" office:value-type="string" calcext:value-type="string">
            <text:p>Desv. Padrão </text:p>
          </table:table-cell>
          <table:table-cell table:style-name="ce26" office:value-type="string" calcext:value-type="string">
            <text:p>Erro Cim. Total</text:p>
          </table:table-cell>
          <table:table-cell table:style-name="ce26" office:value-type="string" calcext:value-type="string">
            <text:p>&lt; 5%</text:p>
          </table:table-cell>
          <table:table-cell table:style-name="Default" table:number-columns-repeated="972"/>
        </table:table-row>
        <table:table-row table:style-name="ro2">
          <table:table-cell office:value-type="string" calcext:value-type="string">
            <text:p>Acre</text:p>
          </table:table-cell>
          <table:table-cell table:formula="of:=(ABS([$Registrado.B2] - [$Previsto.B2])/[$Registrado.B2])" office:value-type="percentage" office:value="0.109284769395781" calcext:value-type="percentage">
            <text:p>10,928%</text:p>
          </table:table-cell>
          <table:table-cell table:formula="of:=(ABS([$Registrado.C2] - [$Previsto.C2])/[$Registrado.C2])" office:value-type="percentage" office:value="0.09431952605722" calcext:value-type="percentage">
            <text:p>9,432%</text:p>
          </table:table-cell>
          <table:table-cell table:formula="of:=(ABS([$Registrado.D2] - [$Previsto.D2])/[$Registrado.D2])" office:value-type="percentage" office:value="0.143397524752475" calcext:value-type="percentage">
            <text:p>14,340%</text:p>
          </table:table-cell>
          <table:table-cell table:formula="of:=(ABS([$Registrado.E2] - [$Previsto.E2])/[$Registrado.E2])" office:value-type="percentage" office:value="0.0701521427290658" calcext:value-type="percentage">
            <text:p>7,015%</text:p>
          </table:table-cell>
          <table:table-cell table:formula="of:=(ABS([$Registrado.F2] - [$Previsto.F2])/[$Registrado.F2])" office:value-type="percentage" office:value="0.106326511032939" calcext:value-type="percentage">
            <text:p>10,633%</text:p>
          </table:table-cell>
          <table:table-cell table:formula="of:=(ABS([$Registrado.G2] - [$Previsto.G2])/[$Registrado.G2])" office:value-type="percentage" office:value="0.0523733300346363" calcext:value-type="percentage">
            <text:p>5,237%</text:p>
          </table:table-cell>
          <table:table-cell table:formula="of:=(ABS([$Registrado.H2] - [$Previsto.H2])/[$Registrado.H2])" office:value-type="percentage" office:value="0.20223641004415" calcext:value-type="percentage">
            <text:p>20,224%</text:p>
          </table:table-cell>
          <table:table-cell table:formula="of:=(ABS([$Registrado.I2] - [$Previsto.I2])/[$Registrado.I2])" office:value-type="percentage" office:value="0.29560557316271" calcext:value-type="percentage">
            <text:p>29,561%</text:p>
          </table:table-cell>
          <table:table-cell table:formula="of:=(ABS([$Registrado.J2] - [$Previsto.J2])/[$Registrado.J2])" office:value-type="percentage" office:value="0.209075067199895" calcext:value-type="percentage">
            <text:p>20,908%</text:p>
          </table:table-cell>
          <table:table-cell table:formula="of:=(ABS([$Registrado.K2] - [$Previsto.K2])/[$Registrado.K2])" office:value-type="percentage" office:value="0.283032060976347" calcext:value-type="percentage">
            <text:p>28,303%</text:p>
          </table:table-cell>
          <table:table-cell table:formula="of:=(ABS([$Registrado.L2] - [$Previsto.L2])/[$Registrado.L2])" office:value-type="percentage" office:value="0.235667368144154" calcext:value-type="percentage">
            <text:p>23,567%</text:p>
          </table:table-cell>
          <table:table-cell table:formula="of:=(ABS([$Registrado.M2] - [$Previsto.M2])/[$Registrado.M2])" office:value-type="percentage" office:value="0.0988814960629921" calcext:value-type="percentage">
            <text:p>9,888%</text:p>
          </table:table-cell>
          <table:table-cell table:formula="of:=AVERAGE([.B2:.M2])" office:value-type="percentage" office:value="0.158362648299364" calcext:value-type="percentage">
            <text:p>15,836%</text:p>
          </table:table-cell>
          <table:table-cell table:formula="of:=STDEV([.B2:.M2])" office:value-type="percentage" office:value="0.0835820063019598" calcext:value-type="percentage">
            <text:p>8,36%</text:p>
          </table:table-cell>
          <table:table-cell table:formula="of:=ABS(SUM([$Registrado.B2:.M2]) -SUM([$Previsto.B2:.M2]))/SUM([$Registrado.B2:.M2])" office:value-type="percentage" office:value="0.143768273019258" calcext:value-type="percentage">
            <text:p>14,377%</text:p>
          </table:table-cell>
          <table:table-cell table:formula="of:=COUNTIF([.B2:.M2]; &quot;&lt;0,05&quot;)" office:value-type="float" office:value="0" calcext:value-type="float">
            <text:p>0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Alagoas</text:p>
          </table:table-cell>
          <table:table-cell table:formula="of:=(ABS([$Registrado.B3] - [$Previsto.B3])/[$Registrado.B3])" office:value-type="percentage" office:value="0.13479761022601" calcext:value-type="percentage">
            <text:p>13,480%</text:p>
          </table:table-cell>
          <table:table-cell table:formula="of:=(ABS([$Registrado.C3] - [$Previsto.C3])/[$Registrado.C3])" office:value-type="percentage" office:value="0.0418008756336822" calcext:value-type="percentage">
            <text:p>4,180%</text:p>
          </table:table-cell>
          <table:table-cell table:formula="of:=(ABS([$Registrado.D3] - [$Previsto.D3])/[$Registrado.D3])" office:value-type="percentage" office:value="0.0620808393981919" calcext:value-type="percentage">
            <text:p>6,208%</text:p>
          </table:table-cell>
          <table:table-cell table:formula="of:=(ABS([$Registrado.E3] - [$Previsto.E3])/[$Registrado.E3])" office:value-type="percentage" office:value="0.123122212944924" calcext:value-type="percentage">
            <text:p>12,312%</text:p>
          </table:table-cell>
          <table:table-cell table:formula="of:=(ABS([$Registrado.F3] - [$Previsto.F3])/[$Registrado.F3])" office:value-type="percentage" office:value="0.244677324543332" calcext:value-type="percentage">
            <text:p>24,468%</text:p>
          </table:table-cell>
          <table:table-cell table:formula="of:=(ABS([$Registrado.G3] - [$Previsto.G3])/[$Registrado.G3])" office:value-type="percentage" office:value="0.227850215565136" calcext:value-type="percentage">
            <text:p>22,785%</text:p>
          </table:table-cell>
          <table:table-cell table:formula="of:=(ABS([$Registrado.H3] - [$Previsto.H3])/[$Registrado.H3])" office:value-type="percentage" office:value="0.0154531311469547" calcext:value-type="percentage">
            <text:p>1,545%</text:p>
          </table:table-cell>
          <table:table-cell table:formula="of:=(ABS([$Registrado.I3] - [$Previsto.I3])/[$Registrado.I3])" office:value-type="percentage" office:value="0.101092346655136" calcext:value-type="percentage">
            <text:p>10,109%</text:p>
          </table:table-cell>
          <table:table-cell table:formula="of:=(ABS([$Registrado.J3] - [$Previsto.J3])/[$Registrado.J3])" office:value-type="percentage" office:value="0.0554910993800258" calcext:value-type="percentage">
            <text:p>5,549%</text:p>
          </table:table-cell>
          <table:table-cell table:formula="of:=(ABS([$Registrado.K3] - [$Previsto.K3])/[$Registrado.K3])" office:value-type="percentage" office:value="0.196953211718146" calcext:value-type="percentage">
            <text:p>19,695%</text:p>
          </table:table-cell>
          <table:table-cell table:formula="of:=(ABS([$Registrado.L3] - [$Previsto.L3])/[$Registrado.L3])" office:value-type="percentage" office:value="0.125952052664317" calcext:value-type="percentage">
            <text:p>12,595%</text:p>
          </table:table-cell>
          <table:table-cell table:formula="of:=(ABS([$Registrado.M3] - [$Previsto.M3])/[$Registrado.M3])" office:value-type="percentage" office:value="0.0972016272635125" calcext:value-type="percentage">
            <text:p>9,720%</text:p>
          </table:table-cell>
          <table:table-cell table:formula="of:=AVERAGE([.B3:.M3])" office:value-type="percentage" office:value="0.118872712261614" calcext:value-type="percentage">
            <text:p>11,887%</text:p>
          </table:table-cell>
          <table:table-cell table:formula="of:=STDEV([.B3:.M3])" office:value-type="percentage" office:value="0.0731034382631345" calcext:value-type="percentage">
            <text:p>7,31%</text:p>
          </table:table-cell>
          <table:table-cell table:formula="of:=ABS(SUM([$Registrado.B3:.M3]) -SUM([$Previsto.B3:.M3]))/SUM([$Registrado.B3:.M3])" office:value-type="percentage" office:value="0.0838523974413128" calcext:value-type="percentage">
            <text:p>8,385%</text:p>
          </table:table-cell>
          <table:table-cell table:formula="of:=COUNTIF([.B3:.M3]; &quot;&lt;0,05&quot;)" office:value-type="float" office:value="2" calcext:value-type="float">
            <text:p>2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Amapá</text:p>
          </table:table-cell>
          <table:table-cell table:formula="of:=(ABS([$Registrado.B4] - [$Previsto.B4])/[$Registrado.B4])" office:value-type="percentage" office:value="0.0845706325456609" calcext:value-type="percentage">
            <text:p>8,457%</text:p>
          </table:table-cell>
          <table:table-cell table:formula="of:=(ABS([$Registrado.C4] - [$Previsto.C4])/[$Registrado.C4])" office:value-type="percentage" office:value="0.26246001626457" calcext:value-type="percentage">
            <text:p>26,246%</text:p>
          </table:table-cell>
          <table:table-cell table:formula="of:=(ABS([$Registrado.D4] - [$Previsto.D4])/[$Registrado.D4])" office:value-type="percentage" office:value="0.326510616929699" calcext:value-type="percentage">
            <text:p>32,651%</text:p>
          </table:table-cell>
          <table:table-cell table:formula="of:=(ABS([$Registrado.E4] - [$Previsto.E4])/[$Registrado.E4])" office:value-type="percentage" office:value="0.237810825013137" calcext:value-type="percentage">
            <text:p>23,781%</text:p>
          </table:table-cell>
          <table:table-cell table:formula="of:=(ABS([$Registrado.F4] - [$Previsto.F4])/[$Registrado.F4])" office:value-type="percentage" office:value="0.199886519782042" calcext:value-type="percentage">
            <text:p>19,989%</text:p>
          </table:table-cell>
          <table:table-cell table:formula="of:=(ABS([$Registrado.G4] - [$Previsto.G4])/[$Registrado.G4])" office:value-type="percentage" office:value="0.267208036219581" calcext:value-type="percentage">
            <text:p>26,721%</text:p>
          </table:table-cell>
          <table:table-cell table:formula="of:=(ABS([$Registrado.H4] - [$Previsto.H4])/[$Registrado.H4])" office:value-type="percentage" office:value="0.0702926850946582" calcext:value-type="percentage">
            <text:p>7,029%</text:p>
          </table:table-cell>
          <table:table-cell table:formula="of:=(ABS([$Registrado.I4] - [$Previsto.I4])/[$Registrado.I4])" office:value-type="percentage" office:value="0.16571883265738" calcext:value-type="percentage">
            <text:p>16,572%</text:p>
          </table:table-cell>
          <table:table-cell table:formula="of:=(ABS([$Registrado.J4] - [$Previsto.J4])/[$Registrado.J4])" office:value-type="percentage" office:value="0.0652958047292144" calcext:value-type="percentage">
            <text:p>6,530%</text:p>
          </table:table-cell>
          <table:table-cell table:formula="of:=(ABS([$Registrado.K4] - [$Previsto.K4])/[$Registrado.K4])" office:value-type="percentage" office:value="0.163445017051914" calcext:value-type="percentage">
            <text:p>16,345%</text:p>
          </table:table-cell>
          <table:table-cell table:formula="of:=(ABS([$Registrado.L4] - [$Previsto.L4])/[$Registrado.L4])" office:value-type="percentage" office:value="0.651820849497662" calcext:value-type="percentage">
            <text:p>65,182%</text:p>
          </table:table-cell>
          <table:table-cell table:formula="of:=(ABS([$Registrado.M4] - [$Previsto.M4])/[$Registrado.M4])" office:value-type="percentage" office:value="0.337452012383901" calcext:value-type="percentage">
            <text:p>33,745%</text:p>
          </table:table-cell>
          <table:table-cell table:formula="of:=AVERAGE([.B4:.M4])" office:value-type="percentage" office:value="0.236039320680785" calcext:value-type="percentage">
            <text:p>23,604%</text:p>
          </table:table-cell>
          <table:table-cell table:formula="of:=STDEV([.B4:.M4])" office:value-type="percentage" office:value="0.160710506897802" calcext:value-type="percentage">
            <text:p>16,07%</text:p>
          </table:table-cell>
          <table:table-cell table:formula="of:=ABS(SUM([$Registrado.B4:.M4]) -SUM([$Previsto.B4:.M4]))/SUM([$Registrado.B4:.M4])" office:value-type="percentage" office:value="0.226943946468253" calcext:value-type="percentage">
            <text:p>22,694%</text:p>
          </table:table-cell>
          <table:table-cell table:formula="of:=COUNTIF([.B4:.M4]; &quot;&lt;0,05&quot;)" office:value-type="float" office:value="0" calcext:value-type="float">
            <text:p>0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Amazonas</text:p>
          </table:table-cell>
          <table:table-cell table:formula="of:=(ABS([$Registrado.B5] - [$Previsto.B5])/[$Registrado.B5])" office:value-type="percentage" office:value="0.124120661814608" calcext:value-type="percentage">
            <text:p>12,412%</text:p>
          </table:table-cell>
          <table:table-cell table:formula="of:=(ABS([$Registrado.C5] - [$Previsto.C5])/[$Registrado.C5])" office:value-type="percentage" office:value="0.0302907344695499" calcext:value-type="percentage">
            <text:p>3,029%</text:p>
          </table:table-cell>
          <table:table-cell table:formula="of:=(ABS([$Registrado.D5] - [$Previsto.D5])/[$Registrado.D5])" office:value-type="percentage" office:value="0.00092892022306348" calcext:value-type="percentage">
            <text:p>0,093%</text:p>
          </table:table-cell>
          <table:table-cell table:formula="of:=(ABS([$Registrado.E5] - [$Previsto.E5])/[$Registrado.E5])" office:value-type="percentage" office:value="0.143201534802756" calcext:value-type="percentage">
            <text:p>14,320%</text:p>
          </table:table-cell>
          <table:table-cell table:formula="of:=(ABS([$Registrado.F5] - [$Previsto.F5])/[$Registrado.F5])" office:value-type="percentage" office:value="0.101368329859629" calcext:value-type="percentage">
            <text:p>10,137%</text:p>
          </table:table-cell>
          <table:table-cell table:formula="of:=(ABS([$Registrado.G5] - [$Previsto.G5])/[$Registrado.G5])" office:value-type="percentage" office:value="0.0777181470080337" calcext:value-type="percentage">
            <text:p>7,772%</text:p>
          </table:table-cell>
          <table:table-cell table:formula="of:=(ABS([$Registrado.H5] - [$Previsto.H5])/[$Registrado.H5])" office:value-type="percentage" office:value="0.248349043190901" calcext:value-type="percentage">
            <text:p>24,835%</text:p>
          </table:table-cell>
          <table:table-cell table:formula="of:=(ABS([$Registrado.I5] - [$Previsto.I5])/[$Registrado.I5])" office:value-type="percentage" office:value="0.259585976440719" calcext:value-type="percentage">
            <text:p>25,959%</text:p>
          </table:table-cell>
          <table:table-cell table:formula="of:=(ABS([$Registrado.J5] - [$Previsto.J5])/[$Registrado.J5])" office:value-type="percentage" office:value="0.0725791864010899" calcext:value-type="percentage">
            <text:p>7,258%</text:p>
          </table:table-cell>
          <table:table-cell table:formula="of:=(ABS([$Registrado.K5] - [$Previsto.K5])/[$Registrado.K5])" office:value-type="percentage" office:value="0.186903477852191" calcext:value-type="percentage">
            <text:p>18,690%</text:p>
          </table:table-cell>
          <table:table-cell table:formula="of:=(ABS([$Registrado.L5] - [$Previsto.L5])/[$Registrado.L5])" office:value-type="percentage" office:value="0.139918466062998" calcext:value-type="percentage">
            <text:p>13,992%</text:p>
          </table:table-cell>
          <table:table-cell table:formula="of:=(ABS([$Registrado.M5] - [$Previsto.M5])/[$Registrado.M5])" office:value-type="percentage" office:value="0.107055960095308" calcext:value-type="percentage">
            <text:p>10,706%</text:p>
          </table:table-cell>
          <table:table-cell table:formula="of:=AVERAGE([.B5:.M5])" office:value-type="percentage" office:value="0.124335036518404" calcext:value-type="percentage">
            <text:p>12,434%</text:p>
          </table:table-cell>
          <table:table-cell table:formula="of:=STDEV([.B5:.M5])" office:value-type="percentage" office:value="0.0785882094064904" calcext:value-type="percentage">
            <text:p>7,86%</text:p>
          </table:table-cell>
          <table:table-cell table:formula="of:=ABS(SUM([$Registrado.B5:.M5]) -SUM([$Previsto.B5:.M5]))/SUM([$Registrado.B5:.M5])" office:value-type="percentage" office:value="0.133436615652252" calcext:value-type="percentage">
            <text:p>13,344%</text:p>
          </table:table-cell>
          <table:table-cell table:formula="of:=COUNTIF([.B5:.M5]; &quot;&lt;0,05&quot;)" office:value-type="float" office:value="2" calcext:value-type="float">
            <text:p>2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Bahia</text:p>
          </table:table-cell>
          <table:table-cell table:formula="of:=(ABS([$Registrado.B6] - [$Previsto.B6])/[$Registrado.B6])" office:value-type="percentage" office:value="0.117592880574276" calcext:value-type="percentage">
            <text:p>11,759%</text:p>
          </table:table-cell>
          <table:table-cell table:formula="of:=(ABS([$Registrado.C6] - [$Previsto.C6])/[$Registrado.C6])" office:value-type="percentage" office:value="0.0474096379745821" calcext:value-type="percentage">
            <text:p>4,741%</text:p>
          </table:table-cell>
          <table:table-cell table:formula="of:=(ABS([$Registrado.D6] - [$Previsto.D6])/[$Registrado.D6])" office:value-type="percentage" office:value="0.030208627882721" calcext:value-type="percentage">
            <text:p>3,021%</text:p>
          </table:table-cell>
          <table:table-cell table:formula="of:=(ABS([$Registrado.E6] - [$Previsto.E6])/[$Registrado.E6])" office:value-type="percentage" office:value="0.00505913128262444" calcext:value-type="percentage">
            <text:p>0,506%</text:p>
          </table:table-cell>
          <table:table-cell table:formula="of:=(ABS([$Registrado.F6] - [$Previsto.F6])/[$Registrado.F6])" office:value-type="percentage" office:value="0.114450598058969" calcext:value-type="percentage">
            <text:p>11,445%</text:p>
          </table:table-cell>
          <table:table-cell table:formula="of:=(ABS([$Registrado.G6] - [$Previsto.G6])/[$Registrado.G6])" office:value-type="percentage" office:value="0.227924820066629" calcext:value-type="percentage">
            <text:p>22,792%</text:p>
          </table:table-cell>
          <table:table-cell table:formula="of:=(ABS([$Registrado.H6] - [$Previsto.H6])/[$Registrado.H6])" office:value-type="percentage" office:value="0.0413751270743149" calcext:value-type="percentage">
            <text:p>4,138%</text:p>
          </table:table-cell>
          <table:table-cell table:formula="of:=(ABS([$Registrado.I6] - [$Previsto.I6])/[$Registrado.I6])" office:value-type="percentage" office:value="0.0663379306914512" calcext:value-type="percentage">
            <text:p>6,634%</text:p>
          </table:table-cell>
          <table:table-cell table:formula="of:=(ABS([$Registrado.J6] - [$Previsto.J6])/[$Registrado.J6])" office:value-type="percentage" office:value="0.0683506610398026" calcext:value-type="percentage">
            <text:p>6,835%</text:p>
          </table:table-cell>
          <table:table-cell table:formula="of:=(ABS([$Registrado.K6] - [$Previsto.K6])/[$Registrado.K6])" office:value-type="percentage" office:value="0.169410252270311" calcext:value-type="percentage">
            <text:p>16,941%</text:p>
          </table:table-cell>
          <table:table-cell table:formula="of:=(ABS([$Registrado.L6] - [$Previsto.L6])/[$Registrado.L6])" office:value-type="percentage" office:value="0.136458953696683" calcext:value-type="percentage">
            <text:p>13,646%</text:p>
          </table:table-cell>
          <table:table-cell table:formula="of:=(ABS([$Registrado.M6] - [$Previsto.M6])/[$Registrado.M6])" office:value-type="percentage" office:value="0.015949319961637" calcext:value-type="percentage">
            <text:p>1,595%</text:p>
          </table:table-cell>
          <table:table-cell table:formula="of:=AVERAGE([.B6:.M6])" office:value-type="percentage" office:value="0.0867106617145001" calcext:value-type="percentage">
            <text:p>8,671%</text:p>
          </table:table-cell>
          <table:table-cell table:formula="of:=STDEV([.B6:.M6])" office:value-type="percentage" office:value="0.067552947288056" calcext:value-type="percentage">
            <text:p>6,76%</text:p>
          </table:table-cell>
          <table:table-cell table:formula="of:=ABS(SUM([$Registrado.B6:.M6]) -SUM([$Previsto.B6:.M6]))/SUM([$Registrado.B6:.M6])" office:value-type="percentage" office:value="0.0544108501240917" calcext:value-type="percentage">
            <text:p>5,441%</text:p>
          </table:table-cell>
          <table:table-cell table:formula="of:=COUNTIF([.B6:.M6]; &quot;&lt;0,05&quot;)" office:value-type="float" office:value="5" calcext:value-type="float">
            <text:p>5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Ceara</text:p>
          </table:table-cell>
          <table:table-cell table:formula="of:=(ABS([$Registrado.B7] - [$Previsto.B7])/[$Registrado.B7])" office:value-type="percentage" office:value="0.117532951629607" calcext:value-type="percentage">
            <text:p>11,753%</text:p>
          </table:table-cell>
          <table:table-cell table:formula="of:=(ABS([$Registrado.C7] - [$Previsto.C7])/[$Registrado.C7])" office:value-type="percentage" office:value="0.0907247736168045" calcext:value-type="percentage">
            <text:p>9,072%</text:p>
          </table:table-cell>
          <table:table-cell table:formula="of:=(ABS([$Registrado.D7] - [$Previsto.D7])/[$Registrado.D7])" office:value-type="percentage" office:value="0.320731888327188" calcext:value-type="percentage">
            <text:p>32,073%</text:p>
          </table:table-cell>
          <table:table-cell table:formula="of:=(ABS([$Registrado.E7] - [$Previsto.E7])/[$Registrado.E7])" office:value-type="percentage" office:value="0.262795551946587" calcext:value-type="percentage">
            <text:p>26,280%</text:p>
          </table:table-cell>
          <table:table-cell table:formula="of:=(ABS([$Registrado.F7] - [$Previsto.F7])/[$Registrado.F7])" office:value-type="percentage" office:value="0.223631432479969" calcext:value-type="percentage">
            <text:p>22,363%</text:p>
          </table:table-cell>
          <table:table-cell table:formula="of:=(ABS([$Registrado.G7] - [$Previsto.G7])/[$Registrado.G7])" office:value-type="percentage" office:value="0.353118469694348" calcext:value-type="percentage">
            <text:p>35,312%</text:p>
          </table:table-cell>
          <table:table-cell table:formula="of:=(ABS([$Registrado.H7] - [$Previsto.H7])/[$Registrado.H7])" office:value-type="percentage" office:value="0.175132439794308" calcext:value-type="percentage">
            <text:p>17,513%</text:p>
          </table:table-cell>
          <table:table-cell table:formula="of:=(ABS([$Registrado.I7] - [$Previsto.I7])/[$Registrado.I7])" office:value-type="percentage" office:value="0.158126593286305" calcext:value-type="percentage">
            <text:p>15,813%</text:p>
          </table:table-cell>
          <table:table-cell table:formula="of:=(ABS([$Registrado.J7] - [$Previsto.J7])/[$Registrado.J7])" office:value-type="percentage" office:value="0.406909335842278" calcext:value-type="percentage">
            <text:p>40,691%</text:p>
          </table:table-cell>
          <table:table-cell table:formula="of:=(ABS([$Registrado.K7] - [$Previsto.K7])/[$Registrado.K7])" office:value-type="percentage" office:value="0.165896809515044" calcext:value-type="percentage">
            <text:p>16,590%</text:p>
          </table:table-cell>
          <table:table-cell table:formula="of:=(ABS([$Registrado.L7] - [$Previsto.L7])/[$Registrado.L7])" office:value-type="percentage" office:value="0.157088017602298" calcext:value-type="percentage">
            <text:p>15,709%</text:p>
          </table:table-cell>
          <table:table-cell table:formula="of:=(ABS([$Registrado.M7] - [$Previsto.M7])/[$Registrado.M7])" office:value-type="percentage" office:value="0.236863545495583" calcext:value-type="percentage">
            <text:p>23,686%</text:p>
          </table:table-cell>
          <table:table-cell table:formula="of:=AVERAGE([.B7:.M7])" office:value-type="percentage" office:value="0.22237931743586" calcext:value-type="percentage">
            <text:p>22,238%</text:p>
          </table:table-cell>
          <table:table-cell table:formula="of:=STDEV([.B7:.M7])" office:value-type="percentage" office:value="0.0976085416192237" calcext:value-type="percentage">
            <text:p>9,76%</text:p>
          </table:table-cell>
          <table:table-cell table:formula="of:=ABS(SUM([$Registrado.B7:.M7]) -SUM([$Previsto.B7:.M7]))/SUM([$Registrado.B7:.M7])" office:value-type="percentage" office:value="0.215686488011615" calcext:value-type="percentage">
            <text:p>21,569%</text:p>
          </table:table-cell>
          <table:table-cell table:formula="of:=COUNTIF([.B7:.M7]; &quot;&lt;0,05&quot;)" office:value-type="float" office:value="0" calcext:value-type="float">
            <text:p>0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Distrito Federal</text:p>
          </table:table-cell>
          <table:table-cell table:formula="of:=(ABS([$Registrado.B8] - [$Previsto.B8])/[$Registrado.B8])" office:value-type="percentage" office:value="0.120549071239028" calcext:value-type="percentage">
            <text:p>12,055%</text:p>
          </table:table-cell>
          <table:table-cell table:formula="of:=(ABS([$Registrado.C8] - [$Previsto.C8])/[$Registrado.C8])" office:value-type="percentage" office:value="0.0777195367347851" calcext:value-type="percentage">
            <text:p>7,772%</text:p>
          </table:table-cell>
          <table:table-cell table:formula="of:=(ABS([$Registrado.D8] - [$Previsto.D8])/[$Registrado.D8])" office:value-type="percentage" office:value="0.0361045155199929" calcext:value-type="percentage">
            <text:p>3,610%</text:p>
          </table:table-cell>
          <table:table-cell table:formula="of:=(ABS([$Registrado.E8] - [$Previsto.E8])/[$Registrado.E8])" office:value-type="percentage" office:value="0.0537926243137968" calcext:value-type="percentage">
            <text:p>5,379%</text:p>
          </table:table-cell>
          <table:table-cell table:formula="of:=(ABS([$Registrado.F8] - [$Previsto.F8])/[$Registrado.F8])" office:value-type="percentage" office:value="0.177692669804976" calcext:value-type="percentage">
            <text:p>17,769%</text:p>
          </table:table-cell>
          <table:table-cell table:formula="of:=(ABS([$Registrado.G8] - [$Previsto.G8])/[$Registrado.G8])" office:value-type="percentage" office:value="0.103622904479604" calcext:value-type="percentage">
            <text:p>10,362%</text:p>
          </table:table-cell>
          <table:table-cell table:formula="of:=(ABS([$Registrado.H8] - [$Previsto.H8])/[$Registrado.H8])" office:value-type="percentage" office:value="0.208810726340793" calcext:value-type="percentage">
            <text:p>20,881%</text:p>
          </table:table-cell>
          <table:table-cell table:formula="of:=(ABS([$Registrado.I8] - [$Previsto.I8])/[$Registrado.I8])" office:value-type="percentage" office:value="0.157510487002355" calcext:value-type="percentage">
            <text:p>15,751%</text:p>
          </table:table-cell>
          <table:table-cell table:formula="of:=(ABS([$Registrado.J8] - [$Previsto.J8])/[$Registrado.J8])" office:value-type="percentage" office:value="0.163114810430436" calcext:value-type="percentage">
            <text:p>16,311%</text:p>
          </table:table-cell>
          <table:table-cell table:formula="of:=(ABS([$Registrado.K8] - [$Previsto.K8])/[$Registrado.K8])" office:value-type="percentage" office:value="0.208933248442822" calcext:value-type="percentage">
            <text:p>20,893%</text:p>
          </table:table-cell>
          <table:table-cell table:formula="of:=(ABS([$Registrado.L8] - [$Previsto.L8])/[$Registrado.L8])" office:value-type="percentage" office:value="0.0287588237588237" calcext:value-type="percentage">
            <text:p>2,876%</text:p>
          </table:table-cell>
          <table:table-cell table:formula="of:=(ABS([$Registrado.M8] - [$Previsto.M8])/[$Registrado.M8])" office:value-type="percentage" office:value="0.164835330853653" calcext:value-type="percentage">
            <text:p>16,484%</text:p>
          </table:table-cell>
          <table:table-cell table:formula="of:=AVERAGE([.B8:.M8])" office:value-type="percentage" office:value="0.125120395743422" calcext:value-type="percentage">
            <text:p>12,512%</text:p>
          </table:table-cell>
          <table:table-cell table:formula="of:=STDEV([.B8:.M8])" office:value-type="percentage" office:value="0.0645891845580575" calcext:value-type="percentage">
            <text:p>6,46%</text:p>
          </table:table-cell>
          <table:table-cell table:formula="of:=ABS(SUM([$Registrado.B8:.M8]) -SUM([$Previsto.B8:.M8]))/SUM([$Registrado.B8:.M8])" office:value-type="percentage" office:value="0.102004792567988" calcext:value-type="percentage">
            <text:p>10,200%</text:p>
          </table:table-cell>
          <table:table-cell table:formula="of:=COUNTIF([.B8:.M8]; &quot;&lt;0,05&quot;)" office:value-type="float" office:value="2" calcext:value-type="float">
            <text:p>2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Espirito Santo</text:p>
          </table:table-cell>
          <table:table-cell table:formula="of:=(ABS([$Registrado.B9] - [$Previsto.B9])/[$Registrado.B9])" office:value-type="percentage" office:value="0.137423507546441" calcext:value-type="percentage">
            <text:p>13,742%</text:p>
          </table:table-cell>
          <table:table-cell table:formula="of:=(ABS([$Registrado.C9] - [$Previsto.C9])/[$Registrado.C9])" office:value-type="percentage" office:value="0.0280018760013792" calcext:value-type="percentage">
            <text:p>2,800%</text:p>
          </table:table-cell>
          <table:table-cell table:formula="of:=(ABS([$Registrado.D9] - [$Previsto.D9])/[$Registrado.D9])" office:value-type="percentage" office:value="0.060071600263768" calcext:value-type="percentage">
            <text:p>6,007%</text:p>
          </table:table-cell>
          <table:table-cell table:formula="of:=(ABS([$Registrado.E9] - [$Previsto.E9])/[$Registrado.E9])" office:value-type="percentage" office:value="0.136596519782404" calcext:value-type="percentage">
            <text:p>13,660%</text:p>
          </table:table-cell>
          <table:table-cell table:formula="of:=(ABS([$Registrado.F9] - [$Previsto.F9])/[$Registrado.F9])" office:value-type="percentage" office:value="0.0814288312394172" calcext:value-type="percentage">
            <text:p>8,143%</text:p>
          </table:table-cell>
          <table:table-cell table:formula="of:=(ABS([$Registrado.G9] - [$Previsto.G9])/[$Registrado.G9])" office:value-type="percentage" office:value="0.163220349275248" calcext:value-type="percentage">
            <text:p>16,322%</text:p>
          </table:table-cell>
          <table:table-cell table:formula="of:=(ABS([$Registrado.H9] - [$Previsto.H9])/[$Registrado.H9])" office:value-type="percentage" office:value="0.0211842971765952" calcext:value-type="percentage">
            <text:p>2,118%</text:p>
          </table:table-cell>
          <table:table-cell table:formula="of:=(ABS([$Registrado.I9] - [$Previsto.I9])/[$Registrado.I9])" office:value-type="percentage" office:value="0.047681456580493" calcext:value-type="percentage">
            <text:p>4,768%</text:p>
          </table:table-cell>
          <table:table-cell table:formula="of:=(ABS([$Registrado.J9] - [$Previsto.J9])/[$Registrado.J9])" office:value-type="percentage" office:value="0.134846662565365" calcext:value-type="percentage">
            <text:p>13,485%</text:p>
          </table:table-cell>
          <table:table-cell table:formula="of:=(ABS([$Registrado.K9] - [$Previsto.K9])/[$Registrado.K9])" office:value-type="percentage" office:value="0.100162577395109" calcext:value-type="percentage">
            <text:p>10,016%</text:p>
          </table:table-cell>
          <table:table-cell table:formula="of:=(ABS([$Registrado.L9] - [$Previsto.L9])/[$Registrado.L9])" office:value-type="percentage" office:value="0.367832277408421" calcext:value-type="percentage">
            <text:p>36,783%</text:p>
          </table:table-cell>
          <table:table-cell table:formula="of:=(ABS([$Registrado.M9] - [$Previsto.M9])/[$Registrado.M9])" office:value-type="percentage" office:value="0.383508534775233" calcext:value-type="percentage">
            <text:p>38,351%</text:p>
          </table:table-cell>
          <table:table-cell table:formula="of:=AVERAGE([.B9:.M9])" office:value-type="percentage" office:value="0.138496540834156" calcext:value-type="percentage">
            <text:p>13,850%</text:p>
          </table:table-cell>
          <table:table-cell table:formula="of:=STDEV([.B9:.M9])" office:value-type="percentage" office:value="0.119981213518833" calcext:value-type="percentage">
            <text:p>12,00%</text:p>
          </table:table-cell>
          <table:table-cell table:formula="of:=ABS(SUM([$Registrado.B9:.M9]) -SUM([$Previsto.B9:.M9]))/SUM([$Registrado.B9:.M9])" office:value-type="percentage" office:value="0.0964202916731731" calcext:value-type="percentage">
            <text:p>9,642%</text:p>
          </table:table-cell>
          <table:table-cell table:formula="of:=COUNTIF([.B9:.M9]; &quot;&lt;0,05&quot;)" office:value-type="float" office:value="3" calcext:value-type="float">
            <text:p>3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Goiais</text:p>
          </table:table-cell>
          <table:table-cell table:formula="of:=(ABS([$Registrado.B10] - [$Previsto.B10])/[$Registrado.B10])" office:value-type="percentage" office:value="0.0860279737086263" calcext:value-type="percentage">
            <text:p>8,603%</text:p>
          </table:table-cell>
          <table:table-cell table:formula="of:=(ABS([$Registrado.C10] - [$Previsto.C10])/[$Registrado.C10])" office:value-type="percentage" office:value="0.00249036038928958" calcext:value-type="percentage">
            <text:p>0,249%</text:p>
          </table:table-cell>
          <table:table-cell table:formula="of:=(ABS([$Registrado.D10] - [$Previsto.D10])/[$Registrado.D10])" office:value-type="percentage" office:value="0.00271461862456268" calcext:value-type="percentage">
            <text:p>0,271%</text:p>
          </table:table-cell>
          <table:table-cell table:formula="of:=(ABS([$Registrado.E10] - [$Previsto.E10])/[$Registrado.E10])" office:value-type="percentage" office:value="0.0962255600785836" calcext:value-type="percentage">
            <text:p>9,623%</text:p>
          </table:table-cell>
          <table:table-cell table:formula="of:=(ABS([$Registrado.F10] - [$Previsto.F10])/[$Registrado.F10])" office:value-type="percentage" office:value="0.105538840622912" calcext:value-type="percentage">
            <text:p>10,554%</text:p>
          </table:table-cell>
          <table:table-cell table:formula="of:=(ABS([$Registrado.G10] - [$Previsto.G10])/[$Registrado.G10])" office:value-type="percentage" office:value="0.0283824979546139" calcext:value-type="percentage">
            <text:p>2,838%</text:p>
          </table:table-cell>
          <table:table-cell table:formula="of:=(ABS([$Registrado.H10] - [$Previsto.H10])/[$Registrado.H10])" office:value-type="percentage" office:value="0.191116198927302" calcext:value-type="percentage">
            <text:p>19,112%</text:p>
          </table:table-cell>
          <table:table-cell table:formula="of:=(ABS([$Registrado.I10] - [$Previsto.I10])/[$Registrado.I10])" office:value-type="percentage" office:value="0.106716461964087" calcext:value-type="percentage">
            <text:p>10,672%</text:p>
          </table:table-cell>
          <table:table-cell table:formula="of:=(ABS([$Registrado.J10] - [$Previsto.J10])/[$Registrado.J10])" office:value-type="percentage" office:value="0.0852928793761833" calcext:value-type="percentage">
            <text:p>8,529%</text:p>
          </table:table-cell>
          <table:table-cell table:formula="of:=(ABS([$Registrado.K10] - [$Previsto.K10])/[$Registrado.K10])" office:value-type="percentage" office:value="0.13045146612525" calcext:value-type="percentage">
            <text:p>13,045%</text:p>
          </table:table-cell>
          <table:table-cell table:formula="of:=(ABS([$Registrado.L10] - [$Previsto.L10])/[$Registrado.L10])" office:value-type="percentage" office:value="0.0246427995331106" calcext:value-type="percentage">
            <text:p>2,464%</text:p>
          </table:table-cell>
          <table:table-cell table:formula="of:=(ABS([$Registrado.M10] - [$Previsto.M10])/[$Registrado.M10])" office:value-type="percentage" office:value="0.176471465725102" calcext:value-type="percentage">
            <text:p>17,647%</text:p>
          </table:table-cell>
          <table:table-cell table:formula="of:=AVERAGE([.B10:.M10])" office:value-type="percentage" office:value="0.0863392602524686" calcext:value-type="percentage">
            <text:p>8,634%</text:p>
          </table:table-cell>
          <table:table-cell table:formula="of:=STDEV([.B10:.M10])" office:value-type="percentage" office:value="0.0626097953982366" calcext:value-type="percentage">
            <text:p>6,26%</text:p>
          </table:table-cell>
          <table:table-cell table:formula="of:=ABS(SUM([$Registrado.B10:.M10]) -SUM([$Previsto.B10:.M10]))/SUM([$Registrado.B10:.M10])" office:value-type="percentage" office:value="0.0498832507783873" calcext:value-type="percentage">
            <text:p>4,988%</text:p>
          </table:table-cell>
          <table:table-cell table:formula="of:=COUNTIF([.B10:.M10]; &quot;&lt;0,05&quot;)" office:value-type="float" office:value="4" calcext:value-type="float">
            <text:p>4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Maranhão</text:p>
          </table:table-cell>
          <table:table-cell table:formula="of:=(ABS([$Registrado.B11] - [$Previsto.B11])/[$Registrado.B11])" office:value-type="percentage" office:value="0.0623765638267761" calcext:value-type="percentage">
            <text:p>6,238%</text:p>
          </table:table-cell>
          <table:table-cell table:formula="of:=(ABS([$Registrado.C11] - [$Previsto.C11])/[$Registrado.C11])" office:value-type="percentage" office:value="0.380289274746043" calcext:value-type="percentage">
            <text:p>38,029%</text:p>
          </table:table-cell>
          <table:table-cell table:formula="of:=(ABS([$Registrado.D11] - [$Previsto.D11])/[$Registrado.D11])" office:value-type="percentage" office:value="0.564663544758958" calcext:value-type="percentage">
            <text:p>56,466%</text:p>
          </table:table-cell>
          <table:table-cell table:formula="of:=(ABS([$Registrado.E11] - [$Previsto.E11])/[$Registrado.E11])" office:value-type="percentage" office:value="0.733836675712048" calcext:value-type="percentage">
            <text:p>73,384%</text:p>
          </table:table-cell>
          <table:table-cell table:formula="of:=(ABS([$Registrado.F11] - [$Previsto.F11])/[$Registrado.F11])" office:value-type="percentage" office:value="0.514246316997335" calcext:value-type="percentage">
            <text:p>51,425%</text:p>
          </table:table-cell>
          <table:table-cell table:formula="of:=(ABS([$Registrado.G11] - [$Previsto.G11])/[$Registrado.G11])" office:value-type="percentage" office:value="0.415616004748009" calcext:value-type="percentage">
            <text:p>41,562%</text:p>
          </table:table-cell>
          <table:table-cell table:formula="of:=(ABS([$Registrado.H11] - [$Previsto.H11])/[$Registrado.H11])" office:value-type="percentage" office:value="0.337970721189591" calcext:value-type="percentage">
            <text:p>33,797%</text:p>
          </table:table-cell>
          <table:table-cell table:formula="of:=(ABS([$Registrado.I11] - [$Previsto.I11])/[$Registrado.I11])" office:value-type="percentage" office:value="0.33649866474503" calcext:value-type="percentage">
            <text:p>33,650%</text:p>
          </table:table-cell>
          <table:table-cell table:formula="of:=(ABS([$Registrado.J11] - [$Previsto.J11])/[$Registrado.J11])" office:value-type="percentage" office:value="0.395434368004775" calcext:value-type="percentage">
            <text:p>39,543%</text:p>
          </table:table-cell>
          <table:table-cell table:formula="of:=(ABS([$Registrado.K11] - [$Previsto.K11])/[$Registrado.K11])" office:value-type="percentage" office:value="0.186992271472241" calcext:value-type="percentage">
            <text:p>18,699%</text:p>
          </table:table-cell>
          <table:table-cell table:formula="of:=(ABS([$Registrado.L11] - [$Previsto.L11])/[$Registrado.L11])" office:value-type="percentage" office:value="0.204167525111027" calcext:value-type="percentage">
            <text:p>20,417%</text:p>
          </table:table-cell>
          <table:table-cell table:formula="of:=(ABS([$Registrado.M11] - [$Previsto.M11])/[$Registrado.M11])" office:value-type="percentage" office:value="0.290218867531656" calcext:value-type="percentage">
            <text:p>29,022%</text:p>
          </table:table-cell>
          <table:table-cell table:formula="of:=AVERAGE([.B11:.M11])" office:value-type="percentage" office:value="0.368525899903624" calcext:value-type="percentage">
            <text:p>36,853%</text:p>
          </table:table-cell>
          <table:table-cell table:formula="of:=STDEV([.B11:.M11])" office:value-type="percentage" office:value="0.180409434060891" calcext:value-type="percentage">
            <text:p>18,04%</text:p>
          </table:table-cell>
          <table:table-cell table:formula="of:=ABS(SUM([$Registrado.B11:.M11]) -SUM([$Previsto.B11:.M11]))/SUM([$Registrado.B11:.M11])" office:value-type="percentage" office:value="0.341315913157504" calcext:value-type="percentage">
            <text:p>34,132%</text:p>
          </table:table-cell>
          <table:table-cell table:formula="of:=COUNTIF([.B11:.M11]; &quot;&lt;0,05&quot;)" office:value-type="float" office:value="0" calcext:value-type="float">
            <text:p>0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Mato Grosso</text:p>
          </table:table-cell>
          <table:table-cell table:formula="of:=(ABS([$Registrado.B12] - [$Previsto.B12])/[$Registrado.B12])" office:value-type="percentage" office:value="0.0777641232896723" calcext:value-type="percentage">
            <text:p>7,776%</text:p>
          </table:table-cell>
          <table:table-cell table:formula="of:=(ABS([$Registrado.C12] - [$Previsto.C12])/[$Registrado.C12])" office:value-type="percentage" office:value="0.0518936283075387" calcext:value-type="percentage">
            <text:p>5,189%</text:p>
          </table:table-cell>
          <table:table-cell table:formula="of:=(ABS([$Registrado.D12] - [$Previsto.D12])/[$Registrado.D12])" office:value-type="percentage" office:value="0.0377258334393376" calcext:value-type="percentage">
            <text:p>3,773%</text:p>
          </table:table-cell>
          <table:table-cell table:formula="of:=(ABS([$Registrado.E12] - [$Previsto.E12])/[$Registrado.E12])" office:value-type="percentage" office:value="0.111527325886498" calcext:value-type="percentage">
            <text:p>11,153%</text:p>
          </table:table-cell>
          <table:table-cell table:formula="of:=(ABS([$Registrado.F12] - [$Previsto.F12])/[$Registrado.F12])" office:value-type="percentage" office:value="0.0337970126635336" calcext:value-type="percentage">
            <text:p>3,380%</text:p>
          </table:table-cell>
          <table:table-cell table:formula="of:=(ABS([$Registrado.G12] - [$Previsto.G12])/[$Registrado.G12])" office:value-type="percentage" office:value="0.0411155305917753" calcext:value-type="percentage">
            <text:p>4,112%</text:p>
          </table:table-cell>
          <table:table-cell table:formula="of:=(ABS([$Registrado.H12] - [$Previsto.H12])/[$Registrado.H12])" office:value-type="percentage" office:value="0.00304786051263563" calcext:value-type="percentage">
            <text:p>0,305%</text:p>
          </table:table-cell>
          <table:table-cell table:formula="of:=(ABS([$Registrado.I12] - [$Previsto.I12])/[$Registrado.I12])" office:value-type="percentage" office:value="0.0183418612708753" calcext:value-type="percentage">
            <text:p>1,834%</text:p>
          </table:table-cell>
          <table:table-cell table:formula="of:=(ABS([$Registrado.J12] - [$Previsto.J12])/[$Registrado.J12])" office:value-type="percentage" office:value="0.0154480218300477" calcext:value-type="percentage">
            <text:p>1,545%</text:p>
          </table:table-cell>
          <table:table-cell table:formula="of:=(ABS([$Registrado.K12] - [$Previsto.K12])/[$Registrado.K12])" office:value-type="percentage" office:value="0.0834253022537295" calcext:value-type="percentage">
            <text:p>8,343%</text:p>
          </table:table-cell>
          <table:table-cell table:formula="of:=(ABS([$Registrado.L12] - [$Previsto.L12])/[$Registrado.L12])" office:value-type="percentage" office:value="0.0717967638949354" calcext:value-type="percentage">
            <text:p>7,180%</text:p>
          </table:table-cell>
          <table:table-cell table:formula="of:=(ABS([$Registrado.M12] - [$Previsto.M12])/[$Registrado.M12])" office:value-type="percentage" office:value="0.308825867401687" calcext:value-type="percentage">
            <text:p>30,883%</text:p>
          </table:table-cell>
          <table:table-cell table:style-name="ce48" table:formula="of:=AVERAGE([.B12:.M12])" office:value-type="percentage" office:value="0.0712257609451889" calcext:value-type="percentage">
            <text:p>7,123%</text:p>
          </table:table-cell>
          <table:table-cell table:formula="of:=STDEV([.B12:.M12])" office:value-type="percentage" office:value="0.0812569071511899" calcext:value-type="percentage">
            <text:p>8,13%</text:p>
          </table:table-cell>
          <table:table-cell table:formula="of:=ABS(SUM([$Registrado.B12:.M12]) -SUM([$Previsto.B12:.M12]))/SUM([$Registrado.B12:.M12])" office:value-type="percentage" office:value="0.0254003598734219" calcext:value-type="percentage">
            <text:p>2,540%</text:p>
          </table:table-cell>
          <table:table-cell table:formula="of:=COUNTIF([.B12:.M12]; &quot;&lt;0,05&quot;)" office:value-type="float" office:value="6" calcext:value-type="float">
            <text:p>6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Mato Grosso do Sul</text:p>
          </table:table-cell>
          <table:table-cell table:formula="of:=(ABS([$Registrado.B13] - [$Previsto.B13])/[$Registrado.B13])" office:value-type="percentage" office:value="0.110429511473367" calcext:value-type="percentage">
            <text:p>11,043%</text:p>
          </table:table-cell>
          <table:table-cell table:formula="of:=(ABS([$Registrado.C13] - [$Previsto.C13])/[$Registrado.C13])" office:value-type="percentage" office:value="0.0483909381663114" calcext:value-type="percentage">
            <text:p>4,839%</text:p>
          </table:table-cell>
          <table:table-cell table:formula="of:=(ABS([$Registrado.D13] - [$Previsto.D13])/[$Registrado.D13])" office:value-type="percentage" office:value="0.12072827565131" calcext:value-type="percentage">
            <text:p>12,073%</text:p>
          </table:table-cell>
          <table:table-cell table:formula="of:=(ABS([$Registrado.E13] - [$Previsto.E13])/[$Registrado.E13])" office:value-type="percentage" office:value="0.0113474998399386" calcext:value-type="percentage">
            <text:p>1,135%</text:p>
          </table:table-cell>
          <table:table-cell table:formula="of:=(ABS([$Registrado.F13] - [$Previsto.F13])/[$Registrado.F13])" office:value-type="percentage" office:value="0.0345896935726809" calcext:value-type="percentage">
            <text:p>3,459%</text:p>
          </table:table-cell>
          <table:table-cell table:formula="of:=(ABS([$Registrado.G13] - [$Previsto.G13])/[$Registrado.G13])" office:value-type="percentage" office:value="0.163027040265072" calcext:value-type="percentage">
            <text:p>16,303%</text:p>
          </table:table-cell>
          <table:table-cell table:formula="of:=(ABS([$Registrado.H13] - [$Previsto.H13])/[$Registrado.H13])" office:value-type="percentage" office:value="0.0405289996107435" calcext:value-type="percentage">
            <text:p>4,053%</text:p>
          </table:table-cell>
          <table:table-cell table:formula="of:=(ABS([$Registrado.I13] - [$Previsto.I13])/[$Registrado.I13])" office:value-type="percentage" office:value="0.0459660747032139" calcext:value-type="percentage">
            <text:p>4,597%</text:p>
          </table:table-cell>
          <table:table-cell table:formula="of:=(ABS([$Registrado.J13] - [$Previsto.J13])/[$Registrado.J13])" office:value-type="percentage" office:value="0.0358033473331061" calcext:value-type="percentage">
            <text:p>3,580%</text:p>
          </table:table-cell>
          <table:table-cell table:formula="of:=(ABS([$Registrado.K13] - [$Previsto.K13])/[$Registrado.K13])" office:value-type="percentage" office:value="0.011915619082524" calcext:value-type="percentage">
            <text:p>1,192%</text:p>
          </table:table-cell>
          <table:table-cell table:formula="of:=(ABS([$Registrado.L13] - [$Previsto.L13])/[$Registrado.L13])" office:value-type="percentage" office:value="0.0118192012387897" calcext:value-type="percentage">
            <text:p>1,182%</text:p>
          </table:table-cell>
          <table:table-cell table:formula="of:=(ABS([$Registrado.M13] - [$Previsto.M13])/[$Registrado.M13])" office:value-type="percentage" office:value="0.384698314844909" calcext:value-type="percentage">
            <text:p>38,470%</text:p>
          </table:table-cell>
          <table:table-cell table:formula="of:=AVERAGE([.B13:.M13])" office:value-type="percentage" office:value="0.0849370429818306" calcext:value-type="percentage">
            <text:p>8,494%</text:p>
          </table:table-cell>
          <table:table-cell table:formula="of:=STDEV([.B13:.M13])" office:value-type="percentage" office:value="0.106068124833297" calcext:value-type="percentage">
            <text:p>10,61%</text:p>
          </table:table-cell>
          <table:table-cell table:formula="of:=ABS(SUM([$Registrado.B13:.M13]) -SUM([$Previsto.B13:.M13]))/SUM([$Registrado.B13:.M13])" office:value-type="percentage" office:value="0.0389576120885357" calcext:value-type="percentage">
            <text:p>3,896%</text:p>
          </table:table-cell>
          <table:table-cell table:formula="of:=COUNTIF([.B13:.M13]; &quot;&lt;0,05&quot;)" office:value-type="float" office:value="8" calcext:value-type="float">
            <text:p>8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Minas Gerais</text:p>
          </table:table-cell>
          <table:table-cell table:formula="of:=(ABS([$Registrado.B14] - [$Previsto.B14])/[$Registrado.B14])" office:value-type="percentage" office:value="0.0892058749045342" calcext:value-type="percentage">
            <text:p>8,921%</text:p>
          </table:table-cell>
          <table:table-cell table:formula="of:=(ABS([$Registrado.C14] - [$Previsto.C14])/[$Registrado.C14])" office:value-type="percentage" office:value="0.00845086488140846" calcext:value-type="percentage">
            <text:p>0,845%</text:p>
          </table:table-cell>
          <table:table-cell table:formula="of:=(ABS([$Registrado.D14] - [$Previsto.D14])/[$Registrado.D14])" office:value-type="percentage" office:value="0.0250517546674805" calcext:value-type="percentage">
            <text:p>2,505%</text:p>
          </table:table-cell>
          <table:table-cell table:formula="of:=(ABS([$Registrado.E14] - [$Previsto.E14])/[$Registrado.E14])" office:value-type="percentage" office:value="0.102221618745226" calcext:value-type="percentage">
            <text:p>10,222%</text:p>
          </table:table-cell>
          <table:table-cell table:formula="of:=(ABS([$Registrado.F14] - [$Previsto.F14])/[$Registrado.F14])" office:value-type="percentage" office:value="0.11056147742592" calcext:value-type="percentage">
            <text:p>11,056%</text:p>
          </table:table-cell>
          <table:table-cell table:formula="of:=(ABS([$Registrado.G14] - [$Previsto.G14])/[$Registrado.G14])" office:value-type="percentage" office:value="0.0245048422355536" calcext:value-type="percentage">
            <text:p>2,450%</text:p>
          </table:table-cell>
          <table:table-cell table:formula="of:=(ABS([$Registrado.H14] - [$Previsto.H14])/[$Registrado.H14])" office:value-type="percentage" office:value="0.172244341923041" calcext:value-type="percentage">
            <text:p>17,224%</text:p>
          </table:table-cell>
          <table:table-cell table:formula="of:=(ABS([$Registrado.I14] - [$Previsto.I14])/[$Registrado.I14])" office:value-type="percentage" office:value="0.168023076309623" calcext:value-type="percentage">
            <text:p>16,802%</text:p>
          </table:table-cell>
          <table:table-cell table:formula="of:=(ABS([$Registrado.J14] - [$Previsto.J14])/[$Registrado.J14])" office:value-type="percentage" office:value="0.103395191385009" calcext:value-type="percentage">
            <text:p>10,340%</text:p>
          </table:table-cell>
          <table:table-cell table:formula="of:=(ABS([$Registrado.K14] - [$Previsto.K14])/[$Registrado.K14])" office:value-type="percentage" office:value="0.208249311972173" calcext:value-type="percentage">
            <text:p>20,825%</text:p>
          </table:table-cell>
          <table:table-cell table:formula="of:=(ABS([$Registrado.L14] - [$Previsto.L14])/[$Registrado.L14])" office:value-type="percentage" office:value="0.128735104113782" calcext:value-type="percentage">
            <text:p>12,874%</text:p>
          </table:table-cell>
          <table:table-cell table:formula="of:=(ABS([$Registrado.M14] - [$Previsto.M14])/[$Registrado.M14])" office:value-type="percentage" office:value="0.178012969543024" calcext:value-type="percentage">
            <text:p>17,801%</text:p>
          </table:table-cell>
          <table:table-cell table:formula="of:=AVERAGE([.B14:.M14])" office:value-type="percentage" office:value="0.109888035675565" calcext:value-type="percentage">
            <text:p>10,989%</text:p>
          </table:table-cell>
          <table:table-cell table:formula="of:=STDEV([.B14:.M14])" office:value-type="percentage" office:value="0.0655364377105742" calcext:value-type="percentage">
            <text:p>6,55%</text:p>
          </table:table-cell>
          <table:table-cell table:formula="of:=ABS(SUM([$Registrado.B14:.M14]) -SUM([$Previsto.B14:.M14]))/SUM([$Registrado.B14:.M14])" office:value-type="percentage" office:value="0.0868725914855868" calcext:value-type="percentage">
            <text:p>8,687%</text:p>
          </table:table-cell>
          <table:table-cell table:formula="of:=COUNTIF([.B14:.M14]; &quot;&lt;0,05&quot;)" office:value-type="float" office:value="3" calcext:value-type="float">
            <text:p>3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Pará</text:p>
          </table:table-cell>
          <table:table-cell table:formula="of:=(ABS([$Registrado.B15] - [$Previsto.B15])/[$Registrado.B15])" office:value-type="percentage" office:value="0.0974209784650962" calcext:value-type="percentage">
            <text:p>9,742%</text:p>
          </table:table-cell>
          <table:table-cell table:formula="of:=(ABS([$Registrado.C15] - [$Previsto.C15])/[$Registrado.C15])" office:value-type="percentage" office:value="0.230961991750147" calcext:value-type="percentage">
            <text:p>23,096%</text:p>
          </table:table-cell>
          <table:table-cell table:formula="of:=(ABS([$Registrado.D15] - [$Previsto.D15])/[$Registrado.D15])" office:value-type="percentage" office:value="0.379719970466367" calcext:value-type="percentage">
            <text:p>37,972%</text:p>
          </table:table-cell>
          <table:table-cell table:formula="of:=(ABS([$Registrado.E15] - [$Previsto.E15])/[$Registrado.E15])" office:value-type="percentage" office:value="0.740056681443952" calcext:value-type="percentage">
            <text:p>74,006%</text:p>
          </table:table-cell>
          <table:table-cell table:formula="of:=(ABS([$Registrado.F15] - [$Previsto.F15])/[$Registrado.F15])" office:value-type="percentage" office:value="0.610559790747769" calcext:value-type="percentage">
            <text:p>61,056%</text:p>
          </table:table-cell>
          <table:table-cell table:formula="of:=(ABS([$Registrado.G15] - [$Previsto.G15])/[$Registrado.G15])" office:value-type="percentage" office:value="0.727243442868506" calcext:value-type="percentage">
            <text:p>72,724%</text:p>
          </table:table-cell>
          <table:table-cell table:formula="of:=(ABS([$Registrado.H15] - [$Previsto.H15])/[$Registrado.H15])" office:value-type="percentage" office:value="0.444276070673284" calcext:value-type="percentage">
            <text:p>44,428%</text:p>
          </table:table-cell>
          <table:table-cell table:formula="of:=(ABS([$Registrado.I15] - [$Previsto.I15])/[$Registrado.I15])" office:value-type="percentage" office:value="0.697430426107634" calcext:value-type="percentage">
            <text:p>69,743%</text:p>
          </table:table-cell>
          <table:table-cell table:formula="of:=(ABS([$Registrado.J15] - [$Previsto.J15])/[$Registrado.J15])" office:value-type="percentage" office:value="0.591704937264952" calcext:value-type="percentage">
            <text:p>59,170%</text:p>
          </table:table-cell>
          <table:table-cell table:formula="of:=(ABS([$Registrado.K15] - [$Previsto.K15])/[$Registrado.K15])" office:value-type="percentage" office:value="0.465821744415742" calcext:value-type="percentage">
            <text:p>46,582%</text:p>
          </table:table-cell>
          <table:table-cell table:formula="of:=(ABS([$Registrado.L15] - [$Previsto.L15])/[$Registrado.L15])" office:value-type="percentage" office:value="0.560025396015123" calcext:value-type="percentage">
            <text:p>56,003%</text:p>
          </table:table-cell>
          <table:table-cell table:formula="of:=(ABS([$Registrado.M15] - [$Previsto.M15])/[$Registrado.M15])" office:value-type="percentage" office:value="0.689501757173326" calcext:value-type="percentage">
            <text:p>68,950%</text:p>
          </table:table-cell>
          <table:table-cell table:formula="of:=AVERAGE([.B15:.M15])" office:value-type="percentage" office:value="0.519560265615991" calcext:value-type="percentage">
            <text:p>51,956%</text:p>
          </table:table-cell>
          <table:table-cell table:formula="of:=STDEV([.B15:.M15])" office:value-type="percentage" office:value="0.20382556229723" calcext:value-type="percentage">
            <text:p>20,38%</text:p>
          </table:table-cell>
          <table:table-cell table:formula="of:=ABS(SUM([$Registrado.B15:.M15]) -SUM([$Previsto.B15:.M15]))/SUM([$Registrado.B15:.M15])" office:value-type="percentage" office:value="0.518128624524373" calcext:value-type="percentage">
            <text:p>51,813%</text:p>
          </table:table-cell>
          <table:table-cell table:formula="of:=COUNTIF([.B15:.M15]; &quot;&lt;0,05&quot;)" office:value-type="float" office:value="0" calcext:value-type="float">
            <text:p>0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Paraíba</text:p>
          </table:table-cell>
          <table:table-cell table:formula="of:=(ABS([$Registrado.B16] - [$Previsto.B16])/[$Registrado.B16])" office:value-type="percentage" office:value="0.122456673475086" calcext:value-type="percentage">
            <text:p>12,246%</text:p>
          </table:table-cell>
          <table:table-cell table:formula="of:=(ABS([$Registrado.C16] - [$Previsto.C16])/[$Registrado.C16])" office:value-type="percentage" office:value="0.0875628541942025" calcext:value-type="percentage">
            <text:p>8,756%</text:p>
          </table:table-cell>
          <table:table-cell table:formula="of:=(ABS([$Registrado.D16] - [$Previsto.D16])/[$Registrado.D16])" office:value-type="percentage" office:value="0.130208737412282" calcext:value-type="percentage">
            <text:p>13,021%</text:p>
          </table:table-cell>
          <table:table-cell table:formula="of:=(ABS([$Registrado.E16] - [$Previsto.E16])/[$Registrado.E16])" office:value-type="percentage" office:value="0.0454945437457577" calcext:value-type="percentage">
            <text:p>4,549%</text:p>
          </table:table-cell>
          <table:table-cell table:formula="of:=(ABS([$Registrado.F16] - [$Previsto.F16])/[$Registrado.F16])" office:value-type="percentage" office:value="0.0716632778264681" calcext:value-type="percentage">
            <text:p>7,166%</text:p>
          </table:table-cell>
          <table:table-cell table:formula="of:=(ABS([$Registrado.G16] - [$Previsto.G16])/[$Registrado.G16])" office:value-type="percentage" office:value="0.235241650743541" calcext:value-type="percentage">
            <text:p>23,524%</text:p>
          </table:table-cell>
          <table:table-cell table:formula="of:=(ABS([$Registrado.H16] - [$Previsto.H16])/[$Registrado.H16])" office:value-type="percentage" office:value="0.016050779868146" calcext:value-type="percentage">
            <text:p>1,605%</text:p>
          </table:table-cell>
          <table:table-cell table:formula="of:=(ABS([$Registrado.I16] - [$Previsto.I16])/[$Registrado.I16])" office:value-type="percentage" office:value="0.0230908404185217" calcext:value-type="percentage">
            <text:p>2,309%</text:p>
          </table:table-cell>
          <table:table-cell table:formula="of:=(ABS([$Registrado.J16] - [$Previsto.J16])/[$Registrado.J16])" office:value-type="percentage" office:value="0.0396498393908265" calcext:value-type="percentage">
            <text:p>3,965%</text:p>
          </table:table-cell>
          <table:table-cell table:formula="of:=(ABS([$Registrado.K16] - [$Previsto.K16])/[$Registrado.K16])" office:value-type="percentage" office:value="0.238649973166805" calcext:value-type="percentage">
            <text:p>23,865%</text:p>
          </table:table-cell>
          <table:table-cell table:formula="of:=(ABS([$Registrado.L16] - [$Previsto.L16])/[$Registrado.L16])" office:value-type="percentage" office:value="0.268834398356461" calcext:value-type="percentage">
            <text:p>26,883%</text:p>
          </table:table-cell>
          <table:table-cell table:formula="of:=(ABS([$Registrado.M16] - [$Previsto.M16])/[$Registrado.M16])" office:value-type="percentage" office:value="0.229279257886909" calcext:value-type="percentage">
            <text:p>22,928%</text:p>
          </table:table-cell>
          <table:table-cell table:formula="of:=AVERAGE([.B16:.M16])" office:value-type="percentage" office:value="0.125681902207084" calcext:value-type="percentage">
            <text:p>12,568%</text:p>
          </table:table-cell>
          <table:table-cell table:formula="of:=STDEV([.B16:.M16])" office:value-type="percentage" office:value="0.0937926038883559" calcext:value-type="percentage">
            <text:p>9,38%</text:p>
          </table:table-cell>
          <table:table-cell table:formula="of:=ABS(SUM([$Registrado.B16:.M16]) -SUM([$Previsto.B16:.M16]))/SUM([$Registrado.B16:.M16])" office:value-type="percentage" office:value="0.0528706766526239" calcext:value-type="percentage">
            <text:p>5,287%</text:p>
          </table:table-cell>
          <table:table-cell table:formula="of:=COUNTIF([.B16:.M16]; &quot;&lt;0,05&quot;)" office:value-type="float" office:value="4" calcext:value-type="float">
            <text:p>4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Paraná</text:p>
          </table:table-cell>
          <table:table-cell table:formula="of:=(ABS([$Registrado.B17] - [$Previsto.B17])/[$Registrado.B17])" office:value-type="percentage" office:value="0.0382908283153512" calcext:value-type="percentage">
            <text:p>3,829%</text:p>
          </table:table-cell>
          <table:table-cell table:formula="of:=(ABS([$Registrado.C17] - [$Previsto.C17])/[$Registrado.C17])" office:value-type="percentage" office:value="0.0352022418709022" calcext:value-type="percentage">
            <text:p>3,520%</text:p>
          </table:table-cell>
          <table:table-cell table:formula="of:=(ABS([$Registrado.D17] - [$Previsto.D17])/[$Registrado.D17])" office:value-type="percentage" office:value="0.0962833282811965" calcext:value-type="percentage">
            <text:p>9,628%</text:p>
          </table:table-cell>
          <table:table-cell table:formula="of:=(ABS([$Registrado.E17] - [$Previsto.E17])/[$Registrado.E17])" office:value-type="percentage" office:value="0.028676699531316" calcext:value-type="percentage">
            <text:p>2,868%</text:p>
          </table:table-cell>
          <table:table-cell table:formula="of:=(ABS([$Registrado.F17] - [$Previsto.F17])/[$Registrado.F17])" office:value-type="percentage" office:value="0.0491803515607591" calcext:value-type="percentage">
            <text:p>4,918%</text:p>
          </table:table-cell>
          <table:table-cell table:formula="of:=(ABS([$Registrado.G17] - [$Previsto.G17])/[$Registrado.G17])" office:value-type="percentage" office:value="0.108178969649991" calcext:value-type="percentage">
            <text:p>10,818%</text:p>
          </table:table-cell>
          <table:table-cell table:formula="of:=(ABS([$Registrado.H17] - [$Previsto.H17])/[$Registrado.H17])" office:value-type="percentage" office:value="0.0672738846757359" calcext:value-type="percentage">
            <text:p>6,727%</text:p>
          </table:table-cell>
          <table:table-cell table:formula="of:=(ABS([$Registrado.I17] - [$Previsto.I17])/[$Registrado.I17])" office:value-type="percentage" office:value="0.00477597994210612" calcext:value-type="percentage">
            <text:p>0,478%</text:p>
          </table:table-cell>
          <table:table-cell table:formula="of:=(ABS([$Registrado.J17] - [$Previsto.J17])/[$Registrado.J17])" office:value-type="percentage" office:value="0.0632756682733057" calcext:value-type="percentage">
            <text:p>6,328%</text:p>
          </table:table-cell>
          <table:table-cell table:formula="of:=(ABS([$Registrado.K17] - [$Previsto.K17])/[$Registrado.K17])" office:value-type="percentage" office:value="0.0336179877185787" calcext:value-type="percentage">
            <text:p>3,362%</text:p>
          </table:table-cell>
          <table:table-cell table:formula="of:=(ABS([$Registrado.L17] - [$Previsto.L17])/[$Registrado.L17])" office:value-type="percentage" office:value="0.0190557790483023" calcext:value-type="percentage">
            <text:p>1,906%</text:p>
          </table:table-cell>
          <table:table-cell table:formula="of:=(ABS([$Registrado.M17] - [$Previsto.M17])/[$Registrado.M17])" office:value-type="percentage" office:value="0.374700783340183" calcext:value-type="percentage">
            <text:p>37,470%</text:p>
          </table:table-cell>
          <table:table-cell table:formula="of:=AVERAGE([.B17:.M17])" office:value-type="percentage" office:value="0.0765427085173106" calcext:value-type="percentage">
            <text:p>7,654%</text:p>
          </table:table-cell>
          <table:table-cell table:formula="of:=STDEV([.B17:.M17])" office:value-type="percentage" office:value="0.0986548363479482" calcext:value-type="percentage">
            <text:p>9,87%</text:p>
          </table:table-cell>
          <table:table-cell table:formula="of:=ABS(SUM([$Registrado.B17:.M17]) -SUM([$Previsto.B17:.M17]))/SUM([$Registrado.B17:.M17])" office:value-type="percentage" office:value="0.0404325384858728" calcext:value-type="percentage">
            <text:p>4,043%</text:p>
          </table:table-cell>
          <table:table-cell table:formula="of:=COUNTIF([.B17:.M17]; &quot;&lt;0,05&quot;)" office:value-type="float" office:value="7" calcext:value-type="float">
            <text:p>7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Pernambuco</text:p>
          </table:table-cell>
          <table:table-cell table:formula="of:=(ABS([$Registrado.B18] - [$Previsto.B18])/[$Registrado.B18])" office:value-type="percentage" office:value="0.0727838088316676" calcext:value-type="percentage">
            <text:p>7,278%</text:p>
          </table:table-cell>
          <table:table-cell table:formula="of:=(ABS([$Registrado.C18] - [$Previsto.C18])/[$Registrado.C18])" office:value-type="percentage" office:value="0.101868119498231" calcext:value-type="percentage">
            <text:p>10,187%</text:p>
          </table:table-cell>
          <table:table-cell table:formula="of:=(ABS([$Registrado.D18] - [$Previsto.D18])/[$Registrado.D18])" office:value-type="percentage" office:value="0.101957435413736" calcext:value-type="percentage">
            <text:p>10,196%</text:p>
          </table:table-cell>
          <table:table-cell table:formula="of:=(ABS([$Registrado.E18] - [$Previsto.E18])/[$Registrado.E18])" office:value-type="percentage" office:value="0.0729056953090646" calcext:value-type="percentage">
            <text:p>7,291%</text:p>
          </table:table-cell>
          <table:table-cell table:formula="of:=(ABS([$Registrado.F18] - [$Previsto.F18])/[$Registrado.F18])" office:value-type="percentage" office:value="0.0272860604920678" calcext:value-type="percentage">
            <text:p>2,729%</text:p>
          </table:table-cell>
          <table:table-cell table:formula="of:=(ABS([$Registrado.G18] - [$Previsto.G18])/[$Registrado.G18])" office:value-type="percentage" office:value="0.234029957047886" calcext:value-type="percentage">
            <text:p>23,403%</text:p>
          </table:table-cell>
          <table:table-cell table:formula="of:=(ABS([$Registrado.H18] - [$Previsto.H18])/[$Registrado.H18])" office:value-type="percentage" office:value="0.10876640607411" calcext:value-type="percentage">
            <text:p>10,877%</text:p>
          </table:table-cell>
          <table:table-cell table:formula="of:=(ABS([$Registrado.I18] - [$Previsto.I18])/[$Registrado.I18])" office:value-type="percentage" office:value="0.0518192553130877" calcext:value-type="percentage">
            <text:p>5,182%</text:p>
          </table:table-cell>
          <table:table-cell table:formula="of:=(ABS([$Registrado.J18] - [$Previsto.J18])/[$Registrado.J18])" office:value-type="percentage" office:value="0.0939871949136177" calcext:value-type="percentage">
            <text:p>9,399%</text:p>
          </table:table-cell>
          <table:table-cell table:formula="of:=(ABS([$Registrado.K18] - [$Previsto.K18])/[$Registrado.K18])" office:value-type="percentage" office:value="0.219705935251799" calcext:value-type="percentage">
            <text:p>21,971%</text:p>
          </table:table-cell>
          <table:table-cell table:formula="of:=(ABS([$Registrado.L18] - [$Previsto.L18])/[$Registrado.L18])" office:value-type="percentage" office:value="0.145858274341069" calcext:value-type="percentage">
            <text:p>14,586%</text:p>
          </table:table-cell>
          <table:table-cell table:formula="of:=(ABS([$Registrado.M18] - [$Previsto.M18])/[$Registrado.M18])" office:value-type="percentage" office:value="0.087013103386167" calcext:value-type="percentage">
            <text:p>8,701%</text:p>
          </table:table-cell>
          <table:table-cell table:formula="of:=AVERAGE([.B18:.M18])" office:value-type="percentage" office:value="0.109831770489375" calcext:value-type="percentage">
            <text:p>10,983%</text:p>
          </table:table-cell>
          <table:table-cell table:formula="of:=STDEV([.B18:.M18])" office:value-type="percentage" office:value="0.06223786138573" calcext:value-type="percentage">
            <text:p>6,22%</text:p>
          </table:table-cell>
          <table:table-cell table:formula="of:=ABS(SUM([$Registrado.B18:.M18]) -SUM([$Previsto.B18:.M18]))/SUM([$Registrado.B18:.M18])" office:value-type="percentage" office:value="0.000217816406698113" calcext:value-type="percentage">
            <text:p>0,022%</text:p>
          </table:table-cell>
          <table:table-cell table:formula="of:=COUNTIF([.B18:.M18]; &quot;&lt;0,05&quot;)" office:value-type="float" office:value="1" calcext:value-type="float">
            <text:p>1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Piauí</text:p>
          </table:table-cell>
          <table:table-cell table:formula="of:=(ABS([$Registrado.B19] - [$Previsto.B19])/[$Registrado.B19])" office:value-type="percentage" office:value="0.00939498092471398" calcext:value-type="percentage">
            <text:p>0,939%</text:p>
          </table:table-cell>
          <table:table-cell table:formula="of:=(ABS([$Registrado.C19] - [$Previsto.C19])/[$Registrado.C19])" office:value-type="percentage" office:value="0.190315191322948" calcext:value-type="percentage">
            <text:p>19,032%</text:p>
          </table:table-cell>
          <table:table-cell table:formula="of:=(ABS([$Registrado.D19] - [$Previsto.D19])/[$Registrado.D19])" office:value-type="percentage" office:value="0.348249043558424" calcext:value-type="percentage">
            <text:p>34,825%</text:p>
          </table:table-cell>
          <table:table-cell table:formula="of:=(ABS([$Registrado.E19] - [$Previsto.E19])/[$Registrado.E19])" office:value-type="percentage" office:value="0.537641632373114" calcext:value-type="percentage">
            <text:p>53,764%</text:p>
          </table:table-cell>
          <table:table-cell table:formula="of:=(ABS([$Registrado.F19] - [$Previsto.F19])/[$Registrado.F19])" office:value-type="percentage" office:value="0.196584548607958" calcext:value-type="percentage">
            <text:p>19,658%</text:p>
          </table:table-cell>
          <table:table-cell table:formula="of:=(ABS([$Registrado.G19] - [$Previsto.G19])/[$Registrado.G19])" office:value-type="percentage" office:value="0.205593759960336" calcext:value-type="percentage">
            <text:p>20,559%</text:p>
          </table:table-cell>
          <table:table-cell table:formula="of:=(ABS([$Registrado.H19] - [$Previsto.H19])/[$Registrado.H19])" office:value-type="percentage" office:value="0.0394041947367648" calcext:value-type="percentage">
            <text:p>3,940%</text:p>
          </table:table-cell>
          <table:table-cell table:formula="of:=(ABS([$Registrado.I19] - [$Previsto.I19])/[$Registrado.I19])" office:value-type="percentage" office:value="0.0583264619329275" calcext:value-type="percentage">
            <text:p>5,833%</text:p>
          </table:table-cell>
          <table:table-cell table:formula="of:=(ABS([$Registrado.J19] - [$Previsto.J19])/[$Registrado.J19])" office:value-type="percentage" office:value="0.149427009159574" calcext:value-type="percentage">
            <text:p>14,943%</text:p>
          </table:table-cell>
          <table:table-cell table:formula="of:=(ABS([$Registrado.K19] - [$Previsto.K19])/[$Registrado.K19])" office:value-type="percentage" office:value="0.0369913145968091" calcext:value-type="percentage">
            <text:p>3,699%</text:p>
          </table:table-cell>
          <table:table-cell table:formula="of:=(ABS([$Registrado.L19] - [$Previsto.L19])/[$Registrado.L19])" office:value-type="percentage" office:value="0.0885456521417694" calcext:value-type="percentage">
            <text:p>8,855%</text:p>
          </table:table-cell>
          <table:table-cell table:formula="of:=(ABS([$Registrado.M19] - [$Previsto.M19])/[$Registrado.M19])" office:value-type="percentage" office:value="0.164311894343225" calcext:value-type="percentage">
            <text:p>16,431%</text:p>
          </table:table-cell>
          <table:table-cell table:formula="of:=AVERAGE([.B19:.M19])" office:value-type="percentage" office:value="0.16873214030488" calcext:value-type="percentage">
            <text:p>16,873%</text:p>
          </table:table-cell>
          <table:table-cell table:formula="of:=STDEV([.B19:.M19])" office:value-type="percentage" office:value="0.150575291351353" calcext:value-type="percentage">
            <text:p>15,06%</text:p>
          </table:table-cell>
          <table:table-cell table:formula="of:=ABS(SUM([$Registrado.B19:.M19]) -SUM([$Previsto.B19:.M19]))/SUM([$Registrado.B19:.M19])" office:value-type="percentage" office:value="0.146745296731237" calcext:value-type="percentage">
            <text:p>14,675%</text:p>
          </table:table-cell>
          <table:table-cell table:formula="of:=COUNTIF([.B19:.M19]; &quot;&lt;0,05&quot;)" office:value-type="float" office:value="3" calcext:value-type="float">
            <text:p>3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Rio Grande do Sul</text:p>
          </table:table-cell>
          <table:table-cell table:formula="of:=(ABS([$Registrado.B20] - [$Previsto.B20])/[$Registrado.B20])" office:value-type="percentage" office:value="0.014176493178016" calcext:value-type="percentage">
            <text:p>1,418%</text:p>
          </table:table-cell>
          <table:table-cell table:formula="of:=(ABS([$Registrado.C20] - [$Previsto.C20])/[$Registrado.C20])" office:value-type="percentage" office:value="0.0318276323851204" calcext:value-type="percentage">
            <text:p>3,183%</text:p>
          </table:table-cell>
          <table:table-cell table:formula="of:=(ABS([$Registrado.D20] - [$Previsto.D20])/[$Registrado.D20])" office:value-type="percentage" office:value="0.00385574105834848" calcext:value-type="percentage">
            <text:p>0,386%</text:p>
          </table:table-cell>
          <table:table-cell table:formula="of:=(ABS([$Registrado.E20] - [$Previsto.E20])/[$Registrado.E20])" office:value-type="percentage" office:value="0.0450685852425128" calcext:value-type="percentage">
            <text:p>4,507%</text:p>
          </table:table-cell>
          <table:table-cell table:formula="of:=(ABS([$Registrado.F20] - [$Previsto.F20])/[$Registrado.F20])" office:value-type="percentage" office:value="0.0873665661460791" calcext:value-type="percentage">
            <text:p>8,737%</text:p>
          </table:table-cell>
          <table:table-cell table:formula="of:=(ABS([$Registrado.G20] - [$Previsto.G20])/[$Registrado.G20])" office:value-type="percentage" office:value="0.000549485307306372" calcext:value-type="percentage">
            <text:p>0,055%</text:p>
          </table:table-cell>
          <table:table-cell table:formula="of:=(ABS([$Registrado.H20] - [$Previsto.H20])/[$Registrado.H20])" office:value-type="percentage" office:value="0.0217508451815062" calcext:value-type="percentage">
            <text:p>2,175%</text:p>
          </table:table-cell>
          <table:table-cell table:formula="of:=(ABS([$Registrado.I20] - [$Previsto.I20])/[$Registrado.I20])" office:value-type="percentage" office:value="0.0600732329000998" calcext:value-type="percentage">
            <text:p>6,007%</text:p>
          </table:table-cell>
          <table:table-cell table:formula="of:=(ABS([$Registrado.J20] - [$Previsto.J20])/[$Registrado.J20])" office:value-type="percentage" office:value="0.03485304190607" calcext:value-type="percentage">
            <text:p>3,485%</text:p>
          </table:table-cell>
          <table:table-cell table:formula="of:=(ABS([$Registrado.K20] - [$Previsto.K20])/[$Registrado.K20])" office:value-type="percentage" office:value="0.0542514369295176" calcext:value-type="percentage">
            <text:p>5,425%</text:p>
          </table:table-cell>
          <table:table-cell table:formula="of:=(ABS([$Registrado.L20] - [$Previsto.L20])/[$Registrado.L20])" office:value-type="percentage" office:value="0.0635680496150556" calcext:value-type="percentage">
            <text:p>6,357%</text:p>
          </table:table-cell>
          <table:table-cell table:formula="of:=(ABS([$Registrado.M20] - [$Previsto.M20])/[$Registrado.M20])" office:value-type="percentage" office:value="0.0100960289229171" calcext:value-type="percentage">
            <text:p>1,010%</text:p>
          </table:table-cell>
          <table:table-cell table:formula="of:=AVERAGE([.B20:.M20])" office:value-type="percentage" office:value="0.0356197615643791" calcext:value-type="percentage">
            <text:p>3,562%</text:p>
          </table:table-cell>
          <table:table-cell table:formula="of:=STDEV([.B20:.M20])" office:value-type="percentage" office:value="0.0270533099175391" calcext:value-type="percentage">
            <text:p>2,71%</text:p>
          </table:table-cell>
          <table:table-cell table:formula="of:=ABS(SUM([$Registrado.B20:.M20]) -SUM([$Previsto.B20:.M20]))/SUM([$Registrado.B20:.M20])" office:value-type="percentage" office:value="0.020793510156292" calcext:value-type="percentage">
            <text:p>2,079%</text:p>
          </table:table-cell>
          <table:table-cell table:formula="of:=COUNTIF([.B20:.M20]; &quot;&lt;0,05&quot;)" office:value-type="float" office:value="8" calcext:value-type="float">
            <text:p>8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Rio de Janeiro</text:p>
          </table:table-cell>
          <table:table-cell table:formula="of:=(ABS([$Registrado.B21] - [$Previsto.B21])/[$Registrado.B21])" office:value-type="percentage" office:value="0.0960091913898431" calcext:value-type="percentage">
            <text:p>9,601%</text:p>
          </table:table-cell>
          <table:table-cell table:formula="of:=(ABS([$Registrado.C21] - [$Previsto.C21])/[$Registrado.C21])" office:value-type="percentage" office:value="0.0511536106959317" calcext:value-type="percentage">
            <text:p>5,115%</text:p>
          </table:table-cell>
          <table:table-cell table:formula="of:=(ABS([$Registrado.D21] - [$Previsto.D21])/[$Registrado.D21])" office:value-type="percentage" office:value="0.0953599883319559" calcext:value-type="percentage">
            <text:p>9,536%</text:p>
          </table:table-cell>
          <table:table-cell table:formula="of:=(ABS([$Registrado.E21] - [$Previsto.E21])/[$Registrado.E21])" office:value-type="percentage" office:value="0.00302797876846726" calcext:value-type="percentage">
            <text:p>0,303%</text:p>
          </table:table-cell>
          <table:table-cell table:formula="of:=(ABS([$Registrado.F21] - [$Previsto.F21])/[$Registrado.F21])" office:value-type="percentage" office:value="0.03640390180431" calcext:value-type="percentage">
            <text:p>3,640%</text:p>
          </table:table-cell>
          <table:table-cell table:formula="of:=(ABS([$Registrado.G21] - [$Previsto.G21])/[$Registrado.G21])" office:value-type="percentage" office:value="0.0934894873699851" calcext:value-type="percentage">
            <text:p>9,349%</text:p>
          </table:table-cell>
          <table:table-cell table:formula="of:=(ABS([$Registrado.H21] - [$Previsto.H21])/[$Registrado.H21])" office:value-type="percentage" office:value="0.0983740829021568" calcext:value-type="percentage">
            <text:p>9,837%</text:p>
          </table:table-cell>
          <table:table-cell table:formula="of:=(ABS([$Registrado.I21] - [$Previsto.I21])/[$Registrado.I21])" office:value-type="percentage" office:value="0.0475327030669335" calcext:value-type="percentage">
            <text:p>4,753%</text:p>
          </table:table-cell>
          <table:table-cell table:formula="of:=(ABS([$Registrado.J21] - [$Previsto.J21])/[$Registrado.J21])" office:value-type="percentage" office:value="0.0542747571092675" calcext:value-type="percentage">
            <text:p>5,427%</text:p>
          </table:table-cell>
          <table:table-cell table:formula="of:=(ABS([$Registrado.K21] - [$Previsto.K21])/[$Registrado.K21])" office:value-type="percentage" office:value="0.0579396398641086" calcext:value-type="percentage">
            <text:p>5,794%</text:p>
          </table:table-cell>
          <table:table-cell table:formula="of:=(ABS([$Registrado.L21] - [$Previsto.L21])/[$Registrado.L21])" office:value-type="percentage" office:value="0.0264259591029839" calcext:value-type="percentage">
            <text:p>2,643%</text:p>
          </table:table-cell>
          <table:table-cell table:formula="of:=(ABS([$Registrado.M21] - [$Previsto.M21])/[$Registrado.M21])" office:value-type="percentage" office:value="0.218614671741896" calcext:value-type="percentage">
            <text:p>21,861%</text:p>
          </table:table-cell>
          <table:table-cell table:formula="of:=AVERAGE([.B21:.M21])" office:value-type="percentage" office:value="0.0732171643456533" calcext:value-type="percentage">
            <text:p>7,322%</text:p>
          </table:table-cell>
          <table:table-cell table:formula="of:=STDEV([.B21:.M21])" office:value-type="percentage" office:value="0.0551064411315106" calcext:value-type="percentage">
            <text:p>5,51%</text:p>
          </table:table-cell>
          <table:table-cell table:formula="of:=ABS(SUM([$Registrado.B21:.M21]) -SUM([$Previsto.B21:.M21]))/SUM([$Registrado.B21:.M21])" office:value-type="percentage" office:value="0.0102355091954874" calcext:value-type="percentage">
            <text:p>1,024%</text:p>
          </table:table-cell>
          <table:table-cell table:formula="of:=COUNTIF([.B21:.M21]; &quot;&lt;0,05&quot;)" office:value-type="float" office:value="4" calcext:value-type="float">
            <text:p>4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Rio Grande do Norte</text:p>
          </table:table-cell>
          <table:table-cell table:formula="of:=(ABS([$Registrado.B22] - [$Previsto.B22])/[$Registrado.B22])" office:value-type="percentage" office:value="0.112047980729585" calcext:value-type="percentage">
            <text:p>11,205%</text:p>
          </table:table-cell>
          <table:table-cell table:formula="of:=(ABS([$Registrado.C22] - [$Previsto.C22])/[$Registrado.C22])" office:value-type="percentage" office:value="0.0625878097305117" calcext:value-type="percentage">
            <text:p>6,259%</text:p>
          </table:table-cell>
          <table:table-cell table:formula="of:=(ABS([$Registrado.D22] - [$Previsto.D22])/[$Registrado.D22])" office:value-type="percentage" office:value="0.149797846657602" calcext:value-type="percentage">
            <text:p>14,980%</text:p>
          </table:table-cell>
          <table:table-cell table:formula="of:=(ABS([$Registrado.E22] - [$Previsto.E22])/[$Registrado.E22])" office:value-type="percentage" office:value="0.0838088992974239" calcext:value-type="percentage">
            <text:p>8,381%</text:p>
          </table:table-cell>
          <table:table-cell table:formula="of:=(ABS([$Registrado.F22] - [$Previsto.F22])/[$Registrado.F22])" office:value-type="percentage" office:value="0.0923804052078881" calcext:value-type="percentage">
            <text:p>9,238%</text:p>
          </table:table-cell>
          <table:table-cell table:formula="of:=(ABS([$Registrado.G22] - [$Previsto.G22])/[$Registrado.G22])" office:value-type="percentage" office:value="0.0496400855242318" calcext:value-type="percentage">
            <text:p>4,964%</text:p>
          </table:table-cell>
          <table:table-cell table:formula="of:=(ABS([$Registrado.H22] - [$Previsto.H22])/[$Registrado.H22])" office:value-type="percentage" office:value="0.205220238441407" calcext:value-type="percentage">
            <text:p>20,522%</text:p>
          </table:table-cell>
          <table:table-cell table:formula="of:=(ABS([$Registrado.I22] - [$Previsto.I22])/[$Registrado.I22])" office:value-type="percentage" office:value="0.193621772916436" calcext:value-type="percentage">
            <text:p>19,362%</text:p>
          </table:table-cell>
          <table:table-cell table:formula="of:=(ABS([$Registrado.J22] - [$Previsto.J22])/[$Registrado.J22])" office:value-type="percentage" office:value="0.174408295404772" calcext:value-type="percentage">
            <text:p>17,441%</text:p>
          </table:table-cell>
          <table:table-cell table:formula="of:=(ABS([$Registrado.K22] - [$Previsto.K22])/[$Registrado.K22])" office:value-type="percentage" office:value="0.278110304008609" calcext:value-type="percentage">
            <text:p>27,811%</text:p>
          </table:table-cell>
          <table:table-cell table:formula="of:=(ABS([$Registrado.L22] - [$Previsto.L22])/[$Registrado.L22])" office:value-type="percentage" office:value="0.221425030543112" calcext:value-type="percentage">
            <text:p>22,143%</text:p>
          </table:table-cell>
          <table:table-cell table:formula="of:=(ABS([$Registrado.M22] - [$Previsto.M22])/[$Registrado.M22])" office:value-type="percentage" office:value="0.162240585648009" calcext:value-type="percentage">
            <text:p>16,224%</text:p>
          </table:table-cell>
          <table:table-cell table:formula="of:=AVERAGE([.B22:.M22])" office:value-type="percentage" office:value="0.148774104509132" calcext:value-type="percentage">
            <text:p>14,877%</text:p>
          </table:table-cell>
          <table:table-cell table:formula="of:=STDEV([.B22:.M22])" office:value-type="percentage" office:value="0.0700961426521879" calcext:value-type="percentage">
            <text:p>7,01%</text:p>
          </table:table-cell>
          <table:table-cell table:formula="of:=ABS(SUM([$Registrado.B22:.M22]) -SUM([$Previsto.B22:.M22]))/SUM([$Registrado.B22:.M22])" office:value-type="percentage" office:value="0.112177452941897" calcext:value-type="percentage">
            <text:p>11,218%</text:p>
          </table:table-cell>
          <table:table-cell table:formula="of:=COUNTIF([.B22:.M22]; &quot;&lt;0,05&quot;)" office:value-type="float" office:value="1" calcext:value-type="float">
            <text:p>1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Rondônia</text:p>
          </table:table-cell>
          <table:table-cell table:formula="of:=(ABS([$Registrado.B23] - [$Previsto.B23])/[$Registrado.B23])" office:value-type="percentage" office:value="0.0389032525568966" calcext:value-type="percentage">
            <text:p>3,890%</text:p>
          </table:table-cell>
          <table:table-cell table:formula="of:=(ABS([$Registrado.C23] - [$Previsto.C23])/[$Registrado.C23])" office:value-type="percentage" office:value="0.245428582898434" calcext:value-type="percentage">
            <text:p>24,543%</text:p>
          </table:table-cell>
          <table:table-cell table:formula="of:=(ABS([$Registrado.D23] - [$Previsto.D23])/[$Registrado.D23])" office:value-type="percentage" office:value="0.107922857242364" calcext:value-type="percentage">
            <text:p>10,792%</text:p>
          </table:table-cell>
          <table:table-cell table:formula="of:=(ABS([$Registrado.E23] - [$Previsto.E23])/[$Registrado.E23])" office:value-type="percentage" office:value="0.042075076546234" calcext:value-type="percentage">
            <text:p>4,208%</text:p>
          </table:table-cell>
          <table:table-cell table:formula="of:=(ABS([$Registrado.F23] - [$Previsto.F23])/[$Registrado.F23])" office:value-type="percentage" office:value="0.146654212106844" calcext:value-type="percentage">
            <text:p>14,665%</text:p>
          </table:table-cell>
          <table:table-cell table:formula="of:=(ABS([$Registrado.G23] - [$Previsto.G23])/[$Registrado.G23])" office:value-type="percentage" office:value="0.05706855045245" calcext:value-type="percentage">
            <text:p>5,707%</text:p>
          </table:table-cell>
          <table:table-cell table:formula="of:=(ABS([$Registrado.H23] - [$Previsto.H23])/[$Registrado.H23])" office:value-type="percentage" office:value="0.0567860457453528" calcext:value-type="percentage">
            <text:p>5,679%</text:p>
          </table:table-cell>
          <table:table-cell table:formula="of:=(ABS([$Registrado.I23] - [$Previsto.I23])/[$Registrado.I23])" office:value-type="percentage" office:value="0.0615214392059552" calcext:value-type="percentage">
            <text:p>6,152%</text:p>
          </table:table-cell>
          <table:table-cell table:formula="of:=(ABS([$Registrado.J23] - [$Previsto.J23])/[$Registrado.J23])" office:value-type="percentage" office:value="0.123372073366579" calcext:value-type="percentage">
            <text:p>12,337%</text:p>
          </table:table-cell>
          <table:table-cell table:formula="of:=(ABS([$Registrado.K23] - [$Previsto.K23])/[$Registrado.K23])" office:value-type="percentage" office:value="0.00729803320429223" calcext:value-type="percentage">
            <text:p>0,730%</text:p>
          </table:table-cell>
          <table:table-cell table:formula="of:=(ABS([$Registrado.L23] - [$Previsto.L23])/[$Registrado.L23])" office:value-type="percentage" office:value="0.0795991964260627" calcext:value-type="percentage">
            <text:p>7,960%</text:p>
          </table:table-cell>
          <table:table-cell table:formula="of:=(ABS([$Registrado.M23] - [$Previsto.M23])/[$Registrado.M23])" office:value-type="percentage" office:value="0.382234834725754" calcext:value-type="percentage">
            <text:p>38,223%</text:p>
          </table:table-cell>
          <table:table-cell table:formula="of:=AVERAGE([.B23:.M23])" office:value-type="percentage" office:value="0.112405346206435" calcext:value-type="percentage">
            <text:p>11,241%</text:p>
          </table:table-cell>
          <table:table-cell table:formula="of:=STDEV([.B23:.M23])" office:value-type="percentage" office:value="0.105758737379433" calcext:value-type="percentage">
            <text:p>10,58%</text:p>
          </table:table-cell>
          <table:table-cell table:formula="of:=ABS(SUM([$Registrado.B23:.M23]) -SUM([$Previsto.B23:.M23]))/SUM([$Registrado.B23:.M23])" office:value-type="percentage" office:value="0.08404069937738" calcext:value-type="percentage">
            <text:p>8,404%</text:p>
          </table:table-cell>
          <table:table-cell table:formula="of:=COUNTIF([.B23:.M23]; &quot;&lt;0,05&quot;)" office:value-type="float" office:value="3" calcext:value-type="float">
            <text:p>3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Roraima</text:p>
          </table:table-cell>
          <table:table-cell table:formula="of:=(ABS([$Registrado.B24] - [$Previsto.B24])/[$Registrado.B24])" office:value-type="percentage" office:value="0.272242935002018" calcext:value-type="percentage">
            <text:p>27,224%</text:p>
          </table:table-cell>
          <table:table-cell table:formula="of:=(ABS([$Registrado.C24] - [$Previsto.C24])/[$Registrado.C24])" office:value-type="percentage" office:value="0.319284621840903" calcext:value-type="percentage">
            <text:p>31,928%</text:p>
          </table:table-cell>
          <table:table-cell table:formula="of:=(ABS([$Registrado.D24] - [$Previsto.D24])/[$Registrado.D24])" office:value-type="percentage" office:value="0.303553411764706" calcext:value-type="percentage">
            <text:p>30,355%</text:p>
          </table:table-cell>
          <table:table-cell table:formula="of:=(ABS([$Registrado.E24] - [$Previsto.E24])/[$Registrado.E24])" office:value-type="percentage" office:value="0.287278768998395" calcext:value-type="percentage">
            <text:p>28,728%</text:p>
          </table:table-cell>
          <table:table-cell table:formula="of:=(ABS([$Registrado.F24] - [$Previsto.F24])/[$Registrado.F24])" office:value-type="percentage" office:value="0.306989888587211" calcext:value-type="percentage">
            <text:p>30,699%</text:p>
          </table:table-cell>
          <table:table-cell table:formula="of:=(ABS([$Registrado.G24] - [$Previsto.G24])/[$Registrado.G24])" office:value-type="percentage" office:value="0.0834499809813616" calcext:value-type="percentage">
            <text:p>8,345%</text:p>
          </table:table-cell>
          <table:table-cell table:formula="of:=(ABS([$Registrado.H24] - [$Previsto.H24])/[$Registrado.H24])" office:value-type="percentage" office:value="0.19150312788432" calcext:value-type="percentage">
            <text:p>19,150%</text:p>
          </table:table-cell>
          <table:table-cell table:formula="of:=(ABS([$Registrado.I24] - [$Previsto.I24])/[$Registrado.I24])" office:value-type="percentage" office:value="0.114859747255024" calcext:value-type="percentage">
            <text:p>11,486%</text:p>
          </table:table-cell>
          <table:table-cell table:formula="of:=(ABS([$Registrado.J24] - [$Previsto.J24])/[$Registrado.J24])" office:value-type="percentage" office:value="0.0832354064954363" calcext:value-type="percentage">
            <text:p>8,324%</text:p>
          </table:table-cell>
          <table:table-cell table:formula="of:=(ABS([$Registrado.K24] - [$Previsto.K24])/[$Registrado.K24])" office:value-type="percentage" office:value="0.183214157706093" calcext:value-type="percentage">
            <text:p>18,321%</text:p>
          </table:table-cell>
          <table:table-cell table:formula="of:=(ABS([$Registrado.L24] - [$Previsto.L24])/[$Registrado.L24])" office:value-type="percentage" office:value="0.14079401391669" calcext:value-type="percentage">
            <text:p>14,079%</text:p>
          </table:table-cell>
          <table:table-cell table:formula="of:=(ABS([$Registrado.M24] - [$Previsto.M24])/[$Registrado.M24])" office:value-type="percentage" office:value="0.154866405867971" calcext:value-type="percentage">
            <text:p>15,487%</text:p>
          </table:table-cell>
          <table:table-cell table:formula="of:=AVERAGE([.B24:.M24])" office:value-type="percentage" office:value="0.203439372191677" calcext:value-type="percentage">
            <text:p>20,344%</text:p>
          </table:table-cell>
          <table:table-cell table:formula="of:=STDEV([.B24:.M24])" office:value-type="percentage" office:value="0.0901799874342697" calcext:value-type="percentage">
            <text:p>9,02%</text:p>
          </table:table-cell>
          <table:table-cell table:formula="of:=ABS(SUM([$Registrado.B24:.M24]) -SUM([$Previsto.B24:.M24]))/SUM([$Registrado.B24:.M24])" office:value-type="percentage" office:value="0.207994517833553" calcext:value-type="percentage">
            <text:p>20,799%</text:p>
          </table:table-cell>
          <table:table-cell table:formula="of:=COUNTIF([.B24:.M24]; &quot;&lt;0,05&quot;)" office:value-type="float" office:value="0" calcext:value-type="float">
            <text:p>0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Santa Catarina</text:p>
          </table:table-cell>
          <table:table-cell table:formula="of:=(ABS([$Registrado.B25] - [$Previsto.B25])/[$Registrado.B25])" office:value-type="percentage" office:value="0.078326992481203" calcext:value-type="percentage">
            <text:p>7,833%</text:p>
          </table:table-cell>
          <table:table-cell table:formula="of:=(ABS([$Registrado.C25] - [$Previsto.C25])/[$Registrado.C25])" office:value-type="percentage" office:value="0.0531292972463497" calcext:value-type="percentage">
            <text:p>5,313%</text:p>
          </table:table-cell>
          <table:table-cell table:formula="of:=(ABS([$Registrado.D25] - [$Previsto.D25])/[$Registrado.D25])" office:value-type="percentage" office:value="0.0206620041973948" calcext:value-type="percentage">
            <text:p>2,066%</text:p>
          </table:table-cell>
          <table:table-cell table:formula="of:=(ABS([$Registrado.E25] - [$Previsto.E25])/[$Registrado.E25])" office:value-type="percentage" office:value="0.0990701173440077" calcext:value-type="percentage">
            <text:p>9,907%</text:p>
          </table:table-cell>
          <table:table-cell table:formula="of:=(ABS([$Registrado.F25] - [$Previsto.F25])/[$Registrado.F25])" office:value-type="percentage" office:value="0.112453805210433" calcext:value-type="percentage">
            <text:p>11,245%</text:p>
          </table:table-cell>
          <table:table-cell table:formula="of:=(ABS([$Registrado.G25] - [$Previsto.G25])/[$Registrado.G25])" office:value-type="percentage" office:value="0.0543612166559499" calcext:value-type="percentage">
            <text:p>5,436%</text:p>
          </table:table-cell>
          <table:table-cell table:formula="of:=(ABS([$Registrado.H25] - [$Previsto.H25])/[$Registrado.H25])" office:value-type="percentage" office:value="0.215543475682479" calcext:value-type="percentage">
            <text:p>21,554%</text:p>
          </table:table-cell>
          <table:table-cell table:formula="of:=(ABS([$Registrado.I25] - [$Previsto.I25])/[$Registrado.I25])" office:value-type="percentage" office:value="0.193397682468826" calcext:value-type="percentage">
            <text:p>19,340%</text:p>
          </table:table-cell>
          <table:table-cell table:formula="of:=(ABS([$Registrado.J25] - [$Previsto.J25])/[$Registrado.J25])" office:value-type="percentage" office:value="0.15541168160253" calcext:value-type="percentage">
            <text:p>15,541%</text:p>
          </table:table-cell>
          <table:table-cell table:formula="of:=(ABS([$Registrado.K25] - [$Previsto.K25])/[$Registrado.K25])" office:value-type="percentage" office:value="0.220572525164512" calcext:value-type="percentage">
            <text:p>22,057%</text:p>
          </table:table-cell>
          <table:table-cell table:formula="of:=(ABS([$Registrado.L25] - [$Previsto.L25])/[$Registrado.L25])" office:value-type="percentage" office:value="0.150205316422399" calcext:value-type="percentage">
            <text:p>15,021%</text:p>
          </table:table-cell>
          <table:table-cell table:formula="of:=(ABS([$Registrado.M25] - [$Previsto.M25])/[$Registrado.M25])" office:value-type="percentage" office:value="0.0680425269523014" calcext:value-type="percentage">
            <text:p>6,804%</text:p>
          </table:table-cell>
          <table:table-cell table:formula="of:=AVERAGE([.B25:.M25])" office:value-type="percentage" office:value="0.118431386785699" calcext:value-type="percentage">
            <text:p>11,843%</text:p>
          </table:table-cell>
          <table:table-cell table:formula="of:=STDEV([.B25:.M25])" office:value-type="percentage" office:value="0.0676534161611727" calcext:value-type="percentage">
            <text:p>6,77%</text:p>
          </table:table-cell>
          <table:table-cell table:formula="of:=ABS(SUM([$Registrado.B25:.M25]) -SUM([$Previsto.B25:.M25]))/SUM([$Registrado.B25:.M25])" office:value-type="percentage" office:value="0.114142535344244" calcext:value-type="percentage">
            <text:p>11,414%</text:p>
          </table:table-cell>
          <table:table-cell table:formula="of:=COUNTIF([.B25:.M25]; &quot;&lt;0,05&quot;)" office:value-type="float" office:value="1" calcext:value-type="float">
            <text:p>1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São Paulo</text:p>
          </table:table-cell>
          <table:table-cell table:formula="of:=(ABS([$Registrado.B26] - [$Previsto.B26])/[$Registrado.B26])" office:value-type="percentage" office:value="0.0624084967776135" calcext:value-type="percentage">
            <text:p>6,241%</text:p>
          </table:table-cell>
          <table:table-cell table:formula="of:=(ABS([$Registrado.C26] - [$Previsto.C26])/[$Registrado.C26])" office:value-type="percentage" office:value="0.183286136242304" calcext:value-type="percentage">
            <text:p>18,329%</text:p>
          </table:table-cell>
          <table:table-cell table:formula="of:=(ABS([$Registrado.D26] - [$Previsto.D26])/[$Registrado.D26])" office:value-type="percentage" office:value="0.164788103717541" calcext:value-type="percentage">
            <text:p>16,479%</text:p>
          </table:table-cell>
          <table:table-cell table:formula="of:=(ABS([$Registrado.E26] - [$Previsto.E26])/[$Registrado.E26])" office:value-type="percentage" office:value="0.0378429175277841" calcext:value-type="percentage">
            <text:p>3,784%</text:p>
          </table:table-cell>
          <table:table-cell table:formula="of:=(ABS([$Registrado.F26] - [$Previsto.F26])/[$Registrado.F26])" office:value-type="percentage" office:value="0.0307917958793543" calcext:value-type="percentage">
            <text:p>3,079%</text:p>
          </table:table-cell>
          <table:table-cell table:formula="of:=(ABS([$Registrado.G26] - [$Previsto.G26])/[$Registrado.G26])" office:value-type="percentage" office:value="0.114700804232467" calcext:value-type="percentage">
            <text:p>11,470%</text:p>
          </table:table-cell>
          <table:table-cell table:formula="of:=(ABS([$Registrado.H26] - [$Previsto.H26])/[$Registrado.H26])" office:value-type="percentage" office:value="0.0504018577461979" calcext:value-type="percentage">
            <text:p>5,040%</text:p>
          </table:table-cell>
          <table:table-cell table:formula="of:=(ABS([$Registrado.I26] - [$Previsto.I26])/[$Registrado.I26])" office:value-type="percentage" office:value="0.0705289420729528" calcext:value-type="percentage">
            <text:p>7,053%</text:p>
          </table:table-cell>
          <table:table-cell table:formula="of:=(ABS([$Registrado.J26] - [$Previsto.J26])/[$Registrado.J26])" office:value-type="percentage" office:value="0.00692677594061896" calcext:value-type="percentage">
            <text:p>0,693%</text:p>
          </table:table-cell>
          <table:table-cell table:formula="of:=(ABS([$Registrado.K26] - [$Previsto.K26])/[$Registrado.K26])" office:value-type="percentage" office:value="0.0690616138674018" calcext:value-type="percentage">
            <text:p>6,906%</text:p>
          </table:table-cell>
          <table:table-cell table:formula="of:=(ABS([$Registrado.L26] - [$Previsto.L26])/[$Registrado.L26])" office:value-type="percentage" office:value="0.0451881529185386" calcext:value-type="percentage">
            <text:p>4,519%</text:p>
          </table:table-cell>
          <table:table-cell table:formula="of:=(ABS([$Registrado.M26] - [$Previsto.M26])/[$Registrado.M26])" office:value-type="percentage" office:value="0.321558396606918" calcext:value-type="percentage">
            <text:p>32,156%</text:p>
          </table:table-cell>
          <table:table-cell table:formula="of:=AVERAGE([.B26:.M26])" office:value-type="percentage" office:value="0.0964569994608077" calcext:value-type="percentage">
            <text:p>9,646%</text:p>
          </table:table-cell>
          <table:table-cell table:formula="of:=STDEV([.B26:.M26])" office:value-type="percentage" office:value="0.0885780330091526" calcext:value-type="percentage">
            <text:p>8,86%</text:p>
          </table:table-cell>
          <table:table-cell table:formula="of:=ABS(SUM([$Registrado.B26:.M26]) -SUM([$Previsto.B26:.M26]))/SUM([$Registrado.B26:.M26])" office:value-type="percentage" office:value="0.0485011783012802" calcext:value-type="percentage">
            <text:p>4,850%</text:p>
          </table:table-cell>
          <table:table-cell table:formula="of:=COUNTIF([.B26:.M26]; &quot;&lt;0,05&quot;)" office:value-type="float" office:value="4" calcext:value-type="float">
            <text:p>4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Sergipe</text:p>
          </table:table-cell>
          <table:table-cell table:formula="of:=(ABS([$Registrado.B27] - [$Previsto.B27])/[$Registrado.B27])" office:value-type="percentage" office:value="0.139000957147154" calcext:value-type="percentage">
            <text:p>13,900%</text:p>
          </table:table-cell>
          <table:table-cell table:formula="of:=(ABS([$Registrado.C27] - [$Previsto.C27])/[$Registrado.C27])" office:value-type="percentage" office:value="0.0321723880838925" calcext:value-type="percentage">
            <text:p>3,217%</text:p>
          </table:table-cell>
          <table:table-cell table:formula="of:=(ABS([$Registrado.D27] - [$Previsto.D27])/[$Registrado.D27])" office:value-type="percentage" office:value="0.0051308790819123" calcext:value-type="percentage">
            <text:p>0,513%</text:p>
          </table:table-cell>
          <table:table-cell table:formula="of:=(ABS([$Registrado.E27] - [$Previsto.E27])/[$Registrado.E27])" office:value-type="percentage" office:value="0.0165191335051055" calcext:value-type="percentage">
            <text:p>1,652%</text:p>
          </table:table-cell>
          <table:table-cell table:formula="of:=(ABS([$Registrado.F27] - [$Previsto.F27])/[$Registrado.F27])" office:value-type="percentage" office:value="0.0818823454793391" calcext:value-type="percentage">
            <text:p>8,188%</text:p>
          </table:table-cell>
          <table:table-cell table:formula="of:=(ABS([$Registrado.G27] - [$Previsto.G27])/[$Registrado.G27])" office:value-type="percentage" office:value="0.0800361696492754" calcext:value-type="percentage">
            <text:p>8,004%</text:p>
          </table:table-cell>
          <table:table-cell table:formula="of:=(ABS([$Registrado.H27] - [$Previsto.H27])/[$Registrado.H27])" office:value-type="percentage" office:value="0.19123989529602" calcext:value-type="percentage">
            <text:p>19,124%</text:p>
          </table:table-cell>
          <table:table-cell table:formula="of:=(ABS([$Registrado.I27] - [$Previsto.I27])/[$Registrado.I27])" office:value-type="percentage" office:value="0.0139065304755526" calcext:value-type="percentage">
            <text:p>1,391%</text:p>
          </table:table-cell>
          <table:table-cell table:formula="of:=(ABS([$Registrado.J27] - [$Previsto.J27])/[$Registrado.J27])" office:value-type="percentage" office:value="0.208306748623383" calcext:value-type="percentage">
            <text:p>20,831%</text:p>
          </table:table-cell>
          <table:table-cell table:formula="of:=(ABS([$Registrado.K27] - [$Previsto.K27])/[$Registrado.K27])" office:value-type="percentage" office:value="0.275979939397961" calcext:value-type="percentage">
            <text:p>27,598%</text:p>
          </table:table-cell>
          <table:table-cell table:formula="of:=(ABS([$Registrado.L27] - [$Previsto.L27])/[$Registrado.L27])" office:value-type="percentage" office:value="0.215928119894879" calcext:value-type="percentage">
            <text:p>21,593%</text:p>
          </table:table-cell>
          <table:table-cell table:formula="of:=(ABS([$Registrado.M27] - [$Previsto.M27])/[$Registrado.M27])" office:value-type="percentage" office:value="0.171933806503574" calcext:value-type="percentage">
            <text:p>17,193%</text:p>
          </table:table-cell>
          <table:table-cell table:formula="of:=AVERAGE([.B27:.M27])" office:value-type="percentage" office:value="0.119336409428171" calcext:value-type="percentage">
            <text:p>11,934%</text:p>
          </table:table-cell>
          <table:table-cell table:formula="of:=STDEV([.B27:.M27])" office:value-type="percentage" office:value="0.0931181089216471" calcext:value-type="percentage">
            <text:p>9,31%</text:p>
          </table:table-cell>
          <table:table-cell table:formula="of:=ABS(SUM([$Registrado.B27:.M27]) -SUM([$Previsto.B27:.M27]))/SUM([$Registrado.B27:.M27])" office:value-type="percentage" office:value="0.0888375249754211" calcext:value-type="percentage">
            <text:p>8,884%</text:p>
          </table:table-cell>
          <table:table-cell table:formula="of:=COUNTIF([.B27:.M27]; &quot;&lt;0,05&quot;)" office:value-type="float" office:value="4" calcext:value-type="float">
            <text:p>4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Tocantins</text:p>
          </table:table-cell>
          <table:table-cell table:formula="of:=(ABS([$Registrado.B28] - [$Previsto.B28])/[$Registrado.B28])" office:value-type="percentage" office:value="0.187417839633086" calcext:value-type="percentage">
            <text:p>18,742%</text:p>
          </table:table-cell>
          <table:table-cell table:formula="of:=(ABS([$Registrado.C28] - [$Previsto.C28])/[$Registrado.C28])" office:value-type="percentage" office:value="0.18078318744839" calcext:value-type="percentage">
            <text:p>18,078%</text:p>
          </table:table-cell>
          <table:table-cell table:formula="of:=(ABS([$Registrado.D28] - [$Previsto.D28])/[$Registrado.D28])" office:value-type="percentage" office:value="0.251952347132035" calcext:value-type="percentage">
            <text:p>25,195%</text:p>
          </table:table-cell>
          <table:table-cell table:formula="of:=(ABS([$Registrado.E28] - [$Previsto.E28])/[$Registrado.E28])" office:value-type="percentage" office:value="0.45782293986637" calcext:value-type="percentage">
            <text:p>45,782%</text:p>
          </table:table-cell>
          <table:table-cell table:formula="of:=(ABS([$Registrado.F28] - [$Previsto.F28])/[$Registrado.F28])" office:value-type="percentage" office:value="0.188877443609023" calcext:value-type="percentage">
            <text:p>18,888%</text:p>
          </table:table-cell>
          <table:table-cell table:formula="of:=(ABS([$Registrado.G28] - [$Previsto.G28])/[$Registrado.G28])" office:value-type="percentage" office:value="0.349268009660128" calcext:value-type="percentage">
            <text:p>34,927%</text:p>
          </table:table-cell>
          <table:table-cell table:formula="of:=(ABS([$Registrado.H28] - [$Previsto.H28])/[$Registrado.H28])" office:value-type="percentage" office:value="0.301020877761104" calcext:value-type="percentage">
            <text:p>30,102%</text:p>
          </table:table-cell>
          <table:table-cell table:formula="of:=(ABS([$Registrado.I28] - [$Previsto.I28])/[$Registrado.I28])" office:value-type="percentage" office:value="0.255486815162563" calcext:value-type="percentage">
            <text:p>25,549%</text:p>
          </table:table-cell>
          <table:table-cell table:formula="of:=(ABS([$Registrado.J28] - [$Previsto.J28])/[$Registrado.J28])" office:value-type="percentage" office:value="0.634547370355622" calcext:value-type="percentage">
            <text:p>63,455%</text:p>
          </table:table-cell>
          <table:table-cell table:formula="of:=(ABS([$Registrado.K28] - [$Previsto.K28])/[$Registrado.K28])" office:value-type="percentage" office:value="0.416073928068604" calcext:value-type="percentage">
            <text:p>41,607%</text:p>
          </table:table-cell>
          <table:table-cell table:formula="of:=(ABS([$Registrado.L28] - [$Previsto.L28])/[$Registrado.L28])" office:value-type="percentage" office:value="0.485046047540077" calcext:value-type="percentage">
            <text:p>48,505%</text:p>
          </table:table-cell>
          <table:table-cell table:formula="of:=(ABS([$Registrado.M28] - [$Previsto.M28])/[$Registrado.M28])" office:value-type="percentage" office:value="0.791049253887092" calcext:value-type="percentage">
            <text:p>79,105%</text:p>
          </table:table-cell>
          <table:table-cell table:formula="of:=AVERAGE([.B28:.M28])" office:value-type="percentage" office:value="0.374945505010341" calcext:value-type="percentage">
            <text:p>37,495%</text:p>
          </table:table-cell>
          <table:table-cell table:formula="of:=STDEV([.B28:.M28])" office:value-type="percentage" office:value="0.191697355755437" calcext:value-type="percentage">
            <text:p>19,17%</text:p>
          </table:table-cell>
          <table:table-cell table:formula="of:=ABS(SUM([$Registrado.B28:.M28]) -SUM([$Previsto.B28:.M28]))/SUM([$Registrado.B28:.M28])" office:value-type="percentage" office:value="0.369167194464575" calcext:value-type="percentage">
            <text:p>36,917%</text:p>
          </table:table-cell>
          <table:table-cell table:formula="of:=COUNTIF([.B28:.M28]; &quot;&lt;0,05&quot;)" office:value-type="float" office:value="0" calcext:value-type="float">
            <text:p>0</text:p>
          </table:table-cell>
          <table:table-cell/>
          <table:table-cell table:style-name="ce53"/>
          <table:table-cell table:number-columns-repeated="970"/>
        </table:table-row>
        <table:table-row table:style-name="ro2">
          <table:table-cell table:style-name="Default" table:number-columns-repeated="989"/>
        </table:table-row>
        <table:table-row table:style-name="ro2">
          <table:table-cell table:style-name="ce10" table:number-columns-repeated="13"/>
          <table:table-cell table:style-name="ce10" office:value-type="string" calcext:value-type="string">
            <text:p>MAPE Total</text:p>
          </table:table-cell>
          <table:table-cell table:style-name="ce52" office:value-type="string" calcext:value-type="string">
            <text:p>Media Desv. Padrão </text:p>
          </table:table-cell>
          <table:table-cell table:style-name="ce10" office:value-type="string" calcext:value-type="string">
            <text:p>Media Erro Cim. Total</text:p>
          </table:table-cell>
          <table:table-cell table:style-name="ce10" office:value-type="string" calcext:value-type="string">
            <text:p>Erro total ton. Brasil</text:p>
          </table:table-cell>
          <table:table-cell table:style-name="Default" table:number-columns-repeated="972"/>
        </table:table-row>
        <table:table-row table:style-name="ro3">
          <table:table-cell table:style-name="ce12" office:value-type="string" calcext:value-type="string">
            <text:p>Média (Ano)</text:p>
          </table:table-cell>
          <table:table-cell table:style-name="ce20" table:formula="of:=AVERAGE([.B2:.B28])" office:value-type="percentage" office:value="0.100465094114138" calcext:value-type="percentage">
            <text:p>10,05%</text:p>
          </table:table-cell>
          <table:table-cell table:style-name="ce20" table:formula="of:=AVERAGE([.C2:.C28])" office:value-type="percentage" office:value="0.10999280401672" calcext:value-type="percentage">
            <text:p>11,00%</text:p>
          </table:table-cell>
          <table:table-cell table:style-name="ce20" table:formula="of:=AVERAGE([.D2:.D28])" office:value-type="percentage" office:value="0.144087416842763" calcext:value-type="percentage">
            <text:p>14,41%</text:p>
          </table:table-cell>
          <table:table-cell table:style-name="ce20" table:formula="of:=AVERAGE([.E2:.E28])" office:value-type="percentage" office:value="0.169814033058411" calcext:value-type="percentage">
            <text:p>16,98%</text:p>
          </table:table-cell>
          <table:table-cell table:style-name="ce20" table:formula="of:=AVERAGE([.F2:.F28])" office:value-type="percentage" office:value="0.151380368568487" calcext:value-type="percentage">
            <text:p>15,14%</text:p>
          </table:table-cell>
          <table:table-cell table:style-name="ce20" table:formula="of:=AVERAGE([.G2:.G28])" office:value-type="percentage" office:value="0.168093842897839" calcext:value-type="percentage">
            <text:p>16,81%</text:p>
          </table:table-cell>
          <table:table-cell table:style-name="ce20" table:formula="of:=AVERAGE([.H2:.H28])" office:value-type="percentage" office:value="0.138346435729429" calcext:value-type="percentage">
            <text:p>13,83%</text:p>
          </table:table-cell>
          <table:table-cell table:style-name="ce20" table:formula="of:=AVERAGE([.I2:.I28])" office:value-type="percentage" office:value="0.139762117211407" calcext:value-type="percentage">
            <text:p>13,98%</text:p>
          </table:table-cell>
          <table:table-cell table:style-name="ce20" table:formula="of:=AVERAGE([.J2:.J28])" office:value-type="percentage" office:value="0.156459897604585" calcext:value-type="percentage">
            <text:p>15,65%</text:p>
          </table:table-cell>
          <table:table-cell table:style-name="ce20" table:formula="of:=AVERAGE([.K2:.K28])" office:value-type="percentage" office:value="0.172335524425505" calcext:value-type="percentage">
            <text:p>17,23%</text:p>
          </table:table-cell>
          <table:table-cell table:style-name="ce20" table:formula="of:=AVERAGE([.L2:.L28])" office:value-type="percentage" office:value="0.177598429222575" calcext:value-type="percentage">
            <text:p>17,76%</text:p>
          </table:table-cell>
          <table:table-cell table:style-name="ce20" table:formula="of:=AVERAGE([.M2:.M28])" office:value-type="percentage" office:value="0.244645134034238" calcext:value-type="percentage">
            <text:p>24,46%</text:p>
          </table:table-cell>
          <table:table-cell table:style-name="ce28" table:formula="of:=AVERAGE([.B2:.M28])" office:value-type="percentage" office:value="0.156081758143841" calcext:value-type="percentage">
            <text:p>15,608%</text:p>
          </table:table-cell>
          <table:table-cell table:style-name="ce20" table:formula="of:=AVERAGE([.O2:.O28])" office:value-type="percentage" office:value="0.0977749790607672" calcext:value-type="percentage">
            <text:p>9,78%</text:p>
          </table:table-cell>
          <table:table-cell table:style-name="ce20" table:formula="of:=AVERAGE([.P2:.P28])" office:value-type="percentage" office:value="0.126416239175271" calcext:value-type="percentage">
            <text:p>12,64%</text:p>
          </table:table-cell>
          <table:table-cell table:style-name="ce21" table:formula="of:=ABS(SUM([$Registrado.B2:.M28]) -SUM([$Previsto.B2:.M28]))/SUM([$Registrado.B2:.M28])" office:value-type="percentage" office:value="0.0175266776028882" calcext:value-type="percentage">
            <text:p>1,75%</text:p>
          </table:table-cell>
          <table:table-cell table:style-name="Default" table:number-columns-repeated="972"/>
        </table:table-row>
        <table:table-row table:style-name="ro1">
          <table:table-cell table:style-name="ce14" office:value-type="string" calcext:value-type="string">
            <text:p>Desvio Padrão</text:p>
          </table:table-cell>
          <table:table-cell table:style-name="ce21" table:formula="of:=STDEV([.B2:.B28])" office:value-type="percentage" office:value="0.0526684941170736" calcext:value-type="percentage">
            <text:p>5,27%</text:p>
          </table:table-cell>
          <table:table-cell table:style-name="ce21" table:formula="of:=STDEV([.C2:.C28])" office:value-type="percentage" office:value="0.101816219360561" calcext:value-type="percentage">
            <text:p>10,18%</text:p>
          </table:table-cell>
          <table:table-cell table:style-name="ce21" table:formula="of:=STDEV([.D2:.D28])" office:value-type="percentage" office:value="0.14453638868423" calcext:value-type="percentage">
            <text:p>14,45%</text:p>
          </table:table-cell>
          <table:table-cell table:style-name="ce21" table:formula="of:=STDEV([.E2:.E28])" office:value-type="percentage" office:value="0.209340889224986" calcext:value-type="percentage">
            <text:p>20,93%</text:p>
          </table:table-cell>
          <table:table-cell table:style-name="ce21" table:formula="of:=STDEV([.F2:.F28])" office:value-type="percentage" office:value="0.139101394255144" calcext:value-type="percentage">
            <text:p>13,91%</text:p>
          </table:table-cell>
          <table:table-cell table:style-name="ce21" table:formula="of:=STDEV([.G2:.G28])" office:value-type="percentage" office:value="0.157446607648493" calcext:value-type="percentage">
            <text:p>15,74%</text:p>
          </table:table-cell>
          <table:table-cell table:style-name="ce21" table:formula="of:=STDEV([.H2:.H28])" office:value-type="percentage" office:value="0.113236382617119" calcext:value-type="percentage">
            <text:p>11,32%</text:p>
          </table:table-cell>
          <table:table-cell table:style-name="ce21" table:formula="of:=STDEV([.I2:.I28])" office:value-type="percentage" office:value="0.143857156771678" calcext:value-type="percentage">
            <text:p>14,39%</text:p>
          </table:table-cell>
          <table:table-cell table:style-name="ce21" table:formula="of:=STDEV([.J2:.J28])" office:value-type="percentage" office:value="0.164092548557476" calcext:value-type="percentage">
            <text:p>16,41%</text:p>
          </table:table-cell>
          <table:table-cell table:style-name="ce21" table:formula="of:=STDEV([.K2:.K28])" office:value-type="percentage" office:value="0.113629177438775" calcext:value-type="percentage">
            <text:p>11,36%</text:p>
          </table:table-cell>
          <table:table-cell table:style-name="ce21" table:formula="of:=STDEV([.L2:.L28])" office:value-type="percentage" office:value="0.16520689967304" calcext:value-type="percentage">
            <text:p>16,52%</text:p>
          </table:table-cell>
          <table:table-cell table:style-name="ce21" table:formula="of:=STDEV([.M2:.M28])" office:value-type="percentage" office:value="0.181893286232076" calcext:value-type="percentage">
            <text:p>18,19%</text:p>
          </table:table-cell>
          <table:table-cell table:style-name="ce27" table:formula="of:=AVERAGE([.D32:.M32])" office:value-type="percentage" office:value="0.153234073110302" calcext:value-type="percentage">
            <text:p>15,323%</text:p>
          </table:table-cell>
          <table:table-cell table:style-name="ce30" table:number-columns-repeated="3"/>
          <table:table-cell table:style-name="Default" table:number-columns-repeated="972"/>
        </table:table-row>
        <table:table-row table:style-name="ro2">
          <table:table-cell table:style-name="ce15" office:value-type="string" calcext:value-type="string">
            <text:p>&lt; 5%</text:p>
          </table:table-cell>
          <table:table-cell table:style-name="ce15" table:formula="of:=COUNTIF([.B2:.B28]; &quot;&lt;0,05&quot;)" office:value-type="float" office:value="4" calcext:value-type="float">
            <text:p>4</text:p>
          </table:table-cell>
          <table:table-cell table:style-name="ce15" table:formula="of:=COUNTIF([.C2:.C28]; &quot;&lt;0,05&quot;)" office:value-type="float" office:value="10" calcext:value-type="float">
            <text:p>10</text:p>
          </table:table-cell>
          <table:table-cell table:style-name="ce15" table:formula="of:=COUNTIF([.D2:.D28]; &quot;&lt;0,05&quot;)" office:value-type="float" office:value="9" calcext:value-type="float">
            <text:p>9</text:p>
          </table:table-cell>
          <table:table-cell table:style-name="ce15" table:formula="of:=COUNTIF([.E2:.E28]; &quot;&lt;0,05&quot;)" office:value-type="float" office:value="9" calcext:value-type="float">
            <text:p>9</text:p>
          </table:table-cell>
          <table:table-cell table:style-name="ce15" table:formula="of:=COUNTIF([.F2:.F28]; &quot;&lt;0,05&quot;)" office:value-type="float" office:value="6" calcext:value-type="float">
            <text:p>6</text:p>
          </table:table-cell>
          <table:table-cell table:style-name="ce15" table:formula="of:=COUNTIF([.G2:.G28]; &quot;&lt;0,05&quot;)" office:value-type="float" office:value="5" calcext:value-type="float">
            <text:p>5</text:p>
          </table:table-cell>
          <table:table-cell table:style-name="ce15" table:formula="of:=COUNTIF([.H2:.H28]; &quot;&lt;0,05&quot;)" office:value-type="float" office:value="8" calcext:value-type="float">
            <text:p>8</text:p>
          </table:table-cell>
          <table:table-cell table:style-name="ce15" table:formula="of:=COUNTIF([.I2:.I28]; &quot;&lt;0,05&quot;)" office:value-type="float" office:value="7" calcext:value-type="float">
            <text:p>7</text:p>
          </table:table-cell>
          <table:table-cell table:style-name="ce15" table:formula="of:=COUNTIF([.J2:.J28]; &quot;&lt;0,05&quot;)" office:value-type="float" office:value="5" calcext:value-type="float">
            <text:p>5</text:p>
          </table:table-cell>
          <table:table-cell table:style-name="ce15" table:formula="of:=COUNTIF([.K2:.K28]; &quot;&lt;0,05&quot;)" office:value-type="float" office:value="4" calcext:value-type="float">
            <text:p>4</text:p>
          </table:table-cell>
          <table:table-cell table:style-name="ce15" table:formula="of:=COUNTIF([.L2:.L28]; &quot;&lt;0,05&quot;)" office:value-type="float" office:value="6" calcext:value-type="float">
            <text:p>6</text:p>
          </table:table-cell>
          <table:table-cell table:style-name="ce15" table:formula="of:=COUNTIF([.M2:.M28]; &quot;&lt;0,05&quot;)" office:value-type="float" office:value="2" calcext:value-type="float">
            <text:p>2</text:p>
          </table:table-cell>
          <table:table-cell table:style-name="ce29" table:formula="of:=CONCATENATE(AVERAGE([.B33:.M33]); &quot;/27&quot;)" office:value-type="string" office:string-value="6,25/27" calcext:value-type="string">
            <text:p>6,25/27</text:p>
          </table:table-cell>
          <table:table-cell table:number-columns-repeated="2" table:style-name="ce10" office:value-type="string" calcext:value-type="string">
            <text:p>Total &lt; 5%</text:p>
          </table:table-cell>
          <table:table-cell table:style-name="ce10" office:value-type="string" calcext:value-type="string">
            <text:p>Total % &lt; 5%</text:p>
          </table:table-cell>
          <table:table-cell table:style-name="Default" table:number-columns-repeated="972"/>
        </table:table-row>
        <table:table-row table:style-name="ro3">
          <table:table-cell table:style-name="ce15" office:value-type="string" calcext:value-type="string">
            <text:p>% do Erro Total Brasil</text:p>
          </table:table-cell>
          <table:table-cell table:style-name="ce20" table:formula="of:=(ABS(SUM([$Registrado.B2:.B28]) -SUM([$Previsto.B2:.B28])))/SUM([$Registrado.B2:.B28])" office:value-type="percentage" office:value="0.034724649014147" calcext:value-type="percentage">
            <text:p>3,47%</text:p>
          </table:table-cell>
          <table:table-cell table:style-name="ce20" table:formula="of:=(ABS(SUM([$Registrado.C2:.C28]) -SUM([$Previsto.C2:.C28])))/SUM([$Registrado.C2:.C28])" office:value-type="percentage" office:value="0.0570320355923469" calcext:value-type="percentage">
            <text:p>5,70%</text:p>
          </table:table-cell>
          <table:table-cell table:style-name="ce20" table:formula="of:=(ABS(SUM([$Registrado.D2:.D28]) -SUM([$Previsto.D2:.D28])))/SUM([$Registrado.D2:.D28])" office:value-type="percentage" office:value="0.0969453118340967" calcext:value-type="percentage">
            <text:p>9,69%</text:p>
          </table:table-cell>
          <table:table-cell table:style-name="ce20" table:formula="of:=(ABS(SUM([$Registrado.E2:.E28]) -SUM([$Previsto.E2:.E28])))/SUM([$Registrado.E2:.E28])" office:value-type="percentage" office:value="0.0402658681768628" calcext:value-type="percentage">
            <text:p>4,03%</text:p>
          </table:table-cell>
          <table:table-cell table:style-name="ce20" table:formula="of:=(ABS(SUM([$Registrado.F2:.F28]) -SUM([$Previsto.F2:.F28])))/SUM([$Registrado.F2:.F28])" office:value-type="percentage" office:value="0.00987598607002314" calcext:value-type="percentage">
            <text:p>0,99%</text:p>
          </table:table-cell>
          <table:table-cell table:style-name="ce20" table:formula="of:=(ABS(SUM([$Registrado.G2:.G28]) -SUM([$Previsto.G2:.G28])))/SUM([$Registrado.G2:.G28])" office:value-type="percentage" office:value="0.105277085010348" calcext:value-type="percentage">
            <text:p>10,53%</text:p>
          </table:table-cell>
          <table:table-cell table:style-name="ce20" table:formula="of:=(ABS(SUM([$Registrado.H2:.H28]) -SUM([$Previsto.H2:.H28])))/SUM([$Registrado.H2:.H28])" office:value-type="percentage" office:value="0.0512014859406722" calcext:value-type="percentage">
            <text:p>5,12%</text:p>
          </table:table-cell>
          <table:table-cell table:style-name="ce20" table:formula="of:=(ABS(SUM([$Registrado.I2:.I28]) -SUM([$Previsto.I2:.I28])))/SUM([$Registrado.I2:.I28])" office:value-type="percentage" office:value="0.0402764229976908" calcext:value-type="percentage">
            <text:p>4,03%</text:p>
          </table:table-cell>
          <table:table-cell table:style-name="ce20" table:formula="of:=(ABS(SUM([$Registrado.J2:.J28]) -SUM([$Previsto.J2:.J28])))/SUM([$Registrado.J2:.J28])" office:value-type="percentage" office:value="0.0194557282666399" calcext:value-type="percentage">
            <text:p>1,95%</text:p>
          </table:table-cell>
          <table:table-cell table:style-name="ce20" table:formula="of:=(ABS(SUM([$Registrado.K2:.K28]) -SUM([$Previsto.K2:.K28])))/SUM([$Registrado.K2:.K28])" office:value-type="percentage" office:value="0.0829751378171885" calcext:value-type="percentage">
            <text:p>8,30%</text:p>
          </table:table-cell>
          <table:table-cell table:style-name="ce20" table:formula="of:=(ABS(SUM([$Registrado.L2:.L28]) -SUM([$Previsto.L2:.L28])))/SUM([$Registrado.L2:.L28])" office:value-type="percentage" office:value="0.00902739806626786" calcext:value-type="percentage">
            <text:p>0,90%</text:p>
          </table:table-cell>
          <table:table-cell table:style-name="ce20" table:formula="of:=(ABS(SUM([$Registrado.M2:.M28]) -SUM([$Previsto.M2:.M28])))/SUM([$Registrado.M2:.M28])" office:value-type="percentage" office:value="0.191969169806139" calcext:value-type="percentage">
            <text:p>19,20%</text:p>
          </table:table-cell>
          <table:table-cell table:style-name="ce28" table:formula="of:=AVERAGE([.B34:.M34])" office:value-type="percentage" office:value="0.0615855232160353" calcext:value-type="percentage">
            <text:p>6,159%</text:p>
          </table:table-cell>
          <table:table-cell table:style-name="ce31" table:formula="of:=CONCATENATE(SUM([.B33:.M33]); &quot;/324&quot;)" office:value-type="string" office:string-value="75/324" calcext:value-type="string">
            <text:p>75/324</text:p>
          </table:table-cell>
          <table:table-cell table:style-name="ce31" table:formula="of:=COUNTIF([.P2:.P28]; &quot;&lt;0,05&quot;)" office:value-type="float" office:value="8" calcext:value-type="float">
            <text:p>8</text:p>
          </table:table-cell>
          <table:table-cell table:style-name="ce27" table:formula="of:=SUM([.B33:.M33])/324" office:value-type="percentage" office:value="0.231481481481481" calcext:value-type="percentage">
            <text:p>23,148%</text:p>
          </table:table-cell>
          <table:table-cell table:style-name="Default" table:number-columns-repeated="972"/>
        </table:table-row>
        <table:table-row table:style-name="ro2">
          <table:table-cell table:style-name="ce19" office:value-type="string" calcext:value-type="string">
            <text:p>Trabalho Final de Graduação - MAC0499 - Pedro Fernandes</text:p>
          </table:table-cell>
          <table:table-cell table:style-name="ce22" table:number-columns-repeated="15"/>
          <table:table-cell table:style-name="ce32"/>
          <table:table-cell table:style-name="Default" table:number-columns-repeated="972"/>
        </table:table-row>
        <table:table-row table:style-name="ro2">
          <table:table-cell table:style-name="ce35" office:value-type="string" calcext:value-type="string">
            <text:p>"Métodos de Explicabilidade de Inteligência Artificial Usando Demanda de Cimento como Estudo de Caso."</text:p>
          </table:table-cell>
          <table:table-cell table:style-name="ce23" table:number-columns-repeated="15"/>
          <table:table-cell table:style-name="ce33"/>
          <table:table-cell table:style-name="Default" table:number-columns-repeated="972"/>
        </table:table-row>
        <table:table-row table:style-name="ro2">
          <table:table-cell table:style-name="ce36" office:value-type="string" calcext:value-type="string">
            <text:p><text:span text:style-name="T1">Orientador:</text:span><text:span text:style-name="T2"> Dr. Marcelo Finger</text:span></text:p>
          </table:table-cell>
          <table:table-cell table:style-name="ce25" table:number-columns-repeated="15"/>
          <table:table-cell table:style-name="ce34"/>
          <table:table-cell table:style-name="Default" table:number-columns-repeated="972"/>
        </table:table-row>
        <calcext:conditional-formats>
          <calcext:conditional-format calcext:target-range-address="Porcentagem.B2:Porcentagem.M28 Porcentagem.P2:Porcentagem.P28">
            <calcext:condition calcext:apply-style-name="Untitled1" calcext:value="&lt;=5%" calcext:base-cell-address="Porcentagem.B2"/>
            <calcext:condition calcext:apply-style-name="AlmostThere" calcext:value="&lt;=10%" calcext:base-cell-address="Porcentagem.B2"/>
            <calcext:condition calcext:apply-style-name="Untitled2" calcext:value="&lt;=&lt;15%" calcext:base-cell-address="Porcentagem.B2"/>
            <calcext:condition calcext:apply-style-name="Cold" calcext:value="&gt;15%" calcext:base-cell-address="Porcentagem.B2"/>
          </calcext:conditional-format>
          <calcext:conditional-format calcext:target-range-address="Porcentagem.B2:Porcentagem.M28 Porcentagem.P2:Porcentagem.P28">
            <calcext:condition calcext:apply-style-name="Untitled1" calcext:value="&lt;=5%" calcext:base-cell-address="Porcentagem.B2"/>
            <calcext:condition calcext:apply-style-name="Cold" calcext:value="&gt;15%" calcext:base-cell-address="Porcentagem.B2"/>
            <calcext:condition calcext:apply-style-name="AlmostThere" calcext:value="&lt;=10%" calcext:base-cell-address="Porcentagem.B2"/>
            <calcext:condition calcext:apply-style-name="Untitled2" calcext:value="&lt;=15%" calcext:base-cell-address="Porcentagem.B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1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0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10P2" style:volatile="true">
      <number:text> </number:text>
      <number:fill-character> </number:fill-character>
      <number:text>-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time-style style:name="N146">
      <number:hours/>
      <number:text>:</number:text>
      <number:minutes number:style="long"/>
      <number:text> </number:text>
      <number:am-pm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44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44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44P0"/>
    </number:number-style>
    <number:number-style style:name="N138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38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38P0"/>
    </number:number-style>
    <number:time-style style:name="N136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35">
      <number:day/>
      <number:text>/</number:text>
      <number:month number:textual="true"/>
    </number:date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time-style style:name="N133">
      <number:minutes number:style="long"/>
      <number:text>:</number:text>
      <number:seconds number:style="long" number:decimal-places="1"/>
    </number:time-style>
    <number:time-style style:name="N132">
      <number:minutes number:style="long"/>
      <number:text>:</number:text>
      <number:seconds number:style="long"/>
    </number:time-style>
    <number:date-style style:name="N123">
      <number:month number:textual="true"/>
      <number:text>/</number:text>
      <number:year/>
    </number:date-style>
    <number:number-style style:name="N112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12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2P0"/>
    </number:number-style>
    <number:number-style style:name="N125P0" style:volatile="true">
      <number:number number:decimal-places="0" number:min-decimal-places="0" number:min-integer-digits="1" number:grouping="true"/>
      <number:text> </number:text>
    </number:number-style>
    <number:number-style style:name="N125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5P0"/>
    </number:number-style>
    <number:number-style style:name="N142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2P1" style:volatile="true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2P2" style:volatile="true">
      <number:text> R$ </number:text>
      <number:fill-character> </number:fill-character>
      <number:text>-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date-style style:name="N113">
      <number:day/>
      <number:text>/</number:text>
      <number:month number:textual="true"/>
      <number:text>/</number:text>
      <number:year/>
    </number:date-style>
    <number:number-style style:name="N143P0" style:volatile="true">
      <number:number number:decimal-places="2" number:min-decimal-places="2" number:min-integer-digits="1" number:grouping="true"/>
      <number:text> </number:text>
    </number:number-style>
    <number:number-style style:name="N143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percentage-style style:name="N114">
      <number:number number:decimal-places="3" number:min-decimal-places="3" number:min-integer-digits="1"/>
      <number:text>%</number:text>
    </number:percentage-style>
    <number:number-style style:name="N11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1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date-style style:name="N131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20P0" style:volatile="true">
      <number:number number:decimal-places="2" number:min-decimal-places="2" number:min-integer-digits="1" number:grouping="true"/>
      <number:text> </number:text>
    </number:number-style>
    <number:number-style style:name="N120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0P0"/>
    </number:number-style>
    <number:number-style style:name="N121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22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22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22P0"/>
    </number:number-style>
    <number:number-style style:name="N129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9P1" style:volatile="true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9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date-style style:name="N130">
      <number:day/>
      <number:text>/</number:text>
      <number:month/>
      <number:text>/</number:text>
      <number:year number:style="long"/>
    </number:date-style>
    <number:number-style style:name="N10121" number:language="en" number:country="US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Comma_20__5b_0_5d_" style:display-name="Excel Built-in Comma [0]" style:family="table-cell" style:parent-style-name="Default" style:data-style-name="N110"/>
    <style:style style:name="Untitled1" style:family="table-cell" style:parent-style-name="Default">
      <style:table-cell-properties fo:background-color="#bbe33d"/>
    </style:style>
    <style:style style:name="Untitled2" style:family="table-cell" style:parent-style-name="Default">
      <style:table-cell-properties fo:background-color="#ffde59"/>
    </style:style>
    <style:style style:name="Untitled3" style:family="table-cell" style:parent-style-name="Default">
      <style:table-cell-properties fo:background-color="#bbe33d"/>
    </style:style>
    <style:style style:name="Untitled4" style:family="table-cell" style:parent-style-name="Default">
      <style:table-cell-properties fo:background-color="#ffe659"/>
    </style:style>
    <style:style style:name="Untitled5" style:family="table-cell" style:parent-style-name="Default">
      <style:table-cell-properties fo:background-color="#ff7b59"/>
    </style:style>
    <style:style style:name="FailToAchieve" style:family="table-cell" style:parent-style-name="Default">
      <style:table-cell-properties fo:background-color="#b2b2b2"/>
    </style:style>
    <style:style style:name="Cold" style:family="table-cell" style:parent-style-name="Default">
      <style:table-cell-properties fo:background-color="#b4c7dc"/>
    </style:style>
    <style:style style:name="Untitled6" style:family="table-cell" style:parent-style-name="Default">
      <style:table-cell-properties fo:background-color="#e6ea6b"/>
    </style:style>
    <style:style style:name="AlmostThere" style:family="table-cell" style:parent-style-name="Default">
      <style:table-cell-properties fo:background-color="#eaea6b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16T18:30:24.512095864</meta:creation-date>
    <dc:date>2023-11-23T19:18:11.914860808</dc:date>
    <meta:editing-duration>P12DT5H50M59S</meta:editing-duration>
    <meta:editing-cycles>799</meta:editing-cycles>
    <meta:generator>LibreOffice/7.3.7.2$Linux_X86_64 LibreOffice_project/30$Build-2</meta:generator>
    <meta:print-date>2023-10-15T10:04:18.195463422</meta:print-date>
    <meta:document-statistic meta:table-count="3" meta:cell-count="1276" meta:object-count="0"/>
  </office:meta>
</office:document-meta>
</file>